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automatic" fo:wrap-option="wrap" fo:background-color="transparent"/>
    </style:style>
    <style:style style:name="ce5" style:family="table-cell" style:parent-style-name="Default" style:data-style-name="N36">
      <style:table-cell-properties style:vertical-align="automatic" fo:wrap-option="wrap"/>
    </style:style>
    <style:style style:name="ce6" style:family="table-cell" style:parent-style-name="Default" style:data-style-name="N0">
      <style:table-cell-properties style:vertical-align="automatic" style:repeat-content="false"/>
      <style:paragraph-properties fo:text-align="end" fo:margin-right="0cm"/>
    </style:style>
    <style:style style:name="ce7" style:family="table-cell" style:parent-style-name="Default" style:data-style-name="N0"/>
    <style:style style:name="ce8" style:family="table-cell" style:parent-style-name="Default" style:data-style-name="N0">
      <style:table-cell-properties style:vertical-align="automatic" fo:wrap-option="wrap"/>
    </style:style>
    <style:style style:name="ce9" style:family="table-cell" style:parent-style-name="Default" style:data-style-name="N0">
      <style:table-cell-properties style:vertical-align="automatic" fo:wrap-option="wrap" fo:background-color="#FFD7D7"/>
    </style:style>
    <style:style style:name="T1"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5"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4.1275cm"/>
    </style:style>
    <style:style style:name="co2" style:family="table-column">
      <style:table-column-properties fo:break-before="auto" style:column-width="2.24895833333333cm"/>
    </style:style>
    <style:style style:name="co3" style:family="table-column">
      <style:table-column-properties fo:break-before="auto" style:column-width="20.5316666666667cm"/>
    </style:style>
    <style:style style:name="co4" style:family="table-column">
      <style:table-column-properties fo:break-before="auto" style:column-width="1.905cm"/>
    </style:style>
    <style:style style:name="co5" style:family="table-column">
      <style:table-column-properties fo:break-before="auto" style:column-width="7.91104166666667cm"/>
    </style:style>
    <style:style style:name="co6" style:family="table-column">
      <style:table-column-properties fo:break-before="auto" style:column-width="14.12875cm"/>
    </style:style>
    <style:style style:name="co7" style:family="table-column">
      <style:table-column-properties fo:break-before="auto" style:column-width="1.64041666666667cm"/>
    </style:style>
    <style:style style:name="co8" style:family="table-column">
      <style:table-column-properties fo:break-before="auto" style:column-width="1.53458333333333cm"/>
    </style:style>
    <style:style style:name="co9" style:family="table-column">
      <style:table-column-properties fo:break-before="auto" style:column-width="1.79916666666667cm"/>
    </style:style>
    <style:style style:name="co10" style:family="table-column">
      <style:table-column-properties fo:break-before="auto" style:column-width="10.95375cm"/>
    </style:style>
    <style:style style:name="co11" style:family="table-column">
      <style:table-column-properties fo:break-before="auto" style:column-width="15.4252083333333cm"/>
    </style:style>
    <style:style style:name="co12" style:family="table-column">
      <style:table-column-properties fo:break-before="auto" style:column-width="2.16958333333333cm"/>
    </style:style>
    <style:style style:name="co13" style:family="table-column">
      <style:table-column-properties fo:break-before="auto" style:column-width="4.55083333333333cm"/>
    </style:style>
    <style:style style:name="co14" style:family="table-column">
      <style:table-column-properties fo:break-before="auto" style:column-width="3.730625cm"/>
    </style:style>
    <style:style style:name="co15" style:family="table-column">
      <style:table-column-properties fo:break-before="auto" style:column-width="4.57729166666667cm"/>
    </style:style>
    <style:style style:name="co16" style:family="table-column">
      <style:table-column-properties fo:break-before="auto" style:column-width="3.4925cm"/>
    </style:style>
    <style:style style:name="co17" style:family="table-column">
      <style:table-column-properties fo:break-before="auto" style:column-width="3.43958333333333cm"/>
    </style:style>
    <style:style style:name="co18" style:family="table-column">
      <style:table-column-properties fo:break-before="auto" style:column-width="2.96333333333333cm"/>
    </style:style>
    <style:style style:name="co19" style:family="table-column">
      <style:table-column-properties fo:break-before="auto" style:column-width="5.3975cm"/>
    </style:style>
    <style:style style:name="co20" style:family="table-column">
      <style:table-column-properties fo:break-before="auto" style:column-width="2.98979166666667cm"/>
    </style:style>
    <style:style style:name="co21" style:family="table-column">
      <style:table-column-properties fo:break-before="auto" style:column-width="3.20145833333333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29.25pt" style:use-optimal-row-height="true" fo:break-before="auto"/>
    </style:style>
    <style:style style:name="ro4" style:family="table-row">
      <style:table-row-properties style:row-height="12.75pt" style:use-optimal-row-height="false" fo:break-before="auto"/>
    </style:style>
    <style:style style:name="ro5" style:family="table-row">
      <style:table-row-properties style:row-height="57pt" style:use-optimal-row-height="true" fo:break-before="auto"/>
    </style:style>
    <style:style style:name="ro6" style:family="table-row">
      <style:table-row-properties style:row-height="28.5pt" style:use-optimal-row-height="true" fo:break-before="auto"/>
    </style:style>
    <style:style style:name="ro7" style:family="table-row">
      <style:table-row-properties style:row-height="12.75pt" style:use-optimal-row-height="true" fo:break-before="auto"/>
    </style:style>
    <style:style style:name="ro8" style:family="table-row">
      <style:table-row-properties style:row-height="24.6pt" style:use-optimal-row-height="false" fo:break-before="auto"/>
    </style:style>
    <style:style style:name="ro9" style:family="table-row">
      <style:table-row-properties style:row-height="28.35pt" style:use-optimal-row-height="false" fo:break-before="auto"/>
    </style:style>
    <style:style style:name="ro10" style:family="table-row">
      <style:table-row-properties style:row-height="29.1pt" style:use-optimal-row-height="false" fo:break-before="auto"/>
    </style:style>
    <style:style style:name="ro11" style:family="table-row">
      <style:table-row-properties style:row-height="23.85pt" style:use-optimal-row-height="false" fo:break-before="auto"/>
    </style:style>
    <style:style style:name="ro12" style:family="table-row">
      <style:table-row-properties style:row-height="47.85pt" style:use-optimal-row-height="false" fo:break-before="auto"/>
    </style:style>
    <style:style style:name="ro13" style:family="table-row">
      <style:table-row-properties style:row-height="42.75pt" style:use-optimal-row-height="true" fo:break-before="auto"/>
    </style:style>
    <style:style style:name="ro14" style:family="table-row">
      <style:table-row-properties style:row-height="57.75pt" style:use-optimal-row-height="true" fo:break-before="auto"/>
    </style:style>
    <style:style style:name="ro15" style:family="table-row">
      <style:table-row-properties style:row-height="86.25pt" style:use-optimal-row-height="true" fo:break-before="auto"/>
    </style:style>
    <style:style style:name="ro16" style:family="table-row">
      <style:table-row-properties style:row-height="13.35pt" style:use-optimal-row-height="false" fo:break-before="auto"/>
    </style:style>
    <style:style style:name="ta1" style:family="table" style:master-page-name="mp1">
      <style:table-properties table:display="true" style:writing-mode="lr-tb"/>
    </style:style>
    <style:style style:name="ce10" style:family="table-cell">
      <style:map style:condition="of:cell-content()=&quot;ISSUES&quot;" style:apply-style-name="cf1"/>
      <style:map style:condition="of:cell-content()=&quot;OK&quot;" style:apply-style-name="cf2"/>
    </style:style>
    <style:style style:name="ce11" style:family="table-cell" style:parent-style-name="Default" style:data-style-name="N0">
      <style:table-cell-properties style:vertical-align="automatic" fo:wrap-option="wrap"/>
      <style:map style:condition="of:cell-content()=&quot;OK&quot;" style:apply-style-name="cf2"/>
      <style:map style:condition="of:cell-content()=&quot;ISSUE&quot;" style:apply-style-name="cf1"/>
      <style:map style:condition="of:cell-content()=&quot;IGNORE&quot;" style:apply-style-name="cf3"/>
    </style:style>
    <style:style style:name="ce12" style:family="table-cell" style:parent-style-name="Default" style:data-style-name="N0">
      <style:table-cell-properties style:vertical-align="automatic" fo:wrap-option="wrap"/>
      <style:map style:condition="of:is-true-formula([.$B$2]=&quot;ISSUES&quot;)" style:apply-style-name="cf1" style:base-cell-address="PCB.B2"/>
      <style:map style:condition="of:is-true-formula([.$B$2]=&quot;OK&quot;)" style:apply-style-name="cf2" style:base-cell-address="PCB.B2"/>
    </style:style>
    <style:style style:name="ce13" style:family="table-cell" style:parent-style-name="Default" style:data-style-name="N0">
      <style:table-cell-properties style:vertical-align="automatic" fo:wrap-option="wrap"/>
      <style:map style:condition="of:cell-content()=&quot;OK&quot;" style:apply-style-name="cf2"/>
      <style:map style:condition="of:cell-content()=&quot;ISSUE&quot;" style:apply-style-name="cf1"/>
      <style:map style:condition="of:cell-content()=&quot;IGNORE&quot;" style:apply-style-name="cf3"/>
    </style:style>
    <style:style style:name="ce14" style:family="table-cell" style:parent-style-name="Default" style:data-style-name="N0">
      <style:table-cell-properties style:vertical-align="automatic" fo:wrap-option="wrap"/>
      <style:map style:condition="of:is-true-formula([.$B$2]=&quot;ISSUES&quot;)" style:apply-style-name="cf1" style:base-cell-address="ArduinoNanoIoT33.B2"/>
      <style:map style:condition="of:is-true-formula([.$B$2]=&quot;OK&quot;)" style:apply-style-name="cf2" style:base-cell-address="ArduinoNanoIoT33.B2"/>
    </style:style>
    <style:style style:name="ce15" style:family="table-cell" style:parent-style-name="Default" style:data-style-name="N0">
      <style:table-cell-properties style:vertical-align="automatic" fo:wrap-option="wrap"/>
      <style:map style:condition="of:is-true-formula([.$E8]=&quot;OK&quot;)" style:apply-style-name="cf2" style:base-cell-address="ArduinoNanoIoT33.B8"/>
      <style:map style:condition="of:is-true-formula([.$E8]=&quot;ISSUE&quot;)" style:apply-style-name="cf1" style:base-cell-address="ArduinoNanoIoT33.B8"/>
      <style:map style:condition="of:is-true-formula([.$E8]=&quot;IGNORE&quot;)" style:apply-style-name="cf3" style:base-cell-address="ArduinoNanoIoT33.B8"/>
    </style:style>
    <style:style style:name="ce16" style:family="table-cell" style:parent-style-name="Default" style:data-style-name="N0">
      <style:table-cell-properties style:vertical-align="automatic" fo:wrap-option="wrap" fo:background-color="transparent"/>
      <style:map style:condition="of:is-true-formula([.$E8]=&quot;OK&quot;)" style:apply-style-name="cf2" style:base-cell-address="ArduinoNanoIoT33.B8"/>
      <style:map style:condition="of:is-true-formula([.$E8]=&quot;ISSUE&quot;)" style:apply-style-name="cf1" style:base-cell-address="ArduinoNanoIoT33.B8"/>
      <style:map style:condition="of:is-true-formula([.$E8]=&quot;IGNORE&quot;)" style:apply-style-name="cf3" style:base-cell-address="ArduinoNanoIoT33.B8"/>
    </style:style>
    <style:style style:name="ce17" style:family="table-cell" style:parent-style-name="Default" style:data-style-name="N36">
      <style:table-cell-properties style:vertical-align="automatic" fo:wrap-option="wrap"/>
      <style:map style:condition="of:is-true-formula([.$E8]=&quot;OK&quot;)" style:apply-style-name="cf2" style:base-cell-address="ArduinoNanoIoT33.B8"/>
      <style:map style:condition="of:is-true-formula([.$E8]=&quot;ISSUE&quot;)" style:apply-style-name="cf1" style:base-cell-address="ArduinoNanoIoT33.B8"/>
      <style:map style:condition="of:is-true-formula([.$E8]=&quot;IGNORE&quot;)" style:apply-style-name="cf3" style:base-cell-address="ArduinoNanoIoT33.B8"/>
    </style:style>
    <style:style style:name="ce18" style:family="table-cell" style:parent-style-name="Default" style:data-style-name="N0">
      <style:table-cell-properties style:vertical-align="automatic" fo:wrap-option="wrap" fo:background-color="#FFD7D7"/>
      <style:map style:condition="of:is-true-formula([.$E8]=&quot;OK&quot;)" style:apply-style-name="cf2" style:base-cell-address="ArduinoNanoIoT33.B8"/>
      <style:map style:condition="of:is-true-formula([.$E8]=&quot;ISSUE&quot;)" style:apply-style-name="cf1" style:base-cell-address="ArduinoNanoIoT33.B8"/>
      <style:map style:condition="of:is-true-formula([.$E8]=&quot;IGNORE&quot;)" style:apply-style-name="cf3" style:base-cell-address="ArduinoNanoIoT33.B8"/>
    </style:style>
    <style:style style:name="ce19" style:family="table-cell" style:parent-style-name="Default" style:data-style-name="N0">
      <style:table-cell-properties style:vertical-align="automatic" fo:wrap-option="wrap"/>
      <style:map style:condition="of:cell-content()=&quot;OK&quot;" style:apply-style-name="cf2"/>
      <style:map style:condition="of:cell-content()=&quot;ISSUE&quot;" style:apply-style-name="cf1"/>
      <style:map style:condition="of:cell-content()=&quot;IGNORE&quot;" style:apply-style-name="cf3"/>
    </style:style>
    <style:style style:name="ce20" style:family="table-cell" style:parent-style-name="Default" style:data-style-name="N0">
      <style:table-cell-properties style:vertical-align="automatic" fo:wrap-option="wrap"/>
      <style:map style:condition="of:is-true-formula([.$B$2]=&quot;ISSUES&quot;)" style:apply-style-name="cf1" style:base-cell-address="ConnectorTemplate.B2"/>
      <style:map style:condition="of:is-true-formula([.$B$2]=&quot;OK&quot;)" style:apply-style-name="cf2" style:base-cell-address="ConnectorTemplate.B2"/>
    </style:style>
    <style:style style:name="ce21" style:family="table-cell">
      <style:map style:condition="of:is-true-formula([.$E24]=&quot;ISSUE&quot;)" style:apply-style-name="cf1" style:base-cell-address="ConnectorTemplate.B24"/>
      <style:map style:condition="of:is-true-formula([.$E24]=&quot;OK&quot;)" style:apply-style-name="cf2" style:base-cell-address="ConnectorTemplate.B24"/>
      <style:map style:condition="of:is-true-formula([.$E24]=&quot;IGNORE&quot;)" style:apply-style-name="cf3" style:base-cell-address="ConnectorTemplate.B24"/>
    </style:style>
    <style:style style:name="ce22" style:family="table-cell" style:parent-style-name="Default" style:data-style-name="N0">
      <style:table-cell-properties style:vertical-align="automatic" fo:wrap-option="wrap"/>
      <style:map style:condition="of:cell-content()=&quot;OK&quot;" style:apply-style-name="cf2"/>
      <style:map style:condition="of:cell-content()=&quot;ISSUE&quot;" style:apply-style-name="cf1"/>
      <style:map style:condition="of:cell-content()=&quot;IGNORE&quot;" style:apply-style-name="cf3"/>
    </style:style>
    <style:style style:name="ce23" style:family="table-cell" style:parent-style-name="Default" style:data-style-name="N0">
      <style:table-cell-properties style:vertical-align="automatic" fo:wrap-option="wrap"/>
      <style:map style:condition="of:is-true-formula([.$B$2]=&quot;ISSUES&quot;)" style:apply-style-name="cf1" style:base-cell-address="ElectronicPartTemplate_(2).B2"/>
      <style:map style:condition="of:is-true-formula([.$B$2]=&quot;OK&quot;)" style:apply-style-name="cf2" style:base-cell-address="ElectronicPartTemplate_(2).B2"/>
    </style:style>
    <style:style style:name="ce24" style:family="table-cell" style:parent-style-name="Default" style:data-style-name="N0">
      <style:table-cell-properties style:vertical-align="automatic" fo:wrap-option="wrap"/>
      <style:map style:condition="of:is-true-formula([.$E8]=&quot;OK&quot;)" style:apply-style-name="cf2" style:base-cell-address="ElectronicPartTemplate_(2).B8"/>
      <style:map style:condition="of:is-true-formula([.$E8]=&quot;ISSUE&quot;)" style:apply-style-name="cf1" style:base-cell-address="ElectronicPartTemplate_(2).B8"/>
      <style:map style:condition="of:is-true-formula([.$E8]=&quot;IGNORE&quot;)" style:apply-style-name="cf3" style:base-cell-address="ElectronicPartTemplate_(2).B8"/>
    </style:style>
    <style:style style:name="ce25" style:family="table-cell" style:parent-style-name="Default" style:data-style-name="N0">
      <style:table-cell-properties style:vertical-align="automatic" fo:wrap-option="wrap" fo:background-color="transparent"/>
      <style:map style:condition="of:is-true-formula([.$E8]=&quot;OK&quot;)" style:apply-style-name="cf2" style:base-cell-address="ElectronicPartTemplate_(2).B8"/>
      <style:map style:condition="of:is-true-formula([.$E8]=&quot;ISSUE&quot;)" style:apply-style-name="cf1" style:base-cell-address="ElectronicPartTemplate_(2).B8"/>
      <style:map style:condition="of:is-true-formula([.$E8]=&quot;IGNORE&quot;)" style:apply-style-name="cf3" style:base-cell-address="ElectronicPartTemplate_(2).B8"/>
    </style:style>
    <style:style style:name="ce26" style:family="table-cell" style:parent-style-name="Default" style:data-style-name="N36">
      <style:table-cell-properties style:vertical-align="automatic" fo:wrap-option="wrap"/>
      <style:map style:condition="of:is-true-formula([.$E8]=&quot;OK&quot;)" style:apply-style-name="cf2" style:base-cell-address="ElectronicPartTemplate_(2).B8"/>
      <style:map style:condition="of:is-true-formula([.$E8]=&quot;ISSUE&quot;)" style:apply-style-name="cf1" style:base-cell-address="ElectronicPartTemplate_(2).B8"/>
      <style:map style:condition="of:is-true-formula([.$E8]=&quot;IGNORE&quot;)" style:apply-style-name="cf3" style:base-cell-address="ElectronicPartTemplate_(2).B8"/>
    </style:style>
    <style:style style:name="ce27" style:family="table-cell" style:parent-style-name="Default" style:data-style-name="N0">
      <style:table-cell-properties style:vertical-align="automatic" fo:wrap-option="wrap" fo:background-color="#FFD7D7"/>
      <style:map style:condition="of:is-true-formula([.$E8]=&quot;OK&quot;)" style:apply-style-name="cf2" style:base-cell-address="ElectronicPartTemplate_(2).B8"/>
      <style:map style:condition="of:is-true-formula([.$E8]=&quot;ISSUE&quot;)" style:apply-style-name="cf1" style:base-cell-address="ElectronicPartTemplate_(2).B8"/>
      <style:map style:condition="of:is-true-formula([.$E8]=&quot;IGNORE&quot;)" style:apply-style-name="cf3" style:base-cell-address="ElectronicPartTemplate_(2).B8"/>
    </style:style>
    <style:style style:name="ce28" style:family="table-cell" style:parent-style-name="Default" style:data-style-name="N0">
      <style:table-cell-properties style:vertical-align="automatic" fo:wrap-option="wrap"/>
      <style:map style:condition="of:cell-content()=&quot;OK&quot;" style:apply-style-name="cf2"/>
      <style:map style:condition="of:cell-content()=&quot;ISSUE&quot;" style:apply-style-name="cf1"/>
      <style:map style:condition="of:cell-content()=&quot;IGNORE&quot;" style:apply-style-name="cf3"/>
    </style:style>
    <style:style style:name="ce29" style:family="table-cell" style:parent-style-name="Default" style:data-style-name="N0">
      <style:table-cell-properties style:vertical-align="automatic" fo:wrap-option="wrap"/>
      <style:map style:condition="of:is-true-formula([.$B$2]=&quot;ISSUES&quot;)" style:apply-style-name="cf1" style:base-cell-address="ElectronicPartTemplate.B2"/>
      <style:map style:condition="of:is-true-formula([.$B$2]=&quot;OK&quot;)" style:apply-style-name="cf2" style:base-cell-address="ElectronicPartTemplate.B2"/>
    </style:style>
    <style:style style:name="ce30" style:family="table-cell" style:parent-style-name="Default" style:data-style-name="N0">
      <style:table-cell-properties style:vertical-align="automatic" fo:wrap-option="wrap"/>
      <style:map style:condition="of:is-true-formula([.$E8]=&quot;OK&quot;)" style:apply-style-name="cf2" style:base-cell-address="ElectronicPartTemplate.B8"/>
      <style:map style:condition="of:is-true-formula([.$E8]=&quot;ISSUE&quot;)" style:apply-style-name="cf1" style:base-cell-address="ElectronicPartTemplate.B8"/>
      <style:map style:condition="of:is-true-formula([.$E8]=&quot;IGNORE&quot;)" style:apply-style-name="cf3" style:base-cell-address="ElectronicPartTemplate.B8"/>
    </style:style>
    <style:style style:name="ce31" style:family="table-cell" style:parent-style-name="Default" style:data-style-name="N0">
      <style:table-cell-properties style:vertical-align="automatic" fo:wrap-option="wrap" fo:background-color="transparent"/>
      <style:map style:condition="of:is-true-formula([.$E8]=&quot;OK&quot;)" style:apply-style-name="cf2" style:base-cell-address="ElectronicPartTemplate.B8"/>
      <style:map style:condition="of:is-true-formula([.$E8]=&quot;ISSUE&quot;)" style:apply-style-name="cf1" style:base-cell-address="ElectronicPartTemplate.B8"/>
      <style:map style:condition="of:is-true-formula([.$E8]=&quot;IGNORE&quot;)" style:apply-style-name="cf3" style:base-cell-address="ElectronicPartTemplate.B8"/>
    </style:style>
    <style:style style:name="ce32" style:family="table-cell" style:parent-style-name="Default" style:data-style-name="N36">
      <style:table-cell-properties style:vertical-align="automatic" fo:wrap-option="wrap"/>
      <style:map style:condition="of:is-true-formula([.$E8]=&quot;OK&quot;)" style:apply-style-name="cf2" style:base-cell-address="ElectronicPartTemplate.B8"/>
      <style:map style:condition="of:is-true-formula([.$E8]=&quot;ISSUE&quot;)" style:apply-style-name="cf1" style:base-cell-address="ElectronicPartTemplate.B8"/>
      <style:map style:condition="of:is-true-formula([.$E8]=&quot;IGNORE&quot;)" style:apply-style-name="cf3" style:base-cell-address="ElectronicPartTemplate.B8"/>
    </style:style>
    <style:style style:name="ce33" style:family="table-cell" style:parent-style-name="Default" style:data-style-name="N0">
      <style:table-cell-properties style:vertical-align="automatic" fo:wrap-option="wrap" fo:background-color="#FFD7D7"/>
      <style:map style:condition="of:is-true-formula([.$E8]=&quot;OK&quot;)" style:apply-style-name="cf2" style:base-cell-address="ElectronicPartTemplate.B8"/>
      <style:map style:condition="of:is-true-formula([.$E8]=&quot;ISSUE&quot;)" style:apply-style-name="cf1" style:base-cell-address="ElectronicPartTemplate.B8"/>
      <style:map style:condition="of:is-true-formula([.$E8]=&quot;IGNORE&quot;)" style:apply-style-name="cf3" style:base-cell-address="ElectronicPartTemplate.B8"/>
    </style:style>
  </office:automatic-styles>
  <office:body>
    <office:spreadsheet>
      <table:calculation-settings table:case-sensitive="true" table:search-criteria-must-apply-to-whole-cell="true" table:use-wildcards="true" table:use-regular-expressions="false" table:automatic-find-labels="false"/>
      <table:table table:name="Summary" table:style-name="ta1">
        <table:table-column table:style-name="co1" table:default-cell-style-name="ce1"/>
        <table:table-column table:style-name="co2" table:number-columns-repeated="2" table:default-cell-style-name="ce1"/>
        <table:table-column table:style-name="co3" table:default-cell-style-name="ce1"/>
        <table:table-column table:style-name="co4" table:number-columns-repeated="16380" table:default-cell-style-name="ce1"/>
        <table:table-row table:style-name="ro1">
          <table:table-cell office:value-type="string" table:style-name="ce2">
            <text:p>Item</text:p>
          </table:table-cell>
          <table:table-cell office:value-type="string" table:style-name="ce2">
            <text:p>Status</text:p>
          </table:table-cell>
          <table:table-cell office:value-type="string" table:style-name="ce2">
            <text:p>Checks OK</text:p>
          </table:table-cell>
          <table:table-cell office:value-type="string" table:style-name="ce2">
            <text:p>Issues</text:p>
          </table:table-cell>
          <table:table-cell table:number-columns-repeated="16380"/>
        </table:table-row>
        <table:table-row table:style-name="ro2">
          <table:table-cell office:value-type="string" office:string-value="PCB" table:formula="of:=[PCB.B1]" table:style-name="ce1">
            <text:p>PCB</text:p>
          </table:table-cell>
          <table:table-cell office:value-type="string" office:string-value="OK" table:formula="of:=[PCB.B2]" table:style-name="ce10">
            <text:p>OK</text:p>
          </table:table-cell>
          <table:table-cell office:value-type="float" office:value="0" table:formula="of:=[PCB.B3]" table:style-name="ce1">
            <text:p>#NAME?</text:p>
          </table:table-cell>
          <table:table-cell office:value-type="float" office:value="0" table:formula="of:=[PCB.B4]" table:style-name="ce1">
            <text:p>#NAME?</text:p>
          </table:table-cell>
          <table:table-cell table:number-columns-repeated="16380"/>
        </table:table-row>
        <table:table-row table:style-name="ro2">
          <table:table-cell office:value-type="string" office:string-value="Arduino Nano IOT 33" table:formula="of:=[ArduinoNanoIoT33.B1]" table:style-name="ce1">
            <text:p>Arduino Nano IOT 33</text:p>
          </table:table-cell>
          <table:table-cell office:value-type="string" office:string-value="OK" table:formula="of:=[ArduinoNanoIoT33.B2]" table:style-name="ce10">
            <text:p>OK</text:p>
          </table:table-cell>
          <table:table-cell office:value-type="float" office:value="0" table:formula="of:=[ArduinoNanoIoT33.B3]" table:style-name="ce1">
            <text:p>#NAME?</text:p>
          </table:table-cell>
          <table:table-cell office:value-type="float" office:value="0" table:formula="of:=[ArduinoNanoIoT33.B4]" table:style-name="ce1">
            <text:p>#NAME?</text:p>
          </table:table-cell>
          <table:table-cell table:number-columns-repeated="16380"/>
        </table:table-row>
        <table:table-row table:style-name="ro2">
          <table:table-cell office:value-type="float" office:value="0" table:formula="of:=[.#REF!]" table:style-name="ce1">
            <text:p>#REF!</text:p>
          </table:table-cell>
          <table:table-cell office:value-type="float" office:value="0" table:formula="of:=[.#REF!]" table:style-name="ce10">
            <text:p>#REF!</text:p>
          </table:table-cell>
          <table:table-cell office:value-type="float" office:value="0" table:formula="of:=[.#REF!]" table:style-name="ce1">
            <text:p>#REF!</text:p>
          </table:table-cell>
          <table:table-cell office:value-type="float" office:value="0" table:formula="of:=[.#REF!]" table:style-name="ce1">
            <text:p>#REF!</text:p>
          </table:table-cell>
          <table:table-cell table:number-columns-repeated="16380"/>
        </table:table-row>
        <table:table-row table:style-name="ro2">
          <table:table-cell office:value-type="float" office:value="0" table:formula="of:=[.#REF!]" table:style-name="ce1">
            <text:p>#REF!</text:p>
          </table:table-cell>
          <table:table-cell office:value-type="float" office:value="0" table:formula="of:=[.#REF!]" table:style-name="ce10">
            <text:p>#REF!</text:p>
          </table:table-cell>
          <table:table-cell office:value-type="float" office:value="0" table:formula="of:=[.#REF!]" table:style-name="ce1">
            <text:p>#REF!</text:p>
          </table:table-cell>
          <table:table-cell office:value-type="float" office:value="0" table:formula="of:=[.#REF!]" table:style-name="ce1">
            <text:p>#REF!</text:p>
          </table:table-cell>
          <table:table-cell table:number-columns-repeated="16380"/>
        </table:table-row>
        <table:table-row table:style-name="ro2">
          <table:table-cell office:value-type="float" office:value="0" table:formula="of:=[.#REF!]" table:style-name="ce1">
            <text:p>#REF!</text:p>
          </table:table-cell>
          <table:table-cell office:value-type="float" office:value="0" table:formula="of:=[.#REF!]" table:style-name="ce10">
            <text:p>#REF!</text:p>
          </table:table-cell>
          <table:table-cell office:value-type="float" office:value="0" table:formula="of:=[.#REF!]" table:style-name="ce1">
            <text:p>#REF!</text:p>
          </table:table-cell>
          <table:table-cell office:value-type="float" office:value="0" table:formula="of:=[.#REF!]" table:style-name="ce1">
            <text:p>#REF!</text:p>
          </table:table-cell>
          <table:table-cell table:number-columns-repeated="16380"/>
        </table:table-row>
        <table:table-row table:style-name="ro2">
          <table:table-cell office:value-type="float" office:value="0" table:formula="of:=[.#REF!]" table:style-name="ce1">
            <text:p>#REF!</text:p>
          </table:table-cell>
          <table:table-cell office:value-type="float" office:value="0" table:formula="of:=[.#REF!]" table:style-name="ce10">
            <text:p>#REF!</text:p>
          </table:table-cell>
          <table:table-cell office:value-type="float" office:value="0" table:formula="of:=[.#REF!]" table:style-name="ce1">
            <text:p>#REF!</text:p>
          </table:table-cell>
          <table:table-cell office:value-type="float" office:value="0" table:formula="of:=[.#REF!]" table:style-name="ce1">
            <text:p>#REF!</text:p>
          </table:table-cell>
          <table:table-cell table:number-columns-repeated="16380"/>
        </table:table-row>
        <table:table-row table:number-rows-repeated="25" table:style-name="ro2">
          <table:table-cell/>
          <table:table-cell table:style-name="ce10"/>
          <table:table-cell table:number-columns-repeated="16382"/>
        </table:table-row>
        <table:table-row table:number-rows-repeated="1048544" table:style-name="ro2">
          <table:table-cell table:number-columns-repeated="16384"/>
        </table:table-row>
      </table:table>
      <table:table table:name="PCB" table:style-name="ta1">
        <table:table-column table:style-name="co5" table:default-cell-style-name="ce1"/>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2" table:default-cell-style-name="ce1"/>
        <table:table-column table:style-name="co17" table:default-cell-style-name="ce1"/>
        <table:table-column table:style-name="co18" table:default-cell-style-name="ce1"/>
        <table:table-column table:style-name="co2" table:default-cell-style-name="ce1"/>
        <table:table-column table:style-name="co19" table:default-cell-style-name="ce1"/>
        <table:table-column table:style-name="co20" table:default-cell-style-name="ce1"/>
        <table:table-column table:style-name="co21" table:default-cell-style-name="ce1"/>
        <table:table-column table:style-name="co2" table:number-columns-repeated="49" table:default-cell-style-name="ce1"/>
        <table:table-column table:style-name="co4" table:number-columns-repeated="16316" table:default-cell-style-name="ce1"/>
        <table:table-row table:style-name="ro1">
          <table:table-cell office:value-type="string" table:style-name="ce2">
            <text:p><text:span text:style-name="T3">PART</text:span><text:span text:style-name="T4">0</text:span></text:p>
          </table:table-cell>
          <table:table-cell office:value-type="string" table:style-name="ce3">
            <text:p>PCB</text:p>
          </table:table-cell>
          <table:table-cell table:number-columns-repeated="4" table:style-name="ce3"/>
          <table:table-cell table:number-columns-repeated="16378"/>
        </table:table-row>
        <table:table-row table:style-name="ro1">
          <table:table-cell office:value-type="string" table:style-name="ce2">
            <text:p>STATUS</text:p>
          </table:table-cell>
          <table:table-cell office:value-type="string" office:string-value="OK" table:formula="of:=[.E41]" table:style-name="ce12">
            <text:p>OK</text:p>
          </table:table-cell>
          <table:table-cell table:number-columns-repeated="4" table:style-name="ce3"/>
          <table:table-cell table:number-columns-repeated="16378"/>
        </table:table-row>
        <table:table-row table:style-name="ro1">
          <table:table-cell office:value-type="string" table:style-name="ce2">
            <text:p>CHECKS</text:p>
          </table:table-cell>
          <table:table-cell office:value-type="float" office:value="0" table:formula="of:=COM.MICROSOFT.CONCAT(TEXT([.D41];&quot;##&quot;);&quot;/&quot;;TEXT([.C41];&quot;##&quot;))" table:style-name="ce12">
            <text:p>#NAME?</text:p>
          </table:table-cell>
          <table:table-cell table:number-columns-repeated="4" table:style-name="ce3"/>
          <table:table-cell table:number-columns-repeated="16378"/>
        </table:table-row>
        <table:table-row table:style-name="ro1">
          <table:table-cell office:value-type="string" table:style-name="ce2">
            <text:p>ISSUES</text:p>
          </table:table-cell>
          <table:table-cell office:value-type="float" office:value="0" table:formula="of:=COM.MICROSOFT.CONCAT([.F8:.F40])" table:style-name="ce3">
            <text:p>#NAME?</text:p>
          </table:table-cell>
          <table:table-cell table:number-columns-repeated="4" table:style-name="ce3"/>
          <table:table-cell table:number-columns-repeated="16378"/>
        </table:table-row>
        <table:table-row table:style-name="ro1">
          <table:table-cell table:style-name="ce2"/>
          <table:table-cell table:number-columns-repeated="5" table:style-name="ce3"/>
          <table:table-cell table:number-columns-repeated="16378"/>
        </table:table-row>
        <table:table-row table:style-name="ro2">
          <table:table-cell table:style-name="ce1"/>
          <table:table-cell table:number-columns-repeated="5" table:style-name="ce3"/>
          <table:table-cell table:number-columns-repeated="16378"/>
        </table:table-row>
        <table:table-row table:style-name="ro3">
          <table:table-cell office:value-type="string" table:style-name="ce2">
            <text:p>CHECKS</text:p>
          </table:table-cell>
          <table:table-cell table:style-name="ce3"/>
          <table:table-cell office:value-type="string" table:style-name="ce3">
            <text:p>Do check?</text:p>
          </table:table-cell>
          <table:table-cell office:value-type="string" table:style-name="ce3">
            <text:p>OK?</text:p>
          </table:table-cell>
          <table:table-cell office:value-type="string" table:style-name="ce3">
            <text:p>Result?</text:p>
          </table:table-cell>
          <table:table-cell office:value-type="string" table:style-name="ce3">
            <text:p>Comment</text:p>
          </table:table-cell>
          <table:table-cell table:number-columns-repeated="16378"/>
        </table:table-row>
        <table:table-row table:style-name="ro4">
          <table:table-cell office:value-type="string" table:style-name="ce1">
            <text:p>CHECK: How many layers?</text:p>
          </table:table-cell>
          <table:table-cell office:value-type="string" table:style-name="ce4">
            <text:p>OK, 2</text:p>
          </table:table-cell>
          <table:table-cell office:value-type="boolean" office:boolean-value="true" table:formula="of:=EXACT(LEFT(TRIM(LOWER([.A8]));5);&quot;check&quot;)" table:style-name="ce3">
            <text:p>TRUE</text:p>
          </table:table-cell>
          <table:table-cell office:value-type="boolean" office:boolean-value="true" table:formula="of:=EXACT(&quot;ok&quot;;LEFT(LOWER(TRIM([.B8]));2))" table:style-name="ce3">
            <text:p>TRUE</text:p>
          </table:table-cell>
          <table:table-cell office:value-type="string" office:string-value="OK" table:formula="of:=IF([.C8];IF([.D8];&quot;OK&quot;;&quot;ISSUE&quot;);&quot;IGNORE&quot;)" table:style-name="ce11">
            <text:p>OK</text:p>
          </table:table-cell>
          <table:table-cell office:value-type="float" office:value="0" table:style-name="ce3">
            <text:p>0</text:p>
          </table:table-cell>
          <table:table-cell table:number-columns-repeated="16378"/>
        </table:table-row>
        <table:table-row table:style-name="ro4">
          <table:table-cell office:value-type="string" table:style-name="ce1">
            <text:p>CHECK: What thickness copper?</text:p>
          </table:table-cell>
          <table:table-cell office:value-type="string" table:style-name="ce4">
            <text:p>Ok, 1oz</text:p>
          </table:table-cell>
          <table:table-cell office:value-type="boolean" office:boolean-value="true" table:formula="of:=EXACT(LEFT(TRIM(LOWER([.A9]));5);&quot;check&quot;)" table:style-name="ce3">
            <text:p>TRUE</text:p>
          </table:table-cell>
          <table:table-cell office:value-type="boolean" office:boolean-value="true" table:formula="of:=EXACT(&quot;ok&quot;;LEFT(LOWER(TRIM([.B9]));2))" table:style-name="ce3">
            <text:p>TRUE</text:p>
          </table:table-cell>
          <table:table-cell office:value-type="string" office:string-value="OK" table:formula="of:=IF([.C9];IF([.D9];&quot;OK&quot;;&quot;ISSUE&quot;);&quot;IGNORE&quot;)" table:style-name="ce11">
            <text:p>OK</text:p>
          </table:table-cell>
          <table:table-cell office:value-type="float" office:value="0" table:style-name="ce3">
            <text:p>0</text:p>
          </table:table-cell>
          <table:table-cell table:number-columns-repeated="16378"/>
        </table:table-row>
        <table:table-row table:style-name="ro4">
          <table:table-cell office:value-type="string" table:style-name="ce1">
            <text:p><text:span text:style-name="T5">CHECK:<text:s/></text:span>What type of processes?</text:p>
          </table:table-cell>
          <table:table-cell office:value-type="string" table:style-name="ce4">
            <text:p>Ok, Lead Free, PTH</text:p>
          </table:table-cell>
          <table:table-cell office:value-type="boolean" office:boolean-value="true" table:formula="of:=EXACT(LEFT(TRIM(LOWER([.A10]));5);&quot;check&quot;)" table:style-name="ce3">
            <text:p>TRUE</text:p>
          </table:table-cell>
          <table:table-cell office:value-type="boolean" office:boolean-value="true" table:formula="of:=EXACT(&quot;ok&quot;;LEFT(LOWER(TRIM([.B10]));2))" table:style-name="ce3">
            <text:p>TRUE</text:p>
          </table:table-cell>
          <table:table-cell office:value-type="string" office:string-value="OK" table:formula="of:=IF([.C10];IF([.D10];&quot;OK&quot;;&quot;ISSUE&quot;);&quot;IGNORE&quot;)" table:style-name="ce11">
            <text:p>OK</text:p>
          </table:table-cell>
          <table:table-cell office:value-type="float" office:value="0" table:style-name="ce3">
            <text:p>0</text:p>
          </table:table-cell>
          <table:table-cell table:number-columns-repeated="16378"/>
        </table:table-row>
        <table:table-row table:style-name="ro4">
          <table:table-cell office:value-type="string" table:style-name="ce1">
            <text:p><text:span text:style-name="T5">CHECK:<text:s/></text:span>What layers are needed in the Gerbers?</text:p>
          </table:table-cell>
          <table:table-cell office:value-type="string" table:style-name="ce4">
            <text:p>Ok, need top and bottom copper – they will figure out which need to be PTH</text:p>
          </table:table-cell>
          <table:table-cell office:value-type="boolean" office:boolean-value="true" table:formula="of:=EXACT(LEFT(TRIM(LOWER([.A11]));5);&quot;check&quot;)" table:style-name="ce3">
            <text:p>TRUE</text:p>
          </table:table-cell>
          <table:table-cell office:value-type="boolean" office:boolean-value="true" table:formula="of:=EXACT(&quot;ok&quot;;LEFT(LOWER(TRIM([.B11]));2))" table:style-name="ce3">
            <text:p>TRUE</text:p>
          </table:table-cell>
          <table:table-cell office:value-type="string" office:string-value="OK" table:formula="of:=IF([.C11];IF([.D11];&quot;OK&quot;;&quot;ISSUE&quot;);&quot;IGNORE&quot;)" table:style-name="ce11">
            <text:p>OK</text:p>
          </table:table-cell>
          <table:table-cell office:value-type="float" office:value="0" table:style-name="ce3">
            <text:p>0</text:p>
          </table:table-cell>
          <table:table-cell table:number-columns-repeated="16378"/>
        </table:table-row>
        <table:table-row table:style-name="ro4">
          <table:table-cell office:value-type="string" table:style-name="ce1">
            <text:p><text:span text:style-name="T5">CHECK:<text:s/></text:span>What sort of drill sizing?</text:p>
          </table:table-cell>
          <table:table-cell office:value-type="string" table:style-name="ce4">
            <text:p>Ok, Assume 0.1mm sizes available</text:p>
          </table:table-cell>
          <table:table-cell office:value-type="boolean" office:boolean-value="true" table:formula="of:=EXACT(LEFT(TRIM(LOWER([.A12]));5);&quot;check&quot;)" table:style-name="ce3">
            <text:p>TRUE</text:p>
          </table:table-cell>
          <table:table-cell office:value-type="boolean" office:boolean-value="true" table:formula="of:=EXACT(&quot;ok&quot;;LEFT(LOWER(TRIM([.B12]));2))" table:style-name="ce3">
            <text:p>TRUE</text:p>
          </table:table-cell>
          <table:table-cell office:value-type="string" office:string-value="OK" table:formula="of:=IF([.C12];IF([.D12];&quot;OK&quot;;&quot;ISSUE&quot;);&quot;IGNORE&quot;)" table:style-name="ce11">
            <text:p>OK</text:p>
          </table:table-cell>
          <table:table-cell office:value-type="float" office:value="0" table:style-name="ce3">
            <text:p>0</text:p>
          </table:table-cell>
          <table:table-cell table:number-columns-repeated="16378"/>
        </table:table-row>
        <table:table-row table:style-name="ro4">
          <table:table-cell office:value-type="string" table:style-name="ce1">
            <text:p><text:span text:style-name="T5">CHECK:<text:s/></text:span>Mounting Holes?</text:p>
          </table:table-cell>
          <table:table-cell office:value-type="string" table:style-name="ce4">
            <text:p>Ok, 4xM3 clearance (3.2mm)</text:p>
          </table:table-cell>
          <table:table-cell office:value-type="boolean" office:boolean-value="true" table:formula="of:=EXACT(LEFT(TRIM(LOWER([.A13]));5);&quot;check&quot;)" table:style-name="ce3">
            <text:p>TRUE</text:p>
          </table:table-cell>
          <table:table-cell office:value-type="boolean" office:boolean-value="true" table:formula="of:=EXACT(&quot;ok&quot;;LEFT(LOWER(TRIM([.B13]));2))" table:style-name="ce3">
            <text:p>TRUE</text:p>
          </table:table-cell>
          <table:table-cell office:value-type="string" office:string-value="OK" table:formula="of:=IF([.C13];IF([.D13];&quot;OK&quot;;&quot;ISSUE&quot;);&quot;IGNORE&quot;)" table:style-name="ce11">
            <text:p>OK</text:p>
          </table:table-cell>
          <table:table-cell office:value-type="float" office:value="0" table:style-name="ce3">
            <text:p>0</text:p>
          </table:table-cell>
          <table:table-cell table:number-columns-repeated="16378"/>
        </table:table-row>
        <table:table-row table:style-name="ro4">
          <table:table-cell office:value-type="string" table:style-name="ce1">
            <text:p><text:span text:style-name="T5">CHECK:<text:s/></text:span>Board materials?</text:p>
          </table:table-cell>
          <table:table-cell office:value-type="string" table:style-name="ce4">
            <text:p>Ok, FR4</text:p>
          </table:table-cell>
          <table:table-cell office:value-type="boolean" office:boolean-value="true" table:formula="of:=EXACT(LEFT(TRIM(LOWER([.A14]));5);&quot;check&quot;)" table:style-name="ce3">
            <text:p>TRUE</text:p>
          </table:table-cell>
          <table:table-cell office:value-type="boolean" office:boolean-value="true" table:formula="of:=EXACT(&quot;ok&quot;;LEFT(LOWER(TRIM([.B14]));2))" table:style-name="ce3">
            <text:p>TRUE</text:p>
          </table:table-cell>
          <table:table-cell office:value-type="string" office:string-value="OK" table:formula="of:=IF([.C14];IF([.D14];&quot;OK&quot;;&quot;ISSUE&quot;);&quot;IGNORE&quot;)" table:style-name="ce11">
            <text:p>OK</text:p>
          </table:table-cell>
          <table:table-cell office:value-type="float" office:value="0" table:style-name="ce3">
            <text:p>0</text:p>
          </table:table-cell>
          <table:table-cell table:number-columns-repeated="16378"/>
        </table:table-row>
        <table:table-row table:style-name="ro1">
          <table:table-cell office:value-type="string" table:style-name="ce2">
            <text:p><text:span text:style-name="T5">CHECK:<text:s/></text:span>Board thickness?</text:p>
          </table:table-cell>
          <table:table-cell office:value-type="string" table:style-name="ce3">
            <text:p>Ok, 1.6mm</text:p>
          </table:table-cell>
          <table:table-cell office:value-type="boolean" office:boolean-value="true" table:formula="of:=EXACT(LEFT(TRIM(LOWER([.A15]));5);&quot;check&quot;)" table:style-name="ce3">
            <text:p>TRUE</text:p>
          </table:table-cell>
          <table:table-cell office:value-type="boolean" office:boolean-value="true" table:formula="of:=EXACT(&quot;ok&quot;;LEFT(LOWER(TRIM([.B15]));2))" table:style-name="ce3">
            <text:p>TRUE</text:p>
          </table:table-cell>
          <table:table-cell office:value-type="string" office:string-value="OK" table:formula="of:=IF([.C15];IF([.D15];&quot;OK&quot;;&quot;ISSUE&quot;);&quot;IGNORE&quot;)" table:style-name="ce11">
            <text:p>OK</text:p>
          </table:table-cell>
          <table:table-cell office:value-type="float" office:value="0" table:style-name="ce3">
            <text:p>0</text:p>
          </table:table-cell>
          <table:table-cell table:number-columns-repeated="16378"/>
        </table:table-row>
        <table:table-row table:style-name="ro2">
          <table:table-cell office:value-type="string" table:style-name="ce1">
            <text:p><text:span text:style-name="T5">CHECK:<text:s/></text:span>Overall size?</text:p>
          </table:table-cell>
          <table:table-cell table:style-name="ce3"/>
          <table:table-cell office:value-type="boolean" office:boolean-value="true" table:formula="of:=EXACT(LEFT(TRIM(LOWER([.A16]));5);&quot;check&quot;)" table:style-name="ce3">
            <text:p>TRUE</text:p>
          </table:table-cell>
          <table:table-cell office:value-type="boolean" office:boolean-value="false" table:formula="of:=EXACT(&quot;ok&quot;;LEFT(LOWER(TRIM([.B16]));2))" table:style-name="ce3">
            <text:p>FALSE</text:p>
          </table:table-cell>
          <table:table-cell office:value-type="string" office:string-value="ISSUE" table:formula="of:=IF([.C16];IF([.D16];&quot;OK&quot;;&quot;ISSUE&quot;);&quot;IGNORE&quot;)" table:style-name="ce11">
            <text:p>ISSUE</text:p>
          </table:table-cell>
          <table:table-cell office:value-type="string" table:style-name="ce3">
            <text:p>CHECK: Overall size?;<text:s/></text:p>
          </table:table-cell>
          <table:table-cell table:number-columns-repeated="16378"/>
        </table:table-row>
        <table:table-row table:style-name="ro2">
          <table:table-cell office:value-type="string" table:style-name="ce1">
            <text:p><text:span text:style-name="T5">CHECK:<text:s/></text:span>Quantity needed?</text:p>
          </table:table-cell>
          <table:table-cell office:value-type="string" table:style-name="ce3">
            <text:p>OK, 12</text:p>
          </table:table-cell>
          <table:table-cell office:value-type="boolean" office:boolean-value="true" table:formula="of:=EXACT(LEFT(TRIM(LOWER([.A17]));5);&quot;check&quot;)" table:style-name="ce3">
            <text:p>TRUE</text:p>
          </table:table-cell>
          <table:table-cell office:value-type="boolean" office:boolean-value="true" table:formula="of:=EXACT(&quot;ok&quot;;LEFT(LOWER(TRIM([.B17]));2))" table:style-name="ce3">
            <text:p>TRUE</text:p>
          </table:table-cell>
          <table:table-cell office:value-type="string" office:string-value="OK" table:formula="of:=IF([.C17];IF([.D17];&quot;OK&quot;;&quot;ISSUE&quot;);&quot;IGNORE&quot;)" table:style-name="ce11">
            <text:p>OK</text:p>
          </table:table-cell>
          <table:table-cell office:value-type="float" office:value="0" table:style-name="ce3">
            <text:p>0</text:p>
          </table:table-cell>
          <table:table-cell table:number-columns-repeated="16378"/>
        </table:table-row>
        <table:table-row table:style-name="ro2">
          <table:table-cell office:value-type="string" table:style-name="ce1">
            <text:p><text:span text:style-name="T5">CHECK:<text:s/></text:span>Spares needed?</text:p>
          </table:table-cell>
          <table:table-cell office:value-type="string" table:style-name="ce3">
            <text:p>OK, 8</text:p>
          </table:table-cell>
          <table:table-cell office:value-type="boolean" office:boolean-value="true" table:formula="of:=EXACT(LEFT(TRIM(LOWER([.A18]));5);&quot;check&quot;)" table:style-name="ce3">
            <text:p>TRUE</text:p>
          </table:table-cell>
          <table:table-cell office:value-type="boolean" office:boolean-value="true" table:formula="of:=EXACT(&quot;ok&quot;;LEFT(LOWER(TRIM([.B18]));2))" table:style-name="ce3">
            <text:p>TRUE</text:p>
          </table:table-cell>
          <table:table-cell office:value-type="string" office:string-value="OK" table:formula="of:=IF([.C18];IF([.D18];&quot;OK&quot;;&quot;ISSUE&quot;);&quot;IGNORE&quot;)" table:style-name="ce11">
            <text:p>OK</text:p>
          </table:table-cell>
          <table:table-cell office:value-type="float" office:value="0" table:style-name="ce3">
            <text:p>0</text:p>
          </table:table-cell>
          <table:table-cell table:number-columns-repeated="16378"/>
        </table:table-row>
        <table:table-row table:style-name="ro2">
          <table:table-cell office:value-type="string" table:style-name="ce1">
            <text:p><text:span text:style-name="T5">CHECK:<text:s/></text:span>EMC issues considered?</text:p>
          </table:table-cell>
          <table:table-cell office:value-type="string" table:style-name="ce5">
            <text:p>Ok – not really</text:p>
          </table:table-cell>
          <table:table-cell office:value-type="boolean" office:boolean-value="true" table:formula="of:=EXACT(LEFT(TRIM(LOWER([.A19]));5);&quot;check&quot;)" table:style-name="ce3">
            <text:p>TRUE</text:p>
          </table:table-cell>
          <table:table-cell office:value-type="boolean" office:boolean-value="true" table:formula="of:=EXACT(&quot;ok&quot;;LEFT(LOWER(TRIM([.B19]));2))" table:style-name="ce3">
            <text:p>TRUE</text:p>
          </table:table-cell>
          <table:table-cell office:value-type="string" office:string-value="OK" table:formula="of:=IF([.C19];IF([.D19];&quot;OK&quot;;&quot;ISSUE&quot;);&quot;IGNORE&quot;)" table:style-name="ce11">
            <text:p>OK</text:p>
          </table:table-cell>
          <table:table-cell office:value-type="float" office:value="0" table:style-name="ce3">
            <text:p>0</text:p>
          </table:table-cell>
          <table:table-cell table:number-columns-repeated="16378"/>
        </table:table-row>
        <table:table-row table:style-name="ro5">
          <table:table-cell office:value-type="string" table:style-name="ce1">
            <text:p>CHECK: Thermal issues considered?</text:p>
          </table:table-cell>
          <table:table-cell office:value-type="string" table:style-name="ce3">
            <text:p>Ok, Yes – power track size for terminal blocks, no currents sensor now so rest is low temp; also the motor driver as current sensing which is sensitive to over temperature, and/or we know what current represents too much current in the drivers (the library</text:p>
          </table:table-cell>
          <table:table-cell office:value-type="boolean" office:boolean-value="true" table:formula="of:=EXACT(LEFT(TRIM(LOWER([.A20]));5);&quot;check&quot;)" table:style-name="ce3">
            <text:p>TRUE</text:p>
          </table:table-cell>
          <table:table-cell office:value-type="boolean" office:boolean-value="true" table:formula="of:=EXACT(&quot;ok&quot;;LEFT(LOWER(TRIM([.B20]));2))" table:style-name="ce3">
            <text:p>TRUE</text:p>
          </table:table-cell>
          <table:table-cell office:value-type="string" office:string-value="OK" table:formula="of:=IF([.C20];IF([.D20];&quot;OK&quot;;&quot;ISSUE&quot;);&quot;IGNORE&quot;)" table:style-name="ce11">
            <text:p>OK</text:p>
          </table:table-cell>
          <table:table-cell office:value-type="float" office:value="0" table:style-name="ce3">
            <text:p>0</text:p>
          </table:table-cell>
          <table:table-cell table:number-columns-repeated="16378"/>
        </table:table-row>
        <table:table-row table:style-name="ro2">
          <table:table-cell office:value-type="string" table:style-name="ce1">
            <text:p><text:span text:style-name="T5">CHECK:<text:s/></text:span>Sourcing issues considered?</text:p>
          </table:table-cell>
          <table:table-cell office:value-type="string" table:style-name="ce3">
            <text:p>Ok, Yes – jlbpcb stocks checked for parts to be used in assembly</text:p>
          </table:table-cell>
          <table:table-cell office:value-type="boolean" office:boolean-value="true" table:formula="of:=EXACT(LEFT(TRIM(LOWER([.A21]));5);&quot;check&quot;)" table:style-name="ce3">
            <text:p>TRUE</text:p>
          </table:table-cell>
          <table:table-cell office:value-type="boolean" office:boolean-value="true" table:formula="of:=EXACT(&quot;ok&quot;;LEFT(LOWER(TRIM([.B21]));2))" table:style-name="ce3">
            <text:p>TRUE</text:p>
          </table:table-cell>
          <table:table-cell office:value-type="string" office:string-value="OK" table:formula="of:=IF([.C21];IF([.D21];&quot;OK&quot;;&quot;ISSUE&quot;);&quot;IGNORE&quot;)" table:style-name="ce11">
            <text:p>OK</text:p>
          </table:table-cell>
          <table:table-cell office:value-type="float" office:value="0" table:style-name="ce3">
            <text:p>0</text:p>
          </table:table-cell>
          <table:table-cell table:number-columns-repeated="16378"/>
        </table:table-row>
        <table:table-row table:style-name="ro6">
          <table:table-cell office:value-type="string" table:style-name="ce1">
            <text:p><text:span text:style-name="T5">CHECK:<text:s/></text:span>Assembly issues considered?</text:p>
          </table:table-cell>
          <table:table-cell office:value-type="string" table:style-name="ce3">
            <text:p>Ok, Yes – moved terminals so can get wires in easily, left out through hole test points.</text:p>
          </table:table-cell>
          <table:table-cell office:value-type="boolean" office:boolean-value="true" table:formula="of:=EXACT(LEFT(TRIM(LOWER([.A22]));5);&quot;check&quot;)" table:style-name="ce3">
            <text:p>TRUE</text:p>
          </table:table-cell>
          <table:table-cell office:value-type="boolean" office:boolean-value="true" table:formula="of:=EXACT(&quot;ok&quot;;LEFT(LOWER(TRIM([.B22]));2))" table:style-name="ce3">
            <text:p>TRUE</text:p>
          </table:table-cell>
          <table:table-cell office:value-type="string" office:string-value="OK" table:formula="of:=IF([.C22];IF([.D22];&quot;OK&quot;;&quot;ISSUE&quot;);&quot;IGNORE&quot;)" table:style-name="ce11">
            <text:p>OK</text:p>
          </table:table-cell>
          <table:table-cell office:value-type="float" office:value="0" table:style-name="ce3">
            <text:p>0</text:p>
          </table:table-cell>
          <table:table-cell table:number-columns-repeated="16378"/>
        </table:table-row>
        <table:table-row table:style-name="ro1">
          <table:table-cell office:value-type="string" table:style-name="ce2">
            <text:p><text:span text:style-name="T5">CHECK:<text:s/></text:span>Testing issues considered?</text:p>
          </table:table-cell>
          <table:table-cell office:value-type="string" table:style-name="ce3">
            <text:p>Ok, Added test points and ground plane pads for scope clips</text:p>
          </table:table-cell>
          <table:table-cell office:value-type="boolean" office:boolean-value="true" table:formula="of:=EXACT(LEFT(TRIM(LOWER([.A23]));5);&quot;check&quot;)" table:style-name="ce3">
            <text:p>TRUE</text:p>
          </table:table-cell>
          <table:table-cell office:value-type="boolean" office:boolean-value="true" table:formula="of:=EXACT(&quot;ok&quot;;LEFT(LOWER(TRIM([.B23]));2))" table:style-name="ce3">
            <text:p>TRUE</text:p>
          </table:table-cell>
          <table:table-cell office:value-type="string" office:string-value="OK" table:formula="of:=IF([.C23];IF([.D23];&quot;OK&quot;;&quot;ISSUE&quot;);&quot;IGNORE&quot;)" table:style-name="ce11">
            <text:p>OK</text:p>
          </table:table-cell>
          <table:table-cell office:value-type="float" office:value="0" table:style-name="ce3">
            <text:p>0</text:p>
          </table:table-cell>
          <table:table-cell table:number-columns-repeated="16378"/>
        </table:table-row>
        <table:table-row table:style-name="ro6">
          <table:table-cell office:value-type="string" table:style-name="ce1">
            <text:p><text:span text:style-name="T5">CHECK:<text:s/></text:span>PCB fits in enclosure ok?</text:p>
          </table:table-cell>
          <table:table-cell office:value-type="string" table:style-name="ce3">
            <text:p>Ok, Enclosure will be about 50mm high (false floor in iso container, so we have clearance)</text:p>
          </table:table-cell>
          <table:table-cell office:value-type="boolean" office:boolean-value="true" table:formula="of:=EXACT(LEFT(TRIM(LOWER([.A24]));5);&quot;check&quot;)" table:style-name="ce3">
            <text:p>TRUE</text:p>
          </table:table-cell>
          <table:table-cell office:value-type="boolean" office:boolean-value="true" table:formula="of:=EXACT(&quot;ok&quot;;LEFT(LOWER(TRIM([.B24]));2))" table:style-name="ce3">
            <text:p>TRUE</text:p>
          </table:table-cell>
          <table:table-cell office:value-type="string" office:string-value="OK" table:formula="of:=IF([.C24];IF([.D24];&quot;OK&quot;;&quot;ISSUE&quot;);&quot;IGNORE&quot;)" table:style-name="ce11">
            <text:p>OK</text:p>
          </table:table-cell>
          <table:table-cell office:value-type="float" office:value="0" table:style-name="ce3">
            <text:p>0</text:p>
          </table:table-cell>
          <table:table-cell table:number-columns-repeated="16378"/>
        </table:table-row>
        <table:table-row table:style-name="ro6">
          <table:table-cell office:value-type="string" table:style-name="ce1">
            <text:p><text:span text:style-name="T5">CHECK:<text:s/></text:span>Test points &amp; type?</text:p>
          </table:table-cell>
          <table:table-cell office:value-type="string" table:style-name="ce3">
            <text:p>OK, push on so will need to hold probes in place – good enough for a design we already tested</text:p>
          </table:table-cell>
          <table:table-cell office:value-type="boolean" office:boolean-value="true" table:formula="of:=EXACT(LEFT(TRIM(LOWER([.A25]));5);&quot;check&quot;)" table:style-name="ce3">
            <text:p>TRUE</text:p>
          </table:table-cell>
          <table:table-cell office:value-type="boolean" office:boolean-value="true" table:formula="of:=EXACT(&quot;ok&quot;;LEFT(LOWER(TRIM([.B25]));2))" table:style-name="ce3">
            <text:p>TRUE</text:p>
          </table:table-cell>
          <table:table-cell office:value-type="string" office:string-value="OK" table:formula="of:=IF([.C25];IF([.D25];&quot;OK&quot;;&quot;ISSUE&quot;);&quot;IGNORE&quot;)" table:style-name="ce11">
            <text:p>OK</text:p>
          </table:table-cell>
          <table:table-cell office:value-type="float" office:value="0" table:style-name="ce3">
            <text:p>0</text:p>
          </table:table-cell>
          <table:table-cell table:number-columns-repeated="16378"/>
        </table:table-row>
        <table:table-row table:style-name="ro2">
          <table:table-cell office:value-type="string" table:style-name="ce1">
            <text:p><text:span text:style-name="T5">CHECK:<text:s/></text:span>Ground clip location?</text:p>
          </table:table-cell>
          <table:table-cell office:value-type="string" table:style-name="ce3">
            <text:p>Ok, edges of the boards, clear of other components</text:p>
          </table:table-cell>
          <table:table-cell office:value-type="boolean" office:boolean-value="true" table:formula="of:=EXACT(LEFT(TRIM(LOWER([.A26]));5);&quot;check&quot;)" table:style-name="ce3">
            <text:p>TRUE</text:p>
          </table:table-cell>
          <table:table-cell office:value-type="boolean" office:boolean-value="true" table:formula="of:=EXACT(&quot;ok&quot;;LEFT(LOWER(TRIM([.B26]));2))" table:style-name="ce3">
            <text:p>TRUE</text:p>
          </table:table-cell>
          <table:table-cell office:value-type="string" office:string-value="OK" table:formula="of:=IF([.C26];IF([.D26];&quot;OK&quot;;&quot;ISSUE&quot;);&quot;IGNORE&quot;)" table:style-name="ce11">
            <text:p>OK</text:p>
          </table:table-cell>
          <table:table-cell office:value-type="float" office:value="0" table:style-name="ce3">
            <text:p>0</text:p>
          </table:table-cell>
          <table:table-cell table:number-columns-repeated="16378"/>
        </table:table-row>
        <table:table-row table:style-name="ro2">
          <table:table-cell office:value-type="string" table:style-name="ce1">
            <text:p>CHECK: ROHS</text:p>
          </table:table-cell>
          <table:table-cell office:value-type="string" table:style-name="ce1">
            <text:p>Ok – presumably</text:p>
          </table:table-cell>
          <table:table-cell office:value-type="boolean" office:boolean-value="true" table:formula="of:=EXACT(LEFT(TRIM(LOWER([.A27]));5);&quot;check&quot;)" table:style-name="ce3">
            <text:p>TRUE</text:p>
          </table:table-cell>
          <table:table-cell office:value-type="boolean" office:boolean-value="true" table:formula="of:=EXACT(&quot;ok&quot;;LEFT(LOWER(TRIM([.B27]));2))" table:style-name="ce3">
            <text:p>TRUE</text:p>
          </table:table-cell>
          <table:table-cell office:value-type="string" office:string-value="OK" table:formula="of:=IF([.C27];IF([.D27];&quot;OK&quot;;&quot;ISSUE&quot;);&quot;IGNORE&quot;)" table:style-name="ce11">
            <text:p>OK</text:p>
          </table:table-cell>
          <table:table-cell office:value-type="float" office:value="0" table:style-name="ce3">
            <text:p>0</text:p>
          </table:table-cell>
          <table:table-cell table:number-columns-repeated="16378"/>
        </table:table-row>
        <table:table-row table:style-name="ro2">
          <table:table-cell table:style-name="ce1"/>
          <table:table-cell table:style-name="ce3"/>
          <table:table-cell office:value-type="boolean" office:boolean-value="false" table:formula="of:=EXACT(LEFT(TRIM(LOWER([.A28]));5);&quot;check&quot;)" table:style-name="ce3">
            <text:p>FALSE</text:p>
          </table:table-cell>
          <table:table-cell office:value-type="boolean" office:boolean-value="false" table:formula="of:=EXACT(&quot;ok&quot;;LEFT(LOWER(TRIM([.B28]));2))" table:style-name="ce3">
            <text:p>FALSE</text:p>
          </table:table-cell>
          <table:table-cell office:value-type="string" office:string-value="IGNORE" table:formula="of:=IF([.C28];IF([.D28];&quot;OK&quot;;&quot;ISSUE&quot;);&quot;IGNORE&quot;)" table:style-name="ce11">
            <text:p>IGNORE</text:p>
          </table:table-cell>
          <table:table-cell office:value-type="float" office:value="0" table:style-name="ce3">
            <text:p>0</text:p>
          </table:table-cell>
          <table:table-cell table:number-columns-repeated="16378"/>
        </table:table-row>
        <table:table-row table:style-name="ro2">
          <table:table-cell table:style-name="ce1"/>
          <table:table-cell table:style-name="ce3"/>
          <table:table-cell office:value-type="boolean" office:boolean-value="false" table:formula="of:=EXACT(LEFT(TRIM(LOWER([.A29]));5);&quot;check&quot;)" table:style-name="ce3">
            <text:p>FALSE</text:p>
          </table:table-cell>
          <table:table-cell office:value-type="boolean" office:boolean-value="false" table:formula="of:=EXACT(&quot;ok&quot;;LEFT(LOWER(TRIM([.B29]));2))" table:style-name="ce3">
            <text:p>FALSE</text:p>
          </table:table-cell>
          <table:table-cell office:value-type="string" office:string-value="IGNORE" table:formula="of:=IF([.C29];IF([.D29];&quot;OK&quot;;&quot;ISSUE&quot;);&quot;IGNORE&quot;)" table:style-name="ce11">
            <text:p>IGNORE</text:p>
          </table:table-cell>
          <table:table-cell office:value-type="float" office:value="0" table:style-name="ce3">
            <text:p>0</text:p>
          </table:table-cell>
          <table:table-cell table:number-columns-repeated="16378"/>
        </table:table-row>
        <table:table-row table:style-name="ro3">
          <table:table-cell office:value-type="string" table:style-name="ce2">
            <text:p>WHO?</text:p>
          </table:table-cell>
          <table:table-cell table:style-name="ce3"/>
          <table:table-cell office:value-type="boolean" office:boolean-value="false" table:formula="of:=EXACT(LEFT(TRIM(LOWER([.A30]));5);&quot;check&quot;)" table:style-name="ce3">
            <text:p>FALSE</text:p>
          </table:table-cell>
          <table:table-cell office:value-type="boolean" office:boolean-value="false" table:formula="of:=EXACT(&quot;ok&quot;;LEFT(LOWER(TRIM([.B30]));2))" table:style-name="ce3">
            <text:p>FALSE</text:p>
          </table:table-cell>
          <table:table-cell office:value-type="string" office:string-value="IGNORE" table:formula="of:=IF([.C30];IF([.D30];&quot;OK&quot;;&quot;ISSUE&quot;);&quot;IGNORE&quot;)" table:style-name="ce11">
            <text:p>IGNORE</text:p>
          </table:table-cell>
          <table:table-cell office:value-type="float" office:value="0" table:style-name="ce3">
            <text:p>0</text:p>
          </table:table-cell>
          <table:table-cell table:number-columns-repeated="16378"/>
        </table:table-row>
        <table:table-row table:style-name="ro2">
          <table:table-cell office:value-type="string" table:style-name="ce1">
            <text:p>CHECK: Who will supply?</text:p>
          </table:table-cell>
          <table:table-cell office:value-type="string" table:style-name="ce3">
            <text:p>ok, JLCPCB</text:p>
          </table:table-cell>
          <table:table-cell office:value-type="boolean" office:boolean-value="true" table:formula="of:=EXACT(LEFT(TRIM(LOWER([.A31]));5);&quot;check&quot;)" table:style-name="ce3">
            <text:p>TRUE</text:p>
          </table:table-cell>
          <table:table-cell office:value-type="boolean" office:boolean-value="true" table:formula="of:=EXACT(&quot;ok&quot;;LEFT(LOWER(TRIM([.B31]));2))" table:style-name="ce3">
            <text:p>TRUE</text:p>
          </table:table-cell>
          <table:table-cell office:value-type="string" office:string-value="OK" table:formula="of:=IF([.C31];IF([.D31];&quot;OK&quot;;&quot;ISSUE&quot;);&quot;IGNORE&quot;)" table:style-name="ce11">
            <text:p>OK</text:p>
          </table:table-cell>
          <table:table-cell office:value-type="float" office:value="0" table:style-name="ce3">
            <text:p>0</text:p>
          </table:table-cell>
          <table:table-cell table:number-columns-repeated="16378"/>
        </table:table-row>
        <table:table-row table:style-name="ro2">
          <table:table-cell office:value-type="string" table:style-name="ce6">
            <text:p>Quantity</text:p>
          </table:table-cell>
          <table:table-cell table:style-name="ce3"/>
          <table:table-cell office:value-type="boolean" office:boolean-value="false" table:formula="of:=EXACT(LEFT(TRIM(LOWER([.A32]));5);&quot;check&quot;)" table:style-name="ce3">
            <text:p>FALSE</text:p>
          </table:table-cell>
          <table:table-cell office:value-type="boolean" office:boolean-value="false" table:formula="of:=EXACT(&quot;ok&quot;;LEFT(LOWER(TRIM([.B32]));2))" table:style-name="ce3">
            <text:p>FALSE</text:p>
          </table:table-cell>
          <table:table-cell office:value-type="string" office:string-value="IGNORE" table:formula="of:=IF([.C32];IF([.D32];&quot;OK&quot;;&quot;ISSUE&quot;);&quot;IGNORE&quot;)" table:style-name="ce11">
            <text:p>IGNORE</text:p>
          </table:table-cell>
          <table:table-cell office:value-type="float" office:value="0" table:style-name="ce3">
            <text:p>0</text:p>
          </table:table-cell>
          <table:table-cell table:number-columns-repeated="16378"/>
        </table:table-row>
        <table:table-row table:style-name="ro2">
          <table:table-cell office:value-type="string" table:style-name="ce6">
            <text:p>Price per unit</text:p>
          </table:table-cell>
          <table:table-cell table:style-name="ce3"/>
          <table:table-cell office:value-type="boolean" office:boolean-value="false" table:formula="of:=EXACT(LEFT(TRIM(LOWER([.A33]));5);&quot;check&quot;)" table:style-name="ce3">
            <text:p>FALSE</text:p>
          </table:table-cell>
          <table:table-cell office:value-type="boolean" office:boolean-value="false" table:formula="of:=EXACT(&quot;ok&quot;;LEFT(LOWER(TRIM([.B33]));2))" table:style-name="ce3">
            <text:p>FALSE</text:p>
          </table:table-cell>
          <table:table-cell office:value-type="string" office:string-value="IGNORE" table:formula="of:=IF([.C33];IF([.D33];&quot;OK&quot;;&quot;ISSUE&quot;);&quot;IGNORE&quot;)" table:style-name="ce11">
            <text:p>IGNORE</text:p>
          </table:table-cell>
          <table:table-cell office:value-type="float" office:value="0" table:style-name="ce3">
            <text:p>0</text:p>
          </table:table-cell>
          <table:table-cell table:number-columns-repeated="16378" table:style-name="ce1"/>
        </table:table-row>
        <table:table-row table:style-name="ro2">
          <table:table-cell office:value-type="string" table:style-name="ce6">
            <text:p>Date last checked?</text:p>
          </table:table-cell>
          <table:table-cell table:style-name="ce3"/>
          <table:table-cell office:value-type="boolean" office:boolean-value="false" table:formula="of:=EXACT(LEFT(TRIM(LOWER([.A34]));5);&quot;check&quot;)" table:style-name="ce3">
            <text:p>FALSE</text:p>
          </table:table-cell>
          <table:table-cell office:value-type="boolean" office:boolean-value="false" table:formula="of:=EXACT(&quot;ok&quot;;LEFT(LOWER(TRIM([.B34]));2))" table:style-name="ce3">
            <text:p>FALSE</text:p>
          </table:table-cell>
          <table:table-cell office:value-type="string" office:string-value="IGNORE" table:formula="of:=IF([.C34];IF([.D34];&quot;OK&quot;;&quot;ISSUE&quot;);&quot;IGNORE&quot;)" table:style-name="ce11">
            <text:p>IGNORE</text:p>
          </table:table-cell>
          <table:table-cell office:value-type="float" office:value="0" table:style-name="ce3">
            <text:p>0</text:p>
          </table:table-cell>
          <table:table-cell table:number-columns-repeated="16378" table:style-name="ce1"/>
        </table:table-row>
        <table:table-row table:style-name="ro2">
          <table:table-cell office:value-type="string" table:style-name="ce1">
            <text:p>CHECK: Who will assemble?</text:p>
          </table:table-cell>
          <table:table-cell office:value-type="string" table:style-name="ce3">
            <text:p>ok, JLCPCB and us for some through hole items</text:p>
          </table:table-cell>
          <table:table-cell office:value-type="boolean" office:boolean-value="true" table:formula="of:=EXACT(LEFT(TRIM(LOWER([.A35]));5);&quot;check&quot;)" table:style-name="ce3">
            <text:p>TRUE</text:p>
          </table:table-cell>
          <table:table-cell office:value-type="boolean" office:boolean-value="true" table:formula="of:=EXACT(&quot;ok&quot;;LEFT(LOWER(TRIM([.B35]));2))" table:style-name="ce3">
            <text:p>TRUE</text:p>
          </table:table-cell>
          <table:table-cell office:value-type="string" office:string-value="OK" table:formula="of:=IF([.C35];IF([.D35];&quot;OK&quot;;&quot;ISSUE&quot;);&quot;IGNORE&quot;)" table:style-name="ce11">
            <text:p>OK</text:p>
          </table:table-cell>
          <table:table-cell office:value-type="float" office:value="0" table:style-name="ce3">
            <text:p>0</text:p>
          </table:table-cell>
          <table:table-cell table:number-columns-repeated="16378" table:style-name="ce1"/>
        </table:table-row>
        <table:table-row table:style-name="ro2">
          <table:table-cell table:style-name="ce1"/>
          <table:table-cell table:style-name="ce3"/>
          <table:table-cell office:value-type="boolean" office:boolean-value="false" table:formula="of:=EXACT(LEFT(TRIM(LOWER([.A36]));5);&quot;check&quot;)" table:style-name="ce3">
            <text:p>FALSE</text:p>
          </table:table-cell>
          <table:table-cell office:value-type="boolean" office:boolean-value="false" table:formula="of:=EXACT(&quot;ok&quot;;LEFT(LOWER(TRIM([.B36]));2))" table:style-name="ce3">
            <text:p>FALSE</text:p>
          </table:table-cell>
          <table:table-cell office:value-type="string" office:string-value="IGNORE" table:formula="of:=IF([.C36];IF([.D36];&quot;OK&quot;;&quot;ISSUE&quot;);&quot;IGNORE&quot;)" table:style-name="ce11">
            <text:p>IGNORE</text:p>
          </table:table-cell>
          <table:table-cell office:value-type="float" office:value="0" table:style-name="ce3">
            <text:p>0</text:p>
          </table:table-cell>
          <table:table-cell table:number-columns-repeated="16378" table:style-name="ce1"/>
        </table:table-row>
        <table:table-row table:style-name="ro3">
          <table:table-cell office:value-type="string" table:style-name="ce2">
            <text:p>OTHER?</text:p>
          </table:table-cell>
          <table:table-cell table:style-name="ce3"/>
          <table:table-cell office:value-type="boolean" office:boolean-value="false" table:formula="of:=EXACT(LEFT(TRIM(LOWER([.A37]));5);&quot;check&quot;)" table:style-name="ce3">
            <text:p>FALSE</text:p>
          </table:table-cell>
          <table:table-cell office:value-type="boolean" office:boolean-value="false" table:formula="of:=EXACT(&quot;ok&quot;;LEFT(LOWER(TRIM([.B37]));2))" table:style-name="ce3">
            <text:p>FALSE</text:p>
          </table:table-cell>
          <table:table-cell office:value-type="string" office:string-value="IGNORE" table:formula="of:=IF([.C37];IF([.D37];&quot;OK&quot;;&quot;ISSUE&quot;);&quot;IGNORE&quot;)" table:style-name="ce11">
            <text:p>IGNORE</text:p>
          </table:table-cell>
          <table:table-cell office:value-type="float" office:value="0" table:style-name="ce3">
            <text:p>0</text:p>
          </table:table-cell>
          <table:table-cell table:number-columns-repeated="16378" table:style-name="ce1"/>
        </table:table-row>
        <table:table-row table:number-rows-repeated="3" table:style-name="ro2">
          <table:table-cell table:style-name="ce1"/>
          <table:table-cell table:number-columns-repeated="3" table:style-name="ce3"/>
          <table:table-cell table:style-name="ce11"/>
          <table:table-cell office:value-type="float" office:value="0" table:style-name="ce3">
            <text:p>0</text:p>
          </table:table-cell>
          <table:table-cell table:number-columns-repeated="16378" table:style-name="ce1"/>
        </table:table-row>
        <table:table-row table:style-name="ro1">
          <table:table-cell office:value-type="string" table:style-name="ce2">
            <text:p>Notes</text:p>
          </table:table-cell>
          <table:table-cell table:style-name="ce3"/>
          <table:table-cell office:value-type="float" office:value="0" table:formula="of:=SUM([.C8:.C40])" table:style-name="ce3">
            <text:p>0</text:p>
          </table:table-cell>
          <table:table-cell office:value-type="float" office:value="0" table:formula="of:=SUM([.D8:.D37])" table:style-name="ce3">
            <text:p>0</text:p>
          </table:table-cell>
          <table:table-cell office:value-type="string" office:string-value="OK" table:formula="of:=IF(NOT([.C41]=[.D41]);&quot;ISSUES&quot;;&quot;OK&quot;)" table:style-name="ce3">
            <text:p>OK</text:p>
          </table:table-cell>
          <table:table-cell table:style-name="ce3"/>
          <table:table-cell table:number-columns-repeated="16378" table:style-name="ce1"/>
        </table:table-row>
        <table:table-row table:style-name="ro2">
          <table:table-cell office:value-type="string" table:style-name="ce1">
            <text:p>0: Copy this template sheet and rename it as appropriate to each part in the design.</text:p>
          </table:table-cell>
          <table:table-cell table:number-columns-repeated="5" table:style-name="ce3"/>
          <table:table-cell table:number-columns-repeated="16378" table:style-name="ce1"/>
        </table:table-row>
        <table:table-row table:style-name="ro2">
          <table:table-cell office:value-type="string" table:style-name="ce7">
            <text:p>1: Status: use, avoid, deleted: it is useful to note parts which have been considered and should not be used (just in case we get the same bright idea again later, let’s remember why it’s not a bright idea afterall)</text:p>
          </table:table-cell>
          <table:table-cell table:number-columns-repeated="5" table:style-name="ce8"/>
          <table:table-cell table:number-columns-repeated="62" table:style-name="ce7"/>
          <table:table-cell table:number-columns-repeated="16316"/>
        </table:table-row>
        <table:table-row table:style-name="ro2">
          <table:table-cell office:value-type="string" table:style-name="ce7">
            <text:p>2: Note anything relevant to choosing this design – or not choosing it! e.g. fast enough to do level shifting on high speed bus</text:p>
          </table:table-cell>
          <table:table-cell table:number-columns-repeated="5" table:style-name="ce3"/>
          <table:table-cell table:number-columns-repeated="16378" table:style-name="ce1"/>
        </table:table-row>
        <table:table-row table:style-name="ro2">
          <table:table-cell office:value-type="string" table:style-name="ce7">
            <text:p>3: Package type: surface mount / through hole (i.e. which assembly processes are needed?)</text:p>
          </table:table-cell>
          <table:table-cell table:number-columns-repeated="5" table:style-name="ce3"/>
          <table:table-cell table:number-columns-repeated="16378" table:style-name="ce1"/>
        </table:table-row>
        <table:table-row table:style-name="ro2">
          <table:table-cell office:value-type="string" table:style-name="ce1">
            <text:p>4: Lifecycle status: prototype/current/discontinued? is the part listed as ok for new designs? If not, choose another part.</text:p>
          </table:table-cell>
          <table:table-cell table:number-columns-repeated="5" table:style-name="ce3"/>
          <table:table-cell table:number-columns-repeated="16378" table:style-name="ce1"/>
        </table:table-row>
        <table:table-row table:style-name="ro2">
          <table:table-cell office:value-type="string" table:style-name="ce1">
            <text:p>5: orientation, pick &amp; place constraints, clearances, fits, tolerances</text:p>
          </table:table-cell>
          <table:table-cell table:number-columns-repeated="5" table:style-name="ce3"/>
          <table:table-cell table:number-columns-repeated="16378" table:style-name="ce1"/>
        </table:table-row>
        <table:table-row table:number-rows-repeated="1048529" table:style-name="ro7">
          <table:table-cell table:number-columns-repeated="16384"/>
        </table:table-row>
      </table:table>
      <table:table table:name="ArduinoNanoIoT33" table:style-name="ta1">
        <table:table-column table:style-name="co5" table:default-cell-style-name="ce1"/>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2" table:default-cell-style-name="ce1"/>
        <table:table-column table:style-name="co17" table:default-cell-style-name="ce1"/>
        <table:table-column table:style-name="co18" table:default-cell-style-name="ce1"/>
        <table:table-column table:style-name="co2" table:default-cell-style-name="ce1"/>
        <table:table-column table:style-name="co19" table:default-cell-style-name="ce1"/>
        <table:table-column table:style-name="co20" table:default-cell-style-name="ce1"/>
        <table:table-column table:style-name="co21" table:default-cell-style-name="ce1"/>
        <table:table-column table:style-name="co2" table:number-columns-repeated="49" table:default-cell-style-name="ce1"/>
        <table:table-column table:style-name="co4" table:number-columns-repeated="16316" table:default-cell-style-name="ce1"/>
        <table:table-row table:style-name="ro1">
          <table:table-cell office:value-type="string" table:style-name="ce2">
            <text:p><text:span text:style-name="T3">PART</text:span><text:span text:style-name="T4">0</text:span></text:p>
          </table:table-cell>
          <table:table-cell office:value-type="string" table:style-name="ce3">
            <text:p>Arduino Nano IOT 33</text:p>
          </table:table-cell>
          <table:table-cell table:number-columns-repeated="4" table:style-name="ce3"/>
          <table:table-cell table:number-columns-repeated="16378" table:style-name="ce1"/>
        </table:table-row>
        <table:table-row table:style-name="ro1">
          <table:table-cell office:value-type="string" table:style-name="ce2">
            <text:p>STATUS</text:p>
          </table:table-cell>
          <table:table-cell office:value-type="string" office:string-value="OK" table:formula="of:=[.E61]" table:style-name="ce14">
            <text:p>OK</text:p>
          </table:table-cell>
          <table:table-cell table:number-columns-repeated="4" table:style-name="ce3"/>
          <table:table-cell table:number-columns-repeated="16378" table:style-name="ce1"/>
        </table:table-row>
        <table:table-row table:style-name="ro1">
          <table:table-cell office:value-type="string" table:style-name="ce2">
            <text:p>CHECKS</text:p>
          </table:table-cell>
          <table:table-cell office:value-type="float" office:value="0" table:formula="of:=COM.MICROSOFT.CONCAT(TEXT([.D61];&quot;##&quot;);&quot;/&quot;;TEXT([.C61];&quot;##&quot;))" table:style-name="ce14">
            <text:p>#NAME?</text:p>
          </table:table-cell>
          <table:table-cell table:number-columns-repeated="4" table:style-name="ce3"/>
          <table:table-cell table:number-columns-repeated="16378" table:style-name="ce1"/>
        </table:table-row>
        <table:table-row table:style-name="ro3">
          <table:table-cell office:value-type="string" table:style-name="ce2">
            <text:p>ISSUES</text:p>
          </table:table-cell>
          <table:table-cell office:value-type="float" office:value="0" table:formula="of:=COM.MICROSOFT.CONCAT([.F8:.F62])" table:style-name="ce3">
            <text:p>#NAME?</text:p>
          </table:table-cell>
          <table:table-cell table:number-columns-repeated="4" table:style-name="ce3"/>
          <table:table-cell table:number-columns-repeated="16378" table:style-name="ce1"/>
        </table:table-row>
        <table:table-row table:style-name="ro1">
          <table:table-cell table:style-name="ce2"/>
          <table:table-cell table:number-columns-repeated="5" table:style-name="ce3"/>
          <table:table-cell table:number-columns-repeated="16378" table:style-name="ce1"/>
        </table:table-row>
        <table:table-row table:style-name="ro2">
          <table:table-cell table:style-name="ce1"/>
          <table:table-cell office:value-type="string" table:style-name="ce3">
            <text:p>Version 7</text:p>
          </table:table-cell>
          <table:table-cell table:number-columns-repeated="4" table:style-name="ce3"/>
          <table:table-cell table:number-columns-repeated="16378" table:style-name="ce1"/>
        </table:table-row>
        <table:table-row table:style-name="ro3">
          <table:table-cell office:value-type="string" table:style-name="ce2">
            <text:p>CHECKS</text:p>
          </table:table-cell>
          <table:table-cell table:style-name="ce3"/>
          <table:table-cell office:value-type="string" table:style-name="ce3">
            <text:p>Do check?</text:p>
          </table:table-cell>
          <table:table-cell office:value-type="string" table:style-name="ce3">
            <text:p>OK?</text:p>
          </table:table-cell>
          <table:table-cell office:value-type="string" table:style-name="ce3">
            <text:p>Result?</text:p>
          </table:table-cell>
          <table:table-cell office:value-type="string" table:style-name="ce3">
            <text:p>Comment</text:p>
          </table:table-cell>
          <table:table-cell table:number-columns-repeated="16378" table:style-name="ce1"/>
        </table:table-row>
        <table:table-row table:style-name="ro6">
          <table:table-cell office:value-type="string" table:style-name="ce1">
            <text:p>Power supply wanted</text:p>
          </table:table-cell>
          <table:table-cell office:value-type="string" table:style-name="ce15">
            <text:p>USB 5V</text:p>
          </table:table-cell>
          <table:table-cell office:value-type="boolean" office:boolean-value="false" table:formula="of:=EXACT(LEFT(TRIM(LOWER([.A8]));5);&quot;check&quot;)" table:style-name="ce3">
            <text:p>FALSE</text:p>
          </table:table-cell>
          <table:table-cell office:value-type="boolean" office:boolean-value="false" table:formula="of:=EXACT(&quot;ok&quot;;LEFT(LOWER(TRIM([.B8]));2))" table:style-name="ce3">
            <text:p>FALSE</text:p>
          </table:table-cell>
          <table:table-cell office:value-type="string" office:string-value="IGNORE" table:formula="of:=IF([.C8];IF([.D8];&quot;OK&quot;;&quot;ISSUE&quot;);&quot;IGNORE&quot;)" table:style-name="ce13">
            <text:p>IGNORE</text:p>
          </table:table-cell>
          <table:table-cell office:value-type="float" office:value="0" table:style-name="ce3">
            <text:p>0</text:p>
          </table:table-cell>
          <table:table-cell table:number-columns-repeated="16378" table:style-name="ce1"/>
        </table:table-row>
        <table:table-row table:style-name="ro2">
          <table:table-cell office:value-type="string" table:style-name="ce1">
            <text:p>CHECK: Power supply given</text:p>
          </table:table-cell>
          <table:table-cell office:value-type="string" table:style-name="ce15">
            <text:p>OK USB connector</text:p>
          </table:table-cell>
          <table:table-cell office:value-type="boolean" office:boolean-value="true" table:formula="of:=EXACT(LEFT(TRIM(LOWER([.A9]));5);&quot;check&quot;)" table:style-name="ce3">
            <text:p>TRUE</text:p>
          </table:table-cell>
          <table:table-cell office:value-type="boolean" office:boolean-value="true" table:formula="of:=EXACT(&quot;ok&quot;;LEFT(LOWER(TRIM([.B9]));2))" table:style-name="ce3">
            <text:p>TRUE</text:p>
          </table:table-cell>
          <table:table-cell office:value-type="string" office:string-value="OK" table:formula="of:=IF([.C9];IF([.D9];&quot;OK&quot;;&quot;ISSUE&quot;);&quot;IGNORE&quot;)" table:style-name="ce13">
            <text:p>OK</text:p>
          </table:table-cell>
          <table:table-cell office:value-type="float" office:value="0" table:style-name="ce3">
            <text:p>0</text:p>
          </table:table-cell>
          <table:table-cell table:number-columns-repeated="2" table:style-name="ce1"/>
          <table:table-cell office:value-type="float" office:value="0" table:style-name="ce1">
            <text:p>0</text:p>
          </table:table-cell>
          <table:table-cell table:number-columns-repeated="16375"/>
        </table:table-row>
        <table:table-row table:style-name="ro6">
          <table:table-cell office:value-type="string" table:style-name="ce1">
            <text:p>Ground wanted</text:p>
          </table:table-cell>
          <table:table-cell office:value-type="string" table:style-name="ce15">
            <text:p>Digital/Analogue</text:p>
          </table:table-cell>
          <table:table-cell office:value-type="boolean" office:boolean-value="false" table:formula="of:=EXACT(LEFT(TRIM(LOWER([.A10]));5);&quot;check&quot;)" table:style-name="ce3">
            <text:p>FALSE</text:p>
          </table:table-cell>
          <table:table-cell office:value-type="boolean" office:boolean-value="false" table:formula="of:=EXACT(&quot;ok&quot;;LEFT(LOWER(TRIM([.B10]));2))" table:style-name="ce3">
            <text:p>FALSE</text:p>
          </table:table-cell>
          <table:table-cell office:value-type="string" office:string-value="IGNORE" table:formula="of:=IF([.C10];IF([.D10];&quot;OK&quot;;&quot;ISSUE&quot;);&quot;IGNORE&quot;)" table:style-name="ce13">
            <text:p>IGNORE</text:p>
          </table:table-cell>
          <table:table-cell office:value-type="float" office:value="0" table:style-name="ce3">
            <text:p>0</text:p>
          </table:table-cell>
          <table:table-cell table:number-columns-repeated="16378" table:style-name="ce1"/>
        </table:table-row>
        <table:table-row table:style-name="ro2">
          <table:table-cell office:value-type="string" table:style-name="ce1">
            <text:p>CHECK: Ground given</text:p>
          </table:table-cell>
          <table:table-cell office:value-type="string" table:style-name="ce15">
            <text:p>OK USB Ground</text:p>
          </table:table-cell>
          <table:table-cell office:value-type="boolean" office:boolean-value="true" table:formula="of:=EXACT(LEFT(TRIM(LOWER([.A11]));5);&quot;check&quot;)" table:style-name="ce3">
            <text:p>TRUE</text:p>
          </table:table-cell>
          <table:table-cell office:value-type="boolean" office:boolean-value="true" table:formula="of:=EXACT(&quot;ok&quot;;LEFT(LOWER(TRIM([.B11]));2))" table:style-name="ce3">
            <text:p>TRUE</text:p>
          </table:table-cell>
          <table:table-cell office:value-type="string" office:string-value="OK" table:formula="of:=IF([.C11];IF([.D11];&quot;OK&quot;;&quot;ISSUE&quot;);&quot;IGNORE&quot;)" table:style-name="ce13">
            <text:p>OK</text:p>
          </table:table-cell>
          <table:table-cell office:value-type="float" office:value="0" table:style-name="ce3">
            <text:p>0</text:p>
          </table:table-cell>
          <table:table-cell table:number-columns-repeated="16378" table:style-name="ce1"/>
        </table:table-row>
        <table:table-row table:style-name="ro6">
          <table:table-cell office:value-type="string" table:style-name="ce1">
            <text:p>List unused inputs</text:p>
          </table:table-cell>
          <table:table-cell office:value-type="string" table:style-name="ce15">
            <text:p>A0,A1,A4,A5,Rx,Tx,Aref,Reset,Vin,D6,D12</text:p>
          </table:table-cell>
          <table:table-cell office:value-type="boolean" office:boolean-value="false" table:formula="of:=EXACT(LEFT(TRIM(LOWER([.A12]));5);&quot;check&quot;)" table:style-name="ce3">
            <text:p>FALSE</text:p>
          </table:table-cell>
          <table:table-cell office:value-type="boolean" office:boolean-value="false" table:formula="of:=EXACT(&quot;ok&quot;;LEFT(LOWER(TRIM([.B12]));2))" table:style-name="ce3">
            <text:p>FALSE</text:p>
          </table:table-cell>
          <table:table-cell office:value-type="string" office:string-value="IGNORE" table:formula="of:=IF([.C12];IF([.D12];&quot;OK&quot;;&quot;ISSUE&quot;);&quot;IGNORE&quot;)" table:style-name="ce13">
            <text:p>IGNORE</text:p>
          </table:table-cell>
          <table:table-cell office:value-type="float" office:value="0" table:style-name="ce3">
            <text:p>0</text:p>
          </table:table-cell>
          <table:table-cell table:number-columns-repeated="16378" table:style-name="ce1"/>
        </table:table-row>
        <table:table-row table:style-name="ro2">
          <table:table-cell office:value-type="string" table:style-name="ce1">
            <text:p>CHECK: Unused inputs treated ok?</text:p>
          </table:table-cell>
          <table:table-cell office:value-type="string" table:style-name="ce15">
            <text:p>OK, it is fine to leave pins unconnected</text:p>
          </table:table-cell>
          <table:table-cell office:value-type="boolean" office:boolean-value="true" table:formula="of:=EXACT(LEFT(TRIM(LOWER([.A13]));5);&quot;check&quot;)" table:style-name="ce3">
            <text:p>TRUE</text:p>
          </table:table-cell>
          <table:table-cell office:value-type="boolean" office:boolean-value="true" table:formula="of:=EXACT(&quot;ok&quot;;LEFT(LOWER(TRIM([.B13]));2))" table:style-name="ce3">
            <text:p>TRUE</text:p>
          </table:table-cell>
          <table:table-cell office:value-type="string" office:string-value="OK" table:formula="of:=IF([.C13];IF([.D13];&quot;OK&quot;;&quot;ISSUE&quot;);&quot;IGNORE&quot;)" table:style-name="ce13">
            <text:p>OK</text:p>
          </table:table-cell>
          <table:table-cell office:value-type="float" office:value="0" table:style-name="ce3">
            <text:p>0</text:p>
          </table:table-cell>
          <table:table-cell table:number-columns-repeated="16378" table:style-name="ce1"/>
        </table:table-row>
        <table:table-row table:style-name="ro2">
          <table:table-cell office:value-type="string" table:style-name="ce1">
            <text:p>CHECK: Special track sizing?</text:p>
          </table:table-cell>
          <table:table-cell office:value-type="string" table:style-name="ce16">
            <text:p>OK none required</text:p>
          </table:table-cell>
          <table:table-cell office:value-type="boolean" office:boolean-value="true" table:formula="of:=EXACT(LEFT(TRIM(LOWER([.A14]));5);&quot;check&quot;)" table:style-name="ce3">
            <text:p>TRUE</text:p>
          </table:table-cell>
          <table:table-cell office:value-type="boolean" office:boolean-value="true" table:formula="of:=EXACT(&quot;ok&quot;;LEFT(LOWER(TRIM([.B14]));2))" table:style-name="ce3">
            <text:p>TRUE</text:p>
          </table:table-cell>
          <table:table-cell office:value-type="string" office:string-value="OK" table:formula="of:=IF([.C14];IF([.D14];&quot;OK&quot;;&quot;ISSUE&quot;);&quot;IGNORE&quot;)" table:style-name="ce13">
            <text:p>OK</text:p>
          </table:table-cell>
          <table:table-cell office:value-type="float" office:value="0" table:style-name="ce3">
            <text:p>0</text:p>
          </table:table-cell>
          <table:table-cell table:number-columns-repeated="16378" table:style-name="ce1"/>
        </table:table-row>
        <table:table-row table:style-name="ro2">
          <table:table-cell office:value-type="string" table:style-name="ce1">
            <text:p>CHECK: Footprint size correct?</text:p>
          </table:table-cell>
          <table:table-cell office:value-type="string" table:style-name="ce16">
            <text:p>OK previously used, assume ok</text:p>
          </table:table-cell>
          <table:table-cell office:value-type="boolean" office:boolean-value="true" table:formula="of:=EXACT(LEFT(TRIM(LOWER([.A15]));5);&quot;check&quot;)" table:style-name="ce3">
            <text:p>TRUE</text:p>
          </table:table-cell>
          <table:table-cell office:value-type="boolean" office:boolean-value="true" table:formula="of:=EXACT(&quot;ok&quot;;LEFT(LOWER(TRIM([.B15]));2))" table:style-name="ce3">
            <text:p>TRUE</text:p>
          </table:table-cell>
          <table:table-cell office:value-type="string" office:string-value="OK" table:formula="of:=IF([.C15];IF([.D15];&quot;OK&quot;;&quot;ISSUE&quot;);&quot;IGNORE&quot;)" table:style-name="ce13">
            <text:p>OK</text:p>
          </table:table-cell>
          <table:table-cell office:value-type="float" office:value="0" table:style-name="ce3">
            <text:p>0</text:p>
          </table:table-cell>
          <table:table-cell table:number-columns-repeated="16378" table:style-name="ce1"/>
        </table:table-row>
        <table:table-row table:style-name="ro2">
          <table:table-cell office:value-type="string" table:style-name="ce1">
            <text:p>CHECK: Footprint orientation?</text:p>
          </table:table-cell>
          <table:table-cell office:value-type="string" table:style-name="ce16">
            <text:p>OK previously used, assume ok</text:p>
          </table:table-cell>
          <table:table-cell office:value-type="boolean" office:boolean-value="true" table:formula="of:=EXACT(LEFT(TRIM(LOWER([.A16]));5);&quot;check&quot;)" table:style-name="ce3">
            <text:p>TRUE</text:p>
          </table:table-cell>
          <table:table-cell office:value-type="boolean" office:boolean-value="true" table:formula="of:=EXACT(&quot;ok&quot;;LEFT(LOWER(TRIM([.B16]));2))" table:style-name="ce3">
            <text:p>TRUE</text:p>
          </table:table-cell>
          <table:table-cell office:value-type="string" office:string-value="OK" table:formula="of:=IF([.C16];IF([.D16];&quot;OK&quot;;&quot;ISSUE&quot;);&quot;IGNORE&quot;)" table:style-name="ce13">
            <text:p>OK</text:p>
          </table:table-cell>
          <table:table-cell office:value-type="float" office:value="0" table:style-name="ce3">
            <text:p>0</text:p>
          </table:table-cell>
          <table:table-cell table:number-columns-repeated="16378" table:style-name="ce1"/>
        </table:table-row>
        <table:table-row table:style-name="ro8">
          <table:table-cell office:value-type="string" table:style-name="ce1">
            <text:p>CHECK: Footprint size correct?</text:p>
          </table:table-cell>
          <table:table-cell office:value-type="string" table:style-name="ce16">
            <text:p>TODO – needs room for pushing into place, and pulling out → so fingers at either end and middle. 43.16mm by 17.77mm total size</text:p>
          </table:table-cell>
          <table:table-cell office:value-type="boolean" office:boolean-value="true" table:formula="of:=EXACT(LEFT(TRIM(LOWER([.A17]));5);&quot;check&quot;)" table:style-name="ce3">
            <text:p>TRUE</text:p>
          </table:table-cell>
          <table:table-cell office:value-type="boolean" office:boolean-value="false" table:formula="of:=EXACT(&quot;ok&quot;;LEFT(LOWER(TRIM([.B17]));2))" table:style-name="ce3">
            <text:p>FALSE</text:p>
          </table:table-cell>
          <table:table-cell office:value-type="string" office:string-value="ISSUE" table:formula="of:=IF([.C17];IF([.D17];&quot;OK&quot;;&quot;ISSUE&quot;);&quot;IGNORE&quot;)" table:style-name="ce13">
            <text:p>ISSUE</text:p>
          </table:table-cell>
          <table:table-cell office:value-type="string" table:style-name="ce3">
            <text:p>CHECK: Footprint size correct?;<text:s/></text:p>
          </table:table-cell>
          <table:table-cell table:number-columns-repeated="16378"/>
        </table:table-row>
        <table:table-row table:style-name="ro6">
          <table:table-cell office:value-type="string" table:style-name="ce1">
            <text:p>Nearest component?</text:p>
          </table:table-cell>
          <table:table-cell office:value-type="string" table:style-name="ce16">
            <text:p>TODO – nearest?</text:p>
          </table:table-cell>
          <table:table-cell office:value-type="boolean" office:boolean-value="false" table:formula="of:=EXACT(LEFT(TRIM(LOWER([.A18]));5);&quot;check&quot;)" table:style-name="ce3">
            <text:p>FALSE</text:p>
          </table:table-cell>
          <table:table-cell office:value-type="boolean" office:boolean-value="false" table:formula="of:=EXACT(&quot;ok&quot;;LEFT(LOWER(TRIM([.B18]));2))" table:style-name="ce3">
            <text:p>FALSE</text:p>
          </table:table-cell>
          <table:table-cell office:value-type="string" office:string-value="IGNORE" table:formula="of:=IF([.C18];IF([.D18];&quot;OK&quot;;&quot;ISSUE&quot;);&quot;IGNORE&quot;)" table:style-name="ce13">
            <text:p>IGNORE</text:p>
          </table:table-cell>
          <table:table-cell office:value-type="float" office:value="0" table:style-name="ce3">
            <text:p>0</text:p>
          </table:table-cell>
          <table:table-cell table:number-columns-repeated="16378"/>
        </table:table-row>
        <table:table-row table:style-name="ro9">
          <table:table-cell office:value-type="string" table:style-name="ce1">
            <text:p>CHECK: EMC considerations?</text:p>
          </table:table-cell>
          <table:table-cell office:value-type="string" table:style-name="ce16">
            <text:p>OK Keep to the side of the motor shield, rather than opposite side of board</text:p>
          </table:table-cell>
          <table:table-cell office:value-type="boolean" office:boolean-value="true" table:formula="of:=EXACT(LEFT(TRIM(LOWER([.A19]));5);&quot;check&quot;)" table:style-name="ce3">
            <text:p>TRUE</text:p>
          </table:table-cell>
          <table:table-cell office:value-type="boolean" office:boolean-value="true" table:formula="of:=EXACT(&quot;ok&quot;;LEFT(LOWER(TRIM([.B19]));2))" table:style-name="ce3">
            <text:p>TRUE</text:p>
          </table:table-cell>
          <table:table-cell office:value-type="string" office:string-value="OK" table:formula="of:=IF([.C19];IF([.D19];&quot;OK&quot;;&quot;ISSUE&quot;);&quot;IGNORE&quot;)" table:style-name="ce13">
            <text:p>OK</text:p>
          </table:table-cell>
          <table:table-cell office:value-type="float" office:value="0" table:style-name="ce3">
            <text:p>0</text:p>
          </table:table-cell>
          <table:table-cell table:number-columns-repeated="16378"/>
        </table:table-row>
        <table:table-row table:style-name="ro10">
          <table:table-cell office:value-type="string" table:style-name="ce1">
            <text:p>CHECK: Cooling required?</text:p>
          </table:table-cell>
          <table:table-cell office:value-type="string" table:style-name="ce16">
            <text:p>OK No</text:p>
          </table:table-cell>
          <table:table-cell office:value-type="boolean" office:boolean-value="true" table:formula="of:=EXACT(LEFT(TRIM(LOWER([.A20]));5);&quot;check&quot;)" table:style-name="ce3">
            <text:p>TRUE</text:p>
          </table:table-cell>
          <table:table-cell office:value-type="boolean" office:boolean-value="true" table:formula="of:=EXACT(&quot;ok&quot;;LEFT(LOWER(TRIM([.B20]));2))" table:style-name="ce3">
            <text:p>TRUE</text:p>
          </table:table-cell>
          <table:table-cell office:value-type="string" office:string-value="OK" table:formula="of:=IF([.C20];IF([.D20];&quot;OK&quot;;&quot;ISSUE&quot;);&quot;IGNORE&quot;)" table:style-name="ce13">
            <text:p>OK</text:p>
          </table:table-cell>
          <table:table-cell office:value-type="float" office:value="0" table:style-name="ce3">
            <text:p>0</text:p>
          </table:table-cell>
          <table:table-cell table:number-columns-repeated="16378"/>
        </table:table-row>
        <table:table-row table:style-name="ro11">
          <table:table-cell office:value-type="string" table:style-name="ce1">
            <text:p>CHECK: PWM Pins on list?</text:p>
          </table:table-cell>
          <table:table-cell office:value-type="string" table:style-name="ce16">
            <text:p><text:span text:style-name="T5">OK 732Hz on pins 2, 3, 5, 6, 9 - 12, A2, A3, A5; Using<text:s/></text:span><text:span text:style-name="T3">9,10 so OK,<text:s/></text:span>https://www.arduino.cc/reference/en/language/functions/analog-io/analogwrite/</text:p>
          </table:table-cell>
          <table:table-cell office:value-type="boolean" office:boolean-value="true" table:formula="of:=EXACT(LEFT(TRIM(LOWER([.A21]));5);&quot;check&quot;)" table:style-name="ce3">
            <text:p>TRUE</text:p>
          </table:table-cell>
          <table:table-cell office:value-type="boolean" office:boolean-value="true" table:formula="of:=EXACT(&quot;ok&quot;;LEFT(LOWER(TRIM([.B21]));2))" table:style-name="ce3">
            <text:p>TRUE</text:p>
          </table:table-cell>
          <table:table-cell office:value-type="string" office:string-value="OK" table:formula="of:=IF([.C21];IF([.D21];&quot;OK&quot;;&quot;ISSUE&quot;);&quot;IGNORE&quot;)" table:style-name="ce13">
            <text:p>OK</text:p>
          </table:table-cell>
          <table:table-cell office:value-type="float" office:value="0" table:style-name="ce3">
            <text:p>0</text:p>
          </table:table-cell>
          <table:table-cell table:number-columns-repeated="16378"/>
        </table:table-row>
        <table:table-row table:style-name="ro12">
          <table:table-cell office:value-type="string" table:style-name="ce1">
            <text:p>CHECK: SAMD21_Turbo Pins connectable?</text:p>
          </table:table-cell>
          <table:table-cell office:value-type="string" table:style-name="ce16">
            <text:p><text:span text:style-name="T5">OK Nano 33 IoT: 4, 5, 6, 7, 8, 11, 12, and 13; For the Arduino Nano 33 IoT, you need to initialise<text:s/></text:span><text:span text:style-name="T3">timer 1 for pins 4 and 7,</text:span><text:span text:style-name="T5"><text:s/>timer 0 for pins 5, 6, 8, and 12, and timer 2 for pins 11 and 13;<text:s/></text:span><text:span text:style-name="T3">Using 4,7 so OK,<text:s/></text:span>https://github.com/ocrdu/Arduino_SAMD21_turbo_PWM</text:p>
          </table:table-cell>
          <table:table-cell office:value-type="boolean" office:boolean-value="true" table:formula="of:=EXACT(LEFT(TRIM(LOWER([.A22]));5);&quot;check&quot;)" table:style-name="ce3">
            <text:p>TRUE</text:p>
          </table:table-cell>
          <table:table-cell office:value-type="boolean" office:boolean-value="true" table:formula="of:=EXACT(&quot;ok&quot;;LEFT(LOWER(TRIM([.B22]));2))" table:style-name="ce3">
            <text:p>TRUE</text:p>
          </table:table-cell>
          <table:table-cell office:value-type="string" office:string-value="OK" table:formula="of:=IF([.C22];IF([.D22];&quot;OK&quot;;&quot;ISSUE&quot;);&quot;IGNORE&quot;)" table:style-name="ce13">
            <text:p>OK</text:p>
          </table:table-cell>
          <table:table-cell office:value-type="float" office:value="0" table:style-name="ce3">
            <text:p>0</text:p>
          </table:table-cell>
          <table:table-cell table:number-columns-repeated="16378"/>
        </table:table-row>
        <table:table-row table:style-name="ro8">
          <table:table-cell office:value-type="string" table:style-name="ce1">
            <text:p>CHECK: NO CONNECTIONS TO &gt; 3.3V</text:p>
          </table:table-cell>
          <table:table-cell office:value-type="string" table:style-name="ce16">
            <text:p>OK We are using a level shifter to connect to the encoder, and the dc motor shield takes 3V3 inputs</text:p>
          </table:table-cell>
          <table:table-cell office:value-type="boolean" office:boolean-value="true" table:formula="of:=EXACT(LEFT(TRIM(LOWER([.A23]));5);&quot;check&quot;)" table:style-name="ce3">
            <text:p>TRUE</text:p>
          </table:table-cell>
          <table:table-cell office:value-type="boolean" office:boolean-value="true" table:formula="of:=EXACT(&quot;ok&quot;;LEFT(LOWER(TRIM([.B23]));2))" table:style-name="ce3">
            <text:p>TRUE</text:p>
          </table:table-cell>
          <table:table-cell office:value-type="string" office:string-value="OK" table:formula="of:=IF([.C23];IF([.D23];&quot;OK&quot;;&quot;ISSUE&quot;);&quot;IGNORE&quot;)" table:style-name="ce13">
            <text:p>OK</text:p>
          </table:table-cell>
          <table:table-cell office:value-type="float" office:value="0" table:style-name="ce3">
            <text:p>0</text:p>
          </table:table-cell>
          <table:table-cell table:number-columns-repeated="16378"/>
        </table:table-row>
        <table:table-row table:style-name="ro2">
          <table:table-cell table:style-name="ce1"/>
          <table:table-cell table:style-name="ce15"/>
          <table:table-cell office:value-type="boolean" office:boolean-value="false" table:formula="of:=EXACT(LEFT(TRIM(LOWER([.A24]));5);&quot;check&quot;)" table:style-name="ce3">
            <text:p>FALSE</text:p>
          </table:table-cell>
          <table:table-cell office:value-type="boolean" office:boolean-value="false" table:formula="of:=EXACT(&quot;ok&quot;;LEFT(LOWER(TRIM([.B24]));2))" table:style-name="ce3">
            <text:p>FALSE</text:p>
          </table:table-cell>
          <table:table-cell office:value-type="string" office:string-value="IGNORE" table:formula="of:=IF([.C24];IF([.D24];&quot;OK&quot;;&quot;ISSUE&quot;);&quot;IGNORE&quot;)" table:style-name="ce13">
            <text:p>IGNORE</text:p>
          </table:table-cell>
          <table:table-cell office:value-type="float" office:value="0" table:style-name="ce3">
            <text:p>0</text:p>
          </table:table-cell>
          <table:table-cell table:number-columns-repeated="16378"/>
        </table:table-row>
        <table:table-row table:style-name="ro3">
          <table:table-cell office:value-type="string" table:style-name="ce2">
            <text:p>WHAT</text:p>
          </table:table-cell>
          <table:table-cell table:style-name="ce15"/>
          <table:table-cell office:value-type="boolean" office:boolean-value="false" table:formula="of:=EXACT(LEFT(TRIM(LOWER([.A25]));5);&quot;check&quot;)" table:style-name="ce3">
            <text:p>FALSE</text:p>
          </table:table-cell>
          <table:table-cell office:value-type="boolean" office:boolean-value="false" table:formula="of:=EXACT(&quot;ok&quot;;LEFT(LOWER(TRIM([.B25]));2))" table:style-name="ce3">
            <text:p>FALSE</text:p>
          </table:table-cell>
          <table:table-cell office:value-type="string" office:string-value="IGNORE" table:formula="of:=IF([.C25];IF([.D25];&quot;OK&quot;;&quot;ISSUE&quot;);&quot;IGNORE&quot;)" table:style-name="ce13">
            <text:p>IGNORE</text:p>
          </table:table-cell>
          <table:table-cell office:value-type="float" office:value="0" table:style-name="ce3">
            <text:p>0</text:p>
          </table:table-cell>
          <table:table-cell table:number-columns-repeated="16378"/>
        </table:table-row>
        <table:table-row table:style-name="ro6">
          <table:table-cell office:value-type="string" table:style-name="ce1">
            <text:p>Name</text:p>
          </table:table-cell>
          <table:table-cell office:value-type="string" table:style-name="ce15">
            <text:p>Arduino Nano IOT 33</text:p>
          </table:table-cell>
          <table:table-cell office:value-type="boolean" office:boolean-value="false" table:formula="of:=EXACT(LEFT(TRIM(LOWER([.A26]));5);&quot;check&quot;)" table:style-name="ce3">
            <text:p>FALSE</text:p>
          </table:table-cell>
          <table:table-cell office:value-type="boolean" office:boolean-value="false" table:formula="of:=EXACT(&quot;ok&quot;;LEFT(LOWER(TRIM([.B26]));2))" table:style-name="ce3">
            <text:p>FALSE</text:p>
          </table:table-cell>
          <table:table-cell office:value-type="string" office:string-value="IGNORE" table:formula="of:=IF([.C26];IF([.D26];&quot;OK&quot;;&quot;ISSUE&quot;);&quot;IGNORE&quot;)" table:style-name="ce13">
            <text:p>IGNORE</text:p>
          </table:table-cell>
          <table:table-cell office:value-type="float" office:value="0" table:style-name="ce3">
            <text:p>0</text:p>
          </table:table-cell>
          <table:table-cell table:number-columns-repeated="16378"/>
        </table:table-row>
        <table:table-row table:style-name="ro6">
          <table:table-cell office:value-type="string" table:style-name="ce1">
            <text:p>Part #</text:p>
          </table:table-cell>
          <table:table-cell office:value-type="string" table:style-name="ce15">
            <text:p>Nano 33 IoT</text:p>
          </table:table-cell>
          <table:table-cell office:value-type="boolean" office:boolean-value="false" table:formula="of:=EXACT(LEFT(TRIM(LOWER([.A27]));5);&quot;check&quot;)" table:style-name="ce3">
            <text:p>FALSE</text:p>
          </table:table-cell>
          <table:table-cell office:value-type="boolean" office:boolean-value="false" table:formula="of:=EXACT(&quot;ok&quot;;LEFT(LOWER(TRIM([.B27]));2))" table:style-name="ce3">
            <text:p>FALSE</text:p>
          </table:table-cell>
          <table:table-cell office:value-type="string" office:string-value="IGNORE" table:formula="of:=IF([.C27];IF([.D27];&quot;OK&quot;;&quot;ISSUE&quot;);&quot;IGNORE&quot;)" table:style-name="ce13">
            <text:p>IGNORE</text:p>
          </table:table-cell>
          <table:table-cell office:value-type="float" office:value="0" table:style-name="ce3">
            <text:p>0</text:p>
          </table:table-cell>
          <table:table-cell table:number-columns-repeated="16378"/>
        </table:table-row>
        <table:table-row table:style-name="ro6">
          <table:table-cell office:value-type="string" table:style-name="ce1">
            <text:p>Manufacturer</text:p>
          </table:table-cell>
          <table:table-cell office:value-type="string" table:style-name="ce15">
            <text:p>Arduino</text:p>
          </table:table-cell>
          <table:table-cell office:value-type="boolean" office:boolean-value="false" table:formula="of:=EXACT(LEFT(TRIM(LOWER([.A28]));5);&quot;check&quot;)" table:style-name="ce3">
            <text:p>FALSE</text:p>
          </table:table-cell>
          <table:table-cell office:value-type="boolean" office:boolean-value="false" table:formula="of:=EXACT(&quot;ok&quot;;LEFT(LOWER(TRIM([.B28]));2))" table:style-name="ce3">
            <text:p>FALSE</text:p>
          </table:table-cell>
          <table:table-cell office:value-type="string" office:string-value="IGNORE" table:formula="of:=IF([.C28];IF([.D28];&quot;OK&quot;;&quot;ISSUE&quot;);&quot;IGNORE&quot;)" table:style-name="ce13">
            <text:p>IGNORE</text:p>
          </table:table-cell>
          <table:table-cell office:value-type="float" office:value="0" table:style-name="ce3">
            <text:p>0</text:p>
          </table:table-cell>
          <table:table-cell table:number-columns-repeated="16378"/>
        </table:table-row>
        <table:table-row table:style-name="ro6">
          <table:table-cell office:value-type="string" table:style-name="ce1">
            <text:p>Approx Price</text:p>
          </table:table-cell>
          <table:table-cell office:value-type="currency" office:value="21" table:style-name="ce17">
            <text:p>£21.00</text:p>
          </table:table-cell>
          <table:table-cell office:value-type="boolean" office:boolean-value="false" table:formula="of:=EXACT(LEFT(TRIM(LOWER([.A29]));5);&quot;check&quot;)" table:style-name="ce3">
            <text:p>FALSE</text:p>
          </table:table-cell>
          <table:table-cell office:value-type="boolean" office:boolean-value="false" table:formula="of:=EXACT(&quot;ok&quot;;LEFT(LOWER(TRIM([.B29]));2))" table:style-name="ce3">
            <text:p>FALSE</text:p>
          </table:table-cell>
          <table:table-cell office:value-type="string" office:string-value="IGNORE" table:formula="of:=IF([.C29];IF([.D29];&quot;OK&quot;;&quot;ISSUE&quot;);&quot;IGNORE&quot;)" table:style-name="ce13">
            <text:p>IGNORE</text:p>
          </table:table-cell>
          <table:table-cell office:value-type="float" office:value="0" table:style-name="ce3">
            <text:p>0</text:p>
          </table:table-cell>
          <table:table-cell table:number-columns-repeated="16378"/>
        </table:table-row>
        <table:table-row table:style-name="ro6">
          <table:table-cell office:value-type="string" table:style-name="ce1">
            <text:p><text:span text:style-name="T5">Package type?</text:span><text:span text:style-name="T4">3</text:span></text:p>
          </table:table-cell>
          <table:table-cell office:value-type="string" table:style-name="ce15">
            <text:p>DIP</text:p>
          </table:table-cell>
          <table:table-cell office:value-type="boolean" office:boolean-value="false" table:formula="of:=EXACT(LEFT(TRIM(LOWER([.A30]));5);&quot;check&quot;)" table:style-name="ce3">
            <text:p>FALSE</text:p>
          </table:table-cell>
          <table:table-cell office:value-type="boolean" office:boolean-value="false" table:formula="of:=EXACT(&quot;ok&quot;;LEFT(LOWER(TRIM([.B30]));2))" table:style-name="ce3">
            <text:p>FALSE</text:p>
          </table:table-cell>
          <table:table-cell office:value-type="string" office:string-value="IGNORE" table:formula="of:=IF([.C30];IF([.D30];&quot;OK&quot;;&quot;ISSUE&quot;);&quot;IGNORE&quot;)" table:style-name="ce13">
            <text:p>IGNORE</text:p>
          </table:table-cell>
          <table:table-cell office:value-type="float" office:value="0" table:style-name="ce3">
            <text:p>0</text:p>
          </table:table-cell>
          <table:table-cell table:number-columns-repeated="16378"/>
        </table:table-row>
        <table:table-row table:style-name="ro13">
          <table:table-cell office:value-type="string" table:style-name="ce1">
            <text:p>Datasheet link</text:p>
          </table:table-cell>
          <table:table-cell office:value-type="string" table:style-name="ce15">
            <text:p>https://docs.arduino.cc/hardware/nano-33-iot<text:span text:style-name="T5">,<text:s/></text:span>https://docs.arduino.cc/static/2b1b0abd6cafeab3621ba4a189a87724/ABX00032-datasheet.pdf</text:p>
          </table:table-cell>
          <table:table-cell office:value-type="boolean" office:boolean-value="false" table:formula="of:=EXACT(LEFT(TRIM(LOWER([.A31]));5);&quot;check&quot;)" table:style-name="ce3">
            <text:p>FALSE</text:p>
          </table:table-cell>
          <table:table-cell office:value-type="boolean" office:boolean-value="false" table:formula="of:=EXACT(&quot;ok&quot;;LEFT(LOWER(TRIM([.B31]));2))" table:style-name="ce3">
            <text:p>FALSE</text:p>
          </table:table-cell>
          <table:table-cell office:value-type="string" office:string-value="IGNORE" table:formula="of:=IF([.C31];IF([.D31];&quot;OK&quot;;&quot;ISSUE&quot;);&quot;IGNORE&quot;)" table:style-name="ce13">
            <text:p>IGNORE</text:p>
          </table:table-cell>
          <table:table-cell office:value-type="float" office:value="0" table:style-name="ce3">
            <text:p>0</text:p>
          </table:table-cell>
          <table:table-cell table:number-columns-repeated="16378"/>
        </table:table-row>
        <table:table-row table:style-name="ro2">
          <table:table-cell table:style-name="ce1"/>
          <table:table-cell table:style-name="ce15"/>
          <table:table-cell office:value-type="boolean" office:boolean-value="false" table:formula="of:=EXACT(LEFT(TRIM(LOWER([.A32]));5);&quot;check&quot;)" table:style-name="ce3">
            <text:p>FALSE</text:p>
          </table:table-cell>
          <table:table-cell office:value-type="boolean" office:boolean-value="false" table:formula="of:=EXACT(&quot;ok&quot;;LEFT(LOWER(TRIM([.B32]));2))" table:style-name="ce3">
            <text:p>FALSE</text:p>
          </table:table-cell>
          <table:table-cell office:value-type="string" office:string-value="IGNORE" table:formula="of:=IF([.C32];IF([.D32];&quot;OK&quot;;&quot;ISSUE&quot;);&quot;IGNORE&quot;)" table:style-name="ce13">
            <text:p>IGNORE</text:p>
          </table:table-cell>
          <table:table-cell office:value-type="float" office:value="0" table:style-name="ce3">
            <text:p>0</text:p>
          </table:table-cell>
          <table:table-cell table:number-columns-repeated="16378"/>
        </table:table-row>
        <table:table-row table:style-name="ro3">
          <table:table-cell office:value-type="string" table:style-name="ce2">
            <text:p>WHY</text:p>
          </table:table-cell>
          <table:table-cell table:style-name="ce15"/>
          <table:table-cell office:value-type="boolean" office:boolean-value="false" table:formula="of:=EXACT(LEFT(TRIM(LOWER([.A33]));5);&quot;check&quot;)" table:style-name="ce3">
            <text:p>FALSE</text:p>
          </table:table-cell>
          <table:table-cell office:value-type="boolean" office:boolean-value="false" table:formula="of:=EXACT(&quot;ok&quot;;LEFT(LOWER(TRIM([.B33]));2))" table:style-name="ce3">
            <text:p>FALSE</text:p>
          </table:table-cell>
          <table:table-cell office:value-type="string" office:string-value="IGNORE" table:formula="of:=IF([.C33];IF([.D33];&quot;OK&quot;;&quot;ISSUE&quot;);&quot;IGNORE&quot;)" table:style-name="ce13">
            <text:p>IGNORE</text:p>
          </table:table-cell>
          <table:table-cell office:value-type="float" office:value="0" table:style-name="ce3">
            <text:p>0</text:p>
          </table:table-cell>
          <table:table-cell table:number-columns-repeated="16378"/>
        </table:table-row>
        <table:table-row table:style-name="ro6">
          <table:table-cell office:value-type="string" table:style-name="ce1">
            <text:p>Purpose</text:p>
          </table:table-cell>
          <table:table-cell office:value-type="string" table:style-name="ce15">
            <text:p>Control the motor driver based on JSON messages received over USB</text:p>
          </table:table-cell>
          <table:table-cell office:value-type="boolean" office:boolean-value="false" table:formula="of:=EXACT(LEFT(TRIM(LOWER([.A34]));5);&quot;check&quot;)" table:style-name="ce3">
            <text:p>FALSE</text:p>
          </table:table-cell>
          <table:table-cell office:value-type="boolean" office:boolean-value="false" table:formula="of:=EXACT(&quot;ok&quot;;LEFT(LOWER(TRIM([.B34]));2))" table:style-name="ce3">
            <text:p>FALSE</text:p>
          </table:table-cell>
          <table:table-cell office:value-type="string" office:string-value="IGNORE" table:formula="of:=IF([.C34];IF([.D34];&quot;OK&quot;;&quot;ISSUE&quot;);&quot;IGNORE&quot;)" table:style-name="ce13">
            <text:p>IGNORE</text:p>
          </table:table-cell>
          <table:table-cell office:value-type="float" office:value="0" table:style-name="ce3">
            <text:p>0</text:p>
          </table:table-cell>
          <table:table-cell table:number-columns-repeated="16378"/>
        </table:table-row>
        <table:table-row table:style-name="ro5">
          <table:table-cell office:value-type="string" table:style-name="ce1">
            <text:p><text:span text:style-name="T5">Design justification</text:span><text:span text:style-name="T4">2</text:span></text:p>
          </table:table-cell>
          <table:table-cell office:value-type="string" table:style-name="ce15">
            <text:p>We know that it works from our previous design – considerations include memory space for the JSON parsing library, timing slack for interrupt servicing for encoder, and hardware PWM and serial so that these do block the ISR during encoder pulses</text:p>
          </table:table-cell>
          <table:table-cell office:value-type="boolean" office:boolean-value="false" table:formula="of:=EXACT(LEFT(TRIM(LOWER([.A35]));5);&quot;check&quot;)" table:style-name="ce3">
            <text:p>FALSE</text:p>
          </table:table-cell>
          <table:table-cell office:value-type="boolean" office:boolean-value="false" table:formula="of:=EXACT(&quot;ok&quot;;LEFT(LOWER(TRIM([.B35]));2))" table:style-name="ce3">
            <text:p>FALSE</text:p>
          </table:table-cell>
          <table:table-cell office:value-type="string" office:string-value="IGNORE" table:formula="of:=IF([.C35];IF([.D35];&quot;OK&quot;;&quot;ISSUE&quot;);&quot;IGNORE&quot;)" table:style-name="ce13">
            <text:p>IGNORE</text:p>
          </table:table-cell>
          <table:table-cell office:value-type="float" office:value="0" table:style-name="ce3">
            <text:p>0</text:p>
          </table:table-cell>
          <table:table-cell table:number-columns-repeated="16378"/>
        </table:table-row>
        <table:table-row table:style-name="ro3">
          <table:table-cell office:value-type="string" table:style-name="ce1">
            <text:p>Lifecycle status?<text:span text:style-name="T6">4</text:span></text:p>
          </table:table-cell>
          <table:table-cell office:value-type="string" table:style-name="ce15">
            <text:p>Current</text:p>
          </table:table-cell>
          <table:table-cell office:value-type="boolean" office:boolean-value="false" table:formula="of:=EXACT(LEFT(TRIM(LOWER([.A36]));5);&quot;check&quot;)" table:style-name="ce3">
            <text:p>FALSE</text:p>
          </table:table-cell>
          <table:table-cell office:value-type="boolean" office:boolean-value="false" table:formula="of:=EXACT(&quot;ok&quot;;LEFT(LOWER(TRIM([.B36]));2))" table:style-name="ce3">
            <text:p>FALSE</text:p>
          </table:table-cell>
          <table:table-cell office:value-type="string" office:string-value="IGNORE" table:formula="of:=IF([.C36];IF([.D36];&quot;OK&quot;;&quot;ISSUE&quot;);&quot;IGNORE&quot;)" table:style-name="ce13">
            <text:p>IGNORE</text:p>
          </table:table-cell>
          <table:table-cell office:value-type="float" office:value="0" table:style-name="ce3">
            <text:p>0</text:p>
          </table:table-cell>
          <table:table-cell table:number-columns-repeated="16378"/>
        </table:table-row>
        <table:table-row table:style-name="ro2">
          <table:table-cell office:value-type="string" table:style-name="ce1">
            <text:p>CHECK: ROHS</text:p>
          </table:table-cell>
          <table:table-cell office:value-type="string" table:style-name="ce1">
            <text:p>OK (RS website)</text:p>
          </table:table-cell>
          <table:table-cell office:value-type="boolean" office:boolean-value="true" table:formula="of:=EXACT(LEFT(TRIM(LOWER([.A37]));5);&quot;check&quot;)" table:style-name="ce3">
            <text:p>TRUE</text:p>
          </table:table-cell>
          <table:table-cell office:value-type="boolean" office:boolean-value="true" table:formula="of:=EXACT(&quot;ok&quot;;LEFT(LOWER(TRIM([.B37]));2))" table:style-name="ce3">
            <text:p>TRUE</text:p>
          </table:table-cell>
          <table:table-cell office:value-type="string" office:string-value="OK" table:formula="of:=IF([.C37];IF([.D37];&quot;OK&quot;;&quot;ISSUE&quot;);&quot;IGNORE&quot;)" table:style-name="ce13">
            <text:p>OK</text:p>
          </table:table-cell>
          <table:table-cell office:value-type="float" office:value="0" table:style-name="ce3">
            <text:p>0</text:p>
          </table:table-cell>
          <table:table-cell table:number-columns-repeated="16378"/>
        </table:table-row>
        <table:table-row table:style-name="ro2">
          <table:table-cell table:style-name="ce1"/>
          <table:table-cell table:style-name="ce15"/>
          <table:table-cell office:value-type="boolean" office:boolean-value="false" table:formula="of:=EXACT(LEFT(TRIM(LOWER([.A38]));5);&quot;check&quot;)" table:style-name="ce3">
            <text:p>FALSE</text:p>
          </table:table-cell>
          <table:table-cell office:value-type="boolean" office:boolean-value="false" table:formula="of:=EXACT(&quot;ok&quot;;LEFT(LOWER(TRIM([.B38]));2))" table:style-name="ce3">
            <text:p>FALSE</text:p>
          </table:table-cell>
          <table:table-cell office:value-type="string" office:string-value="IGNORE" table:formula="of:=IF([.C38];IF([.D38];&quot;OK&quot;;&quot;ISSUE&quot;);&quot;IGNORE&quot;)" table:style-name="ce13">
            <text:p>IGNORE</text:p>
          </table:table-cell>
          <table:table-cell office:value-type="float" office:value="0" table:style-name="ce3">
            <text:p>0</text:p>
          </table:table-cell>
          <table:table-cell table:number-columns-repeated="16378"/>
        </table:table-row>
        <table:table-row table:style-name="ro3">
          <table:table-cell office:value-type="string" table:style-name="ce2">
            <text:p>HOW?</text:p>
          </table:table-cell>
          <table:table-cell table:style-name="ce15"/>
          <table:table-cell office:value-type="boolean" office:boolean-value="false" table:formula="of:=EXACT(LEFT(TRIM(LOWER([.A39]));5);&quot;check&quot;)" table:style-name="ce3">
            <text:p>FALSE</text:p>
          </table:table-cell>
          <table:table-cell office:value-type="boolean" office:boolean-value="false" table:formula="of:=EXACT(&quot;ok&quot;;LEFT(LOWER(TRIM([.B39]));2))" table:style-name="ce3">
            <text:p>FALSE</text:p>
          </table:table-cell>
          <table:table-cell office:value-type="string" office:string-value="IGNORE" table:formula="of:=IF([.C39];IF([.D39];&quot;OK&quot;;&quot;ISSUE&quot;);&quot;IGNORE&quot;)" table:style-name="ce13">
            <text:p>IGNORE</text:p>
          </table:table-cell>
          <table:table-cell office:value-type="float" office:value="0" table:style-name="ce3">
            <text:p>0</text:p>
          </table:table-cell>
          <table:table-cell table:number-columns-repeated="16378"/>
        </table:table-row>
        <table:table-row table:style-name="ro6">
          <table:table-cell office:value-type="string" table:style-name="ce1">
            <text:p>Supply Typical range</text:p>
          </table:table-cell>
          <table:table-cell office:value-type="string" table:style-name="ce15">
            <text:p>3.3V</text:p>
          </table:table-cell>
          <table:table-cell office:value-type="boolean" office:boolean-value="false" table:formula="of:=EXACT(LEFT(TRIM(LOWER([.A40]));5);&quot;check&quot;)" table:style-name="ce3">
            <text:p>FALSE</text:p>
          </table:table-cell>
          <table:table-cell office:value-type="boolean" office:boolean-value="false" table:formula="of:=EXACT(&quot;ok&quot;;LEFT(LOWER(TRIM([.B40]));2))" table:style-name="ce3">
            <text:p>FALSE</text:p>
          </table:table-cell>
          <table:table-cell office:value-type="string" office:string-value="IGNORE" table:formula="of:=IF([.C40];IF([.D40];&quot;OK&quot;;&quot;ISSUE&quot;);&quot;IGNORE&quot;)" table:style-name="ce13">
            <text:p>IGNORE</text:p>
          </table:table-cell>
          <table:table-cell office:value-type="float" office:value="0" table:style-name="ce3">
            <text:p>0</text:p>
          </table:table-cell>
          <table:table-cell table:number-columns-repeated="16378"/>
        </table:table-row>
        <table:table-row table:style-name="ro6">
          <table:table-cell office:value-type="string" table:style-name="ce1">
            <text:p>Supply Abs max</text:p>
          </table:table-cell>
          <table:table-cell office:value-type="string" table:style-name="ce15">
            <text:p>-0.3V to 21V from USB connector</text:p>
          </table:table-cell>
          <table:table-cell office:value-type="boolean" office:boolean-value="false" table:formula="of:=EXACT(LEFT(TRIM(LOWER([.A41]));5);&quot;check&quot;)" table:style-name="ce3">
            <text:p>FALSE</text:p>
          </table:table-cell>
          <table:table-cell office:value-type="boolean" office:boolean-value="false" table:formula="of:=EXACT(&quot;ok&quot;;LEFT(LOWER(TRIM([.B41]));2))" table:style-name="ce3">
            <text:p>FALSE</text:p>
          </table:table-cell>
          <table:table-cell office:value-type="string" office:string-value="IGNORE" table:formula="of:=IF([.C41];IF([.D41];&quot;OK&quot;;&quot;ISSUE&quot;);&quot;IGNORE&quot;)" table:style-name="ce13">
            <text:p>IGNORE</text:p>
          </table:table-cell>
          <table:table-cell office:value-type="float" office:value="0" table:style-name="ce3">
            <text:p>0</text:p>
          </table:table-cell>
          <table:table-cell table:number-columns-repeated="16378"/>
        </table:table-row>
        <table:table-row table:style-name="ro6">
          <table:table-cell office:value-type="string" table:style-name="ce1">
            <text:p>Supply Abs Min</text:p>
          </table:table-cell>
          <table:table-cell office:value-type="string" table:style-name="ce15">
            <text:p>-0.3V to 21V from USB connector</text:p>
          </table:table-cell>
          <table:table-cell office:value-type="boolean" office:boolean-value="false" table:formula="of:=EXACT(LEFT(TRIM(LOWER([.A42]));5);&quot;check&quot;)" table:style-name="ce3">
            <text:p>FALSE</text:p>
          </table:table-cell>
          <table:table-cell office:value-type="boolean" office:boolean-value="false" table:formula="of:=EXACT(&quot;ok&quot;;LEFT(LOWER(TRIM([.B42]));2))" table:style-name="ce3">
            <text:p>FALSE</text:p>
          </table:table-cell>
          <table:table-cell office:value-type="string" office:string-value="IGNORE" table:formula="of:=IF([.C42];IF([.D42];&quot;OK&quot;;&quot;ISSUE&quot;);&quot;IGNORE&quot;)" table:style-name="ce13">
            <text:p>IGNORE</text:p>
          </table:table-cell>
          <table:table-cell office:value-type="float" office:value="0" table:style-name="ce3">
            <text:p>0</text:p>
          </table:table-cell>
          <table:table-cell table:number-columns-repeated="16378"/>
        </table:table-row>
        <table:table-row table:style-name="ro6">
          <table:table-cell office:value-type="string" table:style-name="ce3">
            <text:p>What to do with unused inputs?</text:p>
          </table:table-cell>
          <table:table-cell office:value-type="string" table:style-name="ce15">
            <text:p>Can leave unconnected due to pull up resistors</text:p>
          </table:table-cell>
          <table:table-cell office:value-type="boolean" office:boolean-value="false" table:formula="of:=EXACT(LEFT(TRIM(LOWER([.A43]));5);&quot;check&quot;)" table:style-name="ce3">
            <text:p>FALSE</text:p>
          </table:table-cell>
          <table:table-cell office:value-type="boolean" office:boolean-value="false" table:formula="of:=EXACT(&quot;ok&quot;;LEFT(LOWER(TRIM([.B43]));2))" table:style-name="ce3">
            <text:p>FALSE</text:p>
          </table:table-cell>
          <table:table-cell office:value-type="string" office:string-value="IGNORE" table:formula="of:=IF([.C43];IF([.D43];&quot;OK&quot;;&quot;ISSUE&quot;);&quot;IGNORE&quot;)" table:style-name="ce13">
            <text:p>IGNORE</text:p>
          </table:table-cell>
          <table:table-cell office:value-type="float" office:value="0" table:style-name="ce3">
            <text:p>0</text:p>
          </table:table-cell>
          <table:table-cell table:number-columns-repeated="16378"/>
        </table:table-row>
        <table:table-row table:style-name="ro6">
          <table:table-cell office:value-type="string" table:style-name="ce3">
            <text:p>CHECK: Assembly considerations? (orientation, pick &amp; place etc)</text:p>
          </table:table-cell>
          <table:table-cell office:value-type="string" table:style-name="ce18">
            <text:p>TO CHECK we will place it by hand into headers – are header socket holes the right shape to receive arduino pins?</text:p>
          </table:table-cell>
          <table:table-cell office:value-type="boolean" office:boolean-value="true" table:formula="of:=EXACT(LEFT(TRIM(LOWER([.A44]));5);&quot;check&quot;)" table:style-name="ce3">
            <text:p>TRUE</text:p>
          </table:table-cell>
          <table:table-cell office:value-type="boolean" office:boolean-value="false" table:formula="of:=EXACT(&quot;ok&quot;;LEFT(LOWER(TRIM([.B44]));2))" table:style-name="ce3">
            <text:p>FALSE</text:p>
          </table:table-cell>
          <table:table-cell office:value-type="string" office:string-value="ISSUE" table:formula="of:=IF([.C44];IF([.D44];&quot;OK&quot;;&quot;ISSUE&quot;);&quot;IGNORE&quot;)" table:style-name="ce13">
            <text:p>ISSUE</text:p>
          </table:table-cell>
          <table:table-cell office:value-type="string" table:style-name="ce3">
            <text:p>CHECK: Assembly considerations? (orientation, pick &amp; place etc);<text:s/></text:p>
          </table:table-cell>
          <table:table-cell table:number-columns-repeated="16378"/>
        </table:table-row>
        <table:table-row table:style-name="ro2">
          <table:table-cell office:value-type="string" table:style-name="ce1">
            <text:p>Footprint source?</text:p>
          </table:table-cell>
          <table:table-cell table:style-name="ce15"/>
          <table:table-cell office:value-type="boolean" office:boolean-value="false" table:formula="of:=EXACT(LEFT(TRIM(LOWER([.A45]));5);&quot;check&quot;)" table:style-name="ce3">
            <text:p>FALSE</text:p>
          </table:table-cell>
          <table:table-cell office:value-type="boolean" office:boolean-value="false" table:formula="of:=EXACT(&quot;ok&quot;;LEFT(LOWER(TRIM([.B45]));2))" table:style-name="ce3">
            <text:p>FALSE</text:p>
          </table:table-cell>
          <table:table-cell office:value-type="string" office:string-value="IGNORE" table:formula="of:=IF([.C45];IF([.D45];&quot;OK&quot;;&quot;ISSUE&quot;);&quot;IGNORE&quot;)" table:style-name="ce13">
            <text:p>IGNORE</text:p>
          </table:table-cell>
          <table:table-cell office:value-type="float" office:value="0" table:style-name="ce3">
            <text:p>0</text:p>
          </table:table-cell>
          <table:table-cell table:number-columns-repeated="16378"/>
        </table:table-row>
        <table:table-row table:style-name="ro2">
          <table:table-cell office:value-type="string" table:style-name="ce1">
            <text:p>Footprint license?</text:p>
          </table:table-cell>
          <table:table-cell table:style-name="ce15"/>
          <table:table-cell office:value-type="boolean" office:boolean-value="false" table:formula="of:=EXACT(LEFT(TRIM(LOWER([.A46]));5);&quot;check&quot;)" table:style-name="ce3">
            <text:p>FALSE</text:p>
          </table:table-cell>
          <table:table-cell office:value-type="boolean" office:boolean-value="false" table:formula="of:=EXACT(&quot;ok&quot;;LEFT(LOWER(TRIM([.B46]));2))" table:style-name="ce3">
            <text:p>FALSE</text:p>
          </table:table-cell>
          <table:table-cell office:value-type="string" office:string-value="IGNORE" table:formula="of:=IF([.C46];IF([.D46];&quot;OK&quot;;&quot;ISSUE&quot;);&quot;IGNORE&quot;)" table:style-name="ce13">
            <text:p>IGNORE</text:p>
          </table:table-cell>
          <table:table-cell office:value-type="float" office:value="0" table:style-name="ce3">
            <text:p>0</text:p>
          </table:table-cell>
          <table:table-cell table:number-columns-repeated="16378"/>
        </table:table-row>
        <table:table-row table:style-name="ro2">
          <table:table-cell table:style-name="ce1"/>
          <table:table-cell table:style-name="ce15"/>
          <table:table-cell office:value-type="boolean" office:boolean-value="false" table:formula="of:=EXACT(LEFT(TRIM(LOWER([.A47]));5);&quot;check&quot;)" table:style-name="ce3">
            <text:p>FALSE</text:p>
          </table:table-cell>
          <table:table-cell office:value-type="boolean" office:boolean-value="false" table:formula="of:=EXACT(&quot;ok&quot;;LEFT(LOWER(TRIM([.B47]));2))" table:style-name="ce3">
            <text:p>FALSE</text:p>
          </table:table-cell>
          <table:table-cell office:value-type="string" office:string-value="IGNORE" table:formula="of:=IF([.C47];IF([.D47];&quot;OK&quot;;&quot;ISSUE&quot;);&quot;IGNORE&quot;)" table:style-name="ce13">
            <text:p>IGNORE</text:p>
          </table:table-cell>
          <table:table-cell office:value-type="float" office:value="0" table:style-name="ce3">
            <text:p>0</text:p>
          </table:table-cell>
          <table:table-cell table:number-columns-repeated="16378"/>
        </table:table-row>
        <table:table-row table:style-name="ro3">
          <table:table-cell office:value-type="string" table:style-name="ce2">
            <text:p>WHO?</text:p>
          </table:table-cell>
          <table:table-cell table:style-name="ce15"/>
          <table:table-cell office:value-type="boolean" office:boolean-value="false" table:formula="of:=EXACT(LEFT(TRIM(LOWER([.A48]));5);&quot;check&quot;)" table:style-name="ce3">
            <text:p>FALSE</text:p>
          </table:table-cell>
          <table:table-cell office:value-type="boolean" office:boolean-value="false" table:formula="of:=EXACT(&quot;ok&quot;;LEFT(LOWER(TRIM([.B48]));2))" table:style-name="ce3">
            <text:p>FALSE</text:p>
          </table:table-cell>
          <table:table-cell office:value-type="string" office:string-value="IGNORE" table:formula="of:=IF([.C48];IF([.D48];&quot;OK&quot;;&quot;ISSUE&quot;);&quot;IGNORE&quot;)" table:style-name="ce13">
            <text:p>IGNORE</text:p>
          </table:table-cell>
          <table:table-cell office:value-type="float" office:value="0" table:style-name="ce3">
            <text:p>0</text:p>
          </table:table-cell>
          <table:table-cell table:number-columns-repeated="16378"/>
        </table:table-row>
        <table:table-row table:style-name="ro2">
          <table:table-cell office:value-type="string" table:style-name="ce1">
            <text:p>CHECK: Who will supply?</text:p>
          </table:table-cell>
          <table:table-cell office:value-type="string" table:style-name="ce15">
            <text:p>OK We will – already ordered and received.</text:p>
          </table:table-cell>
          <table:table-cell office:value-type="boolean" office:boolean-value="true" table:formula="of:=EXACT(LEFT(TRIM(LOWER([.A49]));5);&quot;check&quot;)" table:style-name="ce3">
            <text:p>TRUE</text:p>
          </table:table-cell>
          <table:table-cell office:value-type="boolean" office:boolean-value="true" table:formula="of:=EXACT(&quot;ok&quot;;LEFT(LOWER(TRIM([.B49]));2))" table:style-name="ce3">
            <text:p>TRUE</text:p>
          </table:table-cell>
          <table:table-cell office:value-type="string" office:string-value="OK" table:formula="of:=IF([.C49];IF([.D49];&quot;OK&quot;;&quot;ISSUE&quot;);&quot;IGNORE&quot;)" table:style-name="ce13">
            <text:p>OK</text:p>
          </table:table-cell>
          <table:table-cell office:value-type="float" office:value="0" table:style-name="ce3">
            <text:p>0</text:p>
          </table:table-cell>
          <table:table-cell table:number-columns-repeated="16378" table:style-name="ce1"/>
        </table:table-row>
        <table:table-row table:style-name="ro2">
          <table:table-cell office:value-type="string" table:style-name="ce6">
            <text:p>Stock level</text:p>
          </table:table-cell>
          <table:table-cell table:style-name="ce15"/>
          <table:table-cell office:value-type="boolean" office:boolean-value="false" table:formula="of:=EXACT(LEFT(TRIM(LOWER([.A50]));5);&quot;check&quot;)" table:style-name="ce3">
            <text:p>FALSE</text:p>
          </table:table-cell>
          <table:table-cell office:value-type="boolean" office:boolean-value="false" table:formula="of:=EXACT(&quot;ok&quot;;LEFT(LOWER(TRIM([.B50]));2))" table:style-name="ce3">
            <text:p>FALSE</text:p>
          </table:table-cell>
          <table:table-cell office:value-type="string" office:string-value="IGNORE" table:formula="of:=IF([.C50];IF([.D50];&quot;OK&quot;;&quot;ISSUE&quot;);&quot;IGNORE&quot;)" table:style-name="ce13">
            <text:p>IGNORE</text:p>
          </table:table-cell>
          <table:table-cell office:value-type="float" office:value="0" table:style-name="ce3">
            <text:p>0</text:p>
          </table:table-cell>
          <table:table-cell table:number-columns-repeated="16378" table:style-name="ce1"/>
        </table:table-row>
        <table:table-row table:style-name="ro2">
          <table:table-cell office:value-type="string" table:style-name="ce6">
            <text:p>Price per unit</text:p>
          </table:table-cell>
          <table:table-cell table:style-name="ce15"/>
          <table:table-cell office:value-type="boolean" office:boolean-value="false" table:formula="of:=EXACT(LEFT(TRIM(LOWER([.A51]));5);&quot;check&quot;)" table:style-name="ce3">
            <text:p>FALSE</text:p>
          </table:table-cell>
          <table:table-cell office:value-type="boolean" office:boolean-value="false" table:formula="of:=EXACT(&quot;ok&quot;;LEFT(LOWER(TRIM([.B51]));2))" table:style-name="ce3">
            <text:p>FALSE</text:p>
          </table:table-cell>
          <table:table-cell office:value-type="string" office:string-value="IGNORE" table:formula="of:=IF([.C51];IF([.D51];&quot;OK&quot;;&quot;ISSUE&quot;);&quot;IGNORE&quot;)" table:style-name="ce13">
            <text:p>IGNORE</text:p>
          </table:table-cell>
          <table:table-cell office:value-type="float" office:value="0" table:style-name="ce3">
            <text:p>0</text:p>
          </table:table-cell>
          <table:table-cell table:number-columns-repeated="16378" table:style-name="ce1"/>
        </table:table-row>
        <table:table-row table:style-name="ro2">
          <table:table-cell office:value-type="string" table:style-name="ce6">
            <text:p>MoQ</text:p>
          </table:table-cell>
          <table:table-cell table:style-name="ce15"/>
          <table:table-cell office:value-type="boolean" office:boolean-value="false" table:formula="of:=EXACT(LEFT(TRIM(LOWER([.A52]));5);&quot;check&quot;)" table:style-name="ce3">
            <text:p>FALSE</text:p>
          </table:table-cell>
          <table:table-cell office:value-type="boolean" office:boolean-value="false" table:formula="of:=EXACT(&quot;ok&quot;;LEFT(LOWER(TRIM([.B52]));2))" table:style-name="ce3">
            <text:p>FALSE</text:p>
          </table:table-cell>
          <table:table-cell office:value-type="string" office:string-value="IGNORE" table:formula="of:=IF([.C52];IF([.D52];&quot;OK&quot;;&quot;ISSUE&quot;);&quot;IGNORE&quot;)" table:style-name="ce13">
            <text:p>IGNORE</text:p>
          </table:table-cell>
          <table:table-cell office:value-type="float" office:value="0" table:style-name="ce3">
            <text:p>0</text:p>
          </table:table-cell>
          <table:table-cell table:number-columns-repeated="16378" table:style-name="ce1"/>
        </table:table-row>
        <table:table-row table:style-name="ro2">
          <table:table-cell office:value-type="string" table:style-name="ce6">
            <text:p>Date last checked?</text:p>
          </table:table-cell>
          <table:table-cell table:style-name="ce15"/>
          <table:table-cell office:value-type="boolean" office:boolean-value="false" table:formula="of:=EXACT(LEFT(TRIM(LOWER([.A53]));5);&quot;check&quot;)" table:style-name="ce3">
            <text:p>FALSE</text:p>
          </table:table-cell>
          <table:table-cell office:value-type="boolean" office:boolean-value="false" table:formula="of:=EXACT(&quot;ok&quot;;LEFT(LOWER(TRIM([.B53]));2))" table:style-name="ce3">
            <text:p>FALSE</text:p>
          </table:table-cell>
          <table:table-cell office:value-type="string" office:string-value="IGNORE" table:formula="of:=IF([.C53];IF([.D53];&quot;OK&quot;;&quot;ISSUE&quot;);&quot;IGNORE&quot;)" table:style-name="ce13">
            <text:p>IGNORE</text:p>
          </table:table-cell>
          <table:table-cell office:value-type="float" office:value="0" table:style-name="ce3">
            <text:p>0</text:p>
          </table:table-cell>
          <table:table-cell table:number-columns-repeated="16378" table:style-name="ce1"/>
        </table:table-row>
        <table:table-row table:style-name="ro2">
          <table:table-cell office:value-type="string" table:style-name="ce1">
            <text:p>CHECK: Who will assemble?</text:p>
          </table:table-cell>
          <table:table-cell office:value-type="string" table:style-name="ce15">
            <text:p>OK we will</text:p>
          </table:table-cell>
          <table:table-cell office:value-type="boolean" office:boolean-value="true" table:formula="of:=EXACT(LEFT(TRIM(LOWER([.A54]));5);&quot;check&quot;)" table:style-name="ce3">
            <text:p>TRUE</text:p>
          </table:table-cell>
          <table:table-cell office:value-type="boolean" office:boolean-value="true" table:formula="of:=EXACT(&quot;ok&quot;;LEFT(LOWER(TRIM([.B54]));2))" table:style-name="ce3">
            <text:p>TRUE</text:p>
          </table:table-cell>
          <table:table-cell office:value-type="string" office:string-value="OK" table:formula="of:=IF([.C54];IF([.D54];&quot;OK&quot;;&quot;ISSUE&quot;);&quot;IGNORE&quot;)" table:style-name="ce13">
            <text:p>OK</text:p>
          </table:table-cell>
          <table:table-cell office:value-type="float" office:value="0" table:style-name="ce3">
            <text:p>0</text:p>
          </table:table-cell>
          <table:table-cell table:number-columns-repeated="16378" table:style-name="ce1"/>
        </table:table-row>
        <table:table-row table:style-name="ro2">
          <table:table-cell table:style-name="ce1"/>
          <table:table-cell table:style-name="ce15"/>
          <table:table-cell office:value-type="boolean" office:boolean-value="false" table:formula="of:=EXACT(LEFT(TRIM(LOWER([.A55]));5);&quot;check&quot;)" table:style-name="ce3">
            <text:p>FALSE</text:p>
          </table:table-cell>
          <table:table-cell office:value-type="boolean" office:boolean-value="false" table:formula="of:=EXACT(&quot;ok&quot;;LEFT(LOWER(TRIM([.B55]));2))" table:style-name="ce3">
            <text:p>FALSE</text:p>
          </table:table-cell>
          <table:table-cell office:value-type="string" office:string-value="IGNORE" table:formula="of:=IF([.C55];IF([.D55];&quot;OK&quot;;&quot;ISSUE&quot;);&quot;IGNORE&quot;)" table:style-name="ce13">
            <text:p>IGNORE</text:p>
          </table:table-cell>
          <table:table-cell office:value-type="float" office:value="0" table:style-name="ce3">
            <text:p>0</text:p>
          </table:table-cell>
          <table:table-cell table:number-columns-repeated="16378" table:style-name="ce1"/>
        </table:table-row>
        <table:table-row table:style-name="ro3">
          <table:table-cell office:value-type="string" table:style-name="ce2">
            <text:p>OTHER?</text:p>
          </table:table-cell>
          <table:table-cell table:style-name="ce15"/>
          <table:table-cell office:value-type="boolean" office:boolean-value="false" table:formula="of:=EXACT(LEFT(TRIM(LOWER([.A56]));5);&quot;check&quot;)" table:style-name="ce3">
            <text:p>FALSE</text:p>
          </table:table-cell>
          <table:table-cell office:value-type="boolean" office:boolean-value="false" table:formula="of:=EXACT(&quot;ok&quot;;LEFT(LOWER(TRIM([.B56]));2))" table:style-name="ce3">
            <text:p>FALSE</text:p>
          </table:table-cell>
          <table:table-cell office:value-type="string" office:string-value="IGNORE" table:formula="of:=IF([.C56];IF([.D56];&quot;OK&quot;;&quot;ISSUE&quot;);&quot;IGNORE&quot;)" table:style-name="ce13">
            <text:p>IGNORE</text:p>
          </table:table-cell>
          <table:table-cell office:value-type="float" office:value="0" table:style-name="ce3">
            <text:p>0</text:p>
          </table:table-cell>
          <table:table-cell table:number-columns-repeated="16378" table:style-name="ce1"/>
        </table:table-row>
        <table:table-row table:style-name="ro6">
          <table:table-cell office:value-type="string" table:style-name="ce1">
            <text:p>Dimensions</text:p>
          </table:table-cell>
          <table:table-cell office:value-type="string" table:style-name="ce15">
            <text:p>43.16mm by 17.77mm total size, R0.83mm mounting holes on 15.24mm and 40.64mm lengths</text:p>
          </table:table-cell>
          <table:table-cell office:value-type="boolean" office:boolean-value="false" table:formula="of:=EXACT(LEFT(TRIM(LOWER([.A57]));5);&quot;check&quot;)" table:style-name="ce3">
            <text:p>FALSE</text:p>
          </table:table-cell>
          <table:table-cell office:value-type="boolean" office:boolean-value="false" table:formula="of:=EXACT(&quot;ok&quot;;LEFT(LOWER(TRIM([.B57]));2))" table:style-name="ce3">
            <text:p>FALSE</text:p>
          </table:table-cell>
          <table:table-cell office:value-type="string" office:string-value="IGNORE" table:formula="of:=IF([.C57];IF([.D57];&quot;OK&quot;;&quot;ISSUE&quot;);&quot;IGNORE&quot;)" table:style-name="ce13">
            <text:p>IGNORE</text:p>
          </table:table-cell>
          <table:table-cell office:value-type="float" office:value="0" table:style-name="ce3">
            <text:p>0</text:p>
          </table:table-cell>
          <table:table-cell table:number-columns-repeated="16378" table:style-name="ce1"/>
        </table:table-row>
        <table:table-row table:number-rows-repeated="3" table:style-name="ro2">
          <table:table-cell table:style-name="ce1"/>
          <table:table-cell table:style-name="ce15"/>
          <table:table-cell table:number-columns-repeated="2" table:style-name="ce3"/>
          <table:table-cell table:style-name="ce13"/>
          <table:table-cell office:value-type="float" office:value="0" table:style-name="ce3">
            <text:p>0</text:p>
          </table:table-cell>
          <table:table-cell table:number-columns-repeated="16378" table:style-name="ce1"/>
        </table:table-row>
        <table:table-row table:style-name="ro1">
          <table:table-cell office:value-type="string" table:style-name="ce2">
            <text:p>Notes</text:p>
          </table:table-cell>
          <table:table-cell table:style-name="ce15"/>
          <table:table-cell office:value-type="float" office:value="0" table:formula="of:=SUM([.C8:.C60])" table:style-name="ce3">
            <text:p>0</text:p>
          </table:table-cell>
          <table:table-cell office:value-type="float" office:value="0" table:formula="of:=SUM([.D8:.D57])" table:style-name="ce3">
            <text:p>0</text:p>
          </table:table-cell>
          <table:table-cell office:value-type="string" office:string-value="OK" table:formula="of:=IF(NOT([.C61]=[.D61]);&quot;ISSUES&quot;;&quot;OK&quot;)" table:style-name="ce3">
            <text:p>OK</text:p>
          </table:table-cell>
          <table:table-cell table:style-name="ce3"/>
          <table:table-cell table:number-columns-repeated="16378" table:style-name="ce1"/>
        </table:table-row>
        <table:table-row table:style-name="ro2">
          <table:table-cell office:value-type="string" table:style-name="ce1">
            <text:p>0: Copy this template sheet and rename it as appropriate to each part in the design.</text:p>
          </table:table-cell>
          <table:table-cell table:number-columns-repeated="5" table:style-name="ce3"/>
          <table:table-cell table:number-columns-repeated="16378" table:style-name="ce1"/>
        </table:table-row>
        <table:table-row table:style-name="ro2">
          <table:table-cell office:value-type="string" table:style-name="ce7">
            <text:p>1: Status: use, avoid, deleted: it is useful to note parts which have been considered and should not be used (just in case we get the same bright idea again later, let’s remember why it’s not a bright idea afterall)</text:p>
          </table:table-cell>
          <table:table-cell table:number-columns-repeated="5" table:style-name="ce8"/>
          <table:table-cell table:number-columns-repeated="62" table:style-name="ce7"/>
          <table:table-cell table:number-columns-repeated="16316"/>
        </table:table-row>
        <table:table-row table:style-name="ro2">
          <table:table-cell office:value-type="string" table:style-name="ce7">
            <text:p>2: Note anything relevant to choosing this design – or not choosing it! e.g. fast enough to do level shifting on high speed bus</text:p>
          </table:table-cell>
          <table:table-cell table:number-columns-repeated="5" table:style-name="ce3"/>
          <table:table-cell table:number-columns-repeated="16378" table:style-name="ce1"/>
        </table:table-row>
        <table:table-row table:style-name="ro2">
          <table:table-cell office:value-type="string" table:style-name="ce7">
            <text:p>3: Package type: surface mount / through hole (i.e. which assembly processes are needed?)</text:p>
          </table:table-cell>
          <table:table-cell table:number-columns-repeated="16383"/>
        </table:table-row>
        <table:table-row table:style-name="ro2">
          <table:table-cell office:value-type="string" table:style-name="ce1">
            <text:p>4: Lifecycle status: prototype/current/discontinued? is the part listed as ok for new designs? If not, choose another part.</text:p>
          </table:table-cell>
          <table:table-cell table:number-columns-repeated="16383"/>
        </table:table-row>
        <table:table-row table:number-rows-repeated="1048510" table:style-name="ro7">
          <table:table-cell table:number-columns-repeated="16384"/>
        </table:table-row>
      </table:table>
      <table:table table:name="ConnectorTemplate" table:style-name="ta1">
        <table:table-column table:style-name="co5" table:default-cell-style-name="ce1"/>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2" table:default-cell-style-name="ce1"/>
        <table:table-column table:style-name="co17" table:default-cell-style-name="ce1"/>
        <table:table-column table:style-name="co18" table:default-cell-style-name="ce1"/>
        <table:table-column table:style-name="co2" table:default-cell-style-name="ce1"/>
        <table:table-column table:style-name="co19" table:default-cell-style-name="ce1"/>
        <table:table-column table:style-name="co20" table:default-cell-style-name="ce1"/>
        <table:table-column table:style-name="co21" table:default-cell-style-name="ce1"/>
        <table:table-column table:style-name="co2" table:number-columns-repeated="49" table:default-cell-style-name="ce1"/>
        <table:table-column table:style-name="co4" table:number-columns-repeated="16316" table:default-cell-style-name="ce1"/>
        <table:table-row table:style-name="ro1">
          <table:table-cell office:value-type="string" table:style-name="ce2">
            <text:p><text:span text:style-name="T3">PART</text:span><text:span text:style-name="T4">0</text:span></text:p>
          </table:table-cell>
          <table:table-cell table:number-columns-repeated="5" table:style-name="ce3"/>
          <table:table-cell table:number-columns-repeated="16378"/>
        </table:table-row>
        <table:table-row table:style-name="ro1">
          <table:table-cell office:value-type="string" table:style-name="ce2">
            <text:p>STATUS</text:p>
          </table:table-cell>
          <table:table-cell office:value-type="string" office:string-value="OK" table:formula="of:=[.E44]" table:style-name="ce20">
            <text:p>OK</text:p>
          </table:table-cell>
          <table:table-cell table:number-columns-repeated="4" table:style-name="ce3"/>
          <table:table-cell table:number-columns-repeated="16378"/>
        </table:table-row>
        <table:table-row table:style-name="ro1">
          <table:table-cell office:value-type="string" table:style-name="ce2">
            <text:p>CHECKS</text:p>
          </table:table-cell>
          <table:table-cell office:value-type="float" office:value="0" table:formula="of:=COM.MICROSOFT.CONCAT(TEXT([.D44];&quot;##&quot;);&quot;/&quot;;TEXT([.C44];&quot;##&quot;))" table:style-name="ce20">
            <text:p>#NAME?</text:p>
          </table:table-cell>
          <table:table-cell table:number-columns-repeated="4" table:style-name="ce3"/>
          <table:table-cell table:number-columns-repeated="16378"/>
        </table:table-row>
        <table:table-row table:style-name="ro14">
          <table:table-cell office:value-type="string" table:style-name="ce2">
            <text:p>ISSUES</text:p>
          </table:table-cell>
          <table:table-cell office:value-type="float" office:value="0" table:formula="of:=COM.MICROSOFT.CONCAT([.F8:.F43])" table:style-name="ce3">
            <text:p>#NAME?</text:p>
          </table:table-cell>
          <table:table-cell table:number-columns-repeated="4" table:style-name="ce3"/>
          <table:table-cell table:number-columns-repeated="16378"/>
        </table:table-row>
        <table:table-row table:style-name="ro1">
          <table:table-cell table:style-name="ce2"/>
          <table:table-cell table:number-columns-repeated="5" table:style-name="ce3"/>
          <table:table-cell table:number-columns-repeated="16378"/>
        </table:table-row>
        <table:table-row table:style-name="ro2">
          <table:table-cell table:style-name="ce1"/>
          <table:table-cell table:number-columns-repeated="5" table:style-name="ce3"/>
          <table:table-cell table:number-columns-repeated="16378"/>
        </table:table-row>
        <table:table-row table:style-name="ro3">
          <table:table-cell office:value-type="string" table:style-name="ce2">
            <text:p>CHECKS</text:p>
          </table:table-cell>
          <table:table-cell table:style-name="ce3"/>
          <table:table-cell office:value-type="string" table:style-name="ce3">
            <text:p>Do check?</text:p>
          </table:table-cell>
          <table:table-cell office:value-type="string" table:style-name="ce3">
            <text:p>OK?</text:p>
          </table:table-cell>
          <table:table-cell office:value-type="string" table:style-name="ce3">
            <text:p>Result?</text:p>
          </table:table-cell>
          <table:table-cell office:value-type="string" table:style-name="ce3">
            <text:p>Comment</text:p>
          </table:table-cell>
          <table:table-cell table:number-columns-repeated="16378"/>
        </table:table-row>
        <table:table-row table:style-name="ro2">
          <table:table-cell office:value-type="string" table:style-name="ce1">
            <text:p>CHECK: Special track sizing?</text:p>
          </table:table-cell>
          <table:table-cell table:style-name="ce4"/>
          <table:table-cell office:value-type="boolean" office:boolean-value="true" table:formula="of:=EXACT(LEFT(TRIM(LOWER([.A8]));5);&quot;check&quot;)" table:style-name="ce3">
            <text:p>TRUE</text:p>
          </table:table-cell>
          <table:table-cell office:value-type="boolean" office:boolean-value="false" table:formula="of:=EXACT(&quot;ok&quot;;LEFT(LOWER(TRIM([.B8]));2))" table:style-name="ce3">
            <text:p>FALSE</text:p>
          </table:table-cell>
          <table:table-cell office:value-type="string" office:string-value="ISSUE" table:formula="of:=IF([.C8];IF([.D8];&quot;OK&quot;;&quot;ISSUE&quot;);&quot;IGNORE&quot;)" table:style-name="ce19">
            <text:p>ISSUE</text:p>
          </table:table-cell>
          <table:table-cell office:value-type="string" table:style-name="ce3">
            <text:p>CHECK: Special track sizing?;<text:s/></text:p>
          </table:table-cell>
          <table:table-cell table:number-columns-repeated="16378"/>
        </table:table-row>
        <table:table-row table:style-name="ro2">
          <table:table-cell office:value-type="string" table:style-name="ce1">
            <text:p>CHECK: Footprint size correct?</text:p>
          </table:table-cell>
          <table:table-cell table:style-name="ce4"/>
          <table:table-cell office:value-type="boolean" office:boolean-value="true" table:formula="of:=EXACT(LEFT(TRIM(LOWER([.A9]));5);&quot;check&quot;)" table:style-name="ce3">
            <text:p>TRUE</text:p>
          </table:table-cell>
          <table:table-cell office:value-type="boolean" office:boolean-value="false" table:formula="of:=EXACT(&quot;ok&quot;;LEFT(LOWER(TRIM([.B9]));2))" table:style-name="ce3">
            <text:p>FALSE</text:p>
          </table:table-cell>
          <table:table-cell office:value-type="string" office:string-value="ISSUE" table:formula="of:=IF([.C9];IF([.D9];&quot;OK&quot;;&quot;ISSUE&quot;);&quot;IGNORE&quot;)" table:style-name="ce19">
            <text:p>ISSUE</text:p>
          </table:table-cell>
          <table:table-cell office:value-type="string" table:style-name="ce3">
            <text:p>CHECK: Footprint size correct?;<text:s/></text:p>
          </table:table-cell>
          <table:table-cell table:number-columns-repeated="16378"/>
        </table:table-row>
        <table:table-row table:style-name="ro2">
          <table:table-cell office:value-type="string" table:style-name="ce1">
            <text:p>CHECK: Footprint orientation?</text:p>
          </table:table-cell>
          <table:table-cell table:style-name="ce4"/>
          <table:table-cell office:value-type="boolean" office:boolean-value="true" table:formula="of:=EXACT(LEFT(TRIM(LOWER([.A10]));5);&quot;check&quot;)" table:style-name="ce3">
            <text:p>TRUE</text:p>
          </table:table-cell>
          <table:table-cell office:value-type="boolean" office:boolean-value="false" table:formula="of:=EXACT(&quot;ok&quot;;LEFT(LOWER(TRIM([.B10]));2))" table:style-name="ce3">
            <text:p>FALSE</text:p>
          </table:table-cell>
          <table:table-cell office:value-type="string" office:string-value="ISSUE" table:formula="of:=IF([.C10];IF([.D10];&quot;OK&quot;;&quot;ISSUE&quot;);&quot;IGNORE&quot;)" table:style-name="ce19">
            <text:p>ISSUE</text:p>
          </table:table-cell>
          <table:table-cell office:value-type="string" table:style-name="ce3">
            <text:p>CHECK: Footprint orientation?;<text:s/></text:p>
          </table:table-cell>
          <table:table-cell table:number-columns-repeated="16378"/>
        </table:table-row>
        <table:table-row table:style-name="ro4">
          <table:table-cell office:value-type="string" table:style-name="ce1">
            <text:p>CHECK: Footprint hole sizing ok?</text:p>
          </table:table-cell>
          <table:table-cell table:style-name="ce4"/>
          <table:table-cell office:value-type="boolean" office:boolean-value="true" table:formula="of:=EXACT(LEFT(TRIM(LOWER([.A11]));5);&quot;check&quot;)" table:style-name="ce3">
            <text:p>TRUE</text:p>
          </table:table-cell>
          <table:table-cell office:value-type="boolean" office:boolean-value="false" table:formula="of:=EXACT(&quot;ok&quot;;LEFT(LOWER(TRIM([.B11]));2))" table:style-name="ce3">
            <text:p>FALSE</text:p>
          </table:table-cell>
          <table:table-cell office:value-type="string" office:string-value="ISSUE" table:formula="of:=IF([.C11];IF([.D11];&quot;OK&quot;;&quot;ISSUE&quot;);&quot;IGNORE&quot;)" table:style-name="ce19">
            <text:p>ISSUE</text:p>
          </table:table-cell>
          <table:table-cell office:value-type="string" table:style-name="ce3">
            <text:p>CHECK: Footprint hole sizing ok?;<text:s/></text:p>
          </table:table-cell>
          <table:table-cell table:number-columns-repeated="16378"/>
        </table:table-row>
        <table:table-row table:style-name="ro4">
          <table:table-cell table:style-name="ce1"/>
          <table:table-cell table:style-name="ce4"/>
          <table:table-cell office:value-type="boolean" office:boolean-value="false" table:formula="of:=EXACT(LEFT(TRIM(LOWER([.A12]));5);&quot;check&quot;)" table:style-name="ce3">
            <text:p>FALSE</text:p>
          </table:table-cell>
          <table:table-cell office:value-type="boolean" office:boolean-value="false" table:formula="of:=EXACT(&quot;ok&quot;;LEFT(LOWER(TRIM([.B12]));2))" table:style-name="ce3">
            <text:p>FALSE</text:p>
          </table:table-cell>
          <table:table-cell office:value-type="string" office:string-value="IGNORE" table:formula="of:=IF([.C12];IF([.D12];&quot;OK&quot;;&quot;ISSUE&quot;);&quot;IGNORE&quot;)" table:style-name="ce19">
            <text:p>IGNORE</text:p>
          </table:table-cell>
          <table:table-cell office:value-type="float" office:value="0" table:style-name="ce3">
            <text:p>0</text:p>
          </table:table-cell>
          <table:table-cell table:number-columns-repeated="16378"/>
        </table:table-row>
        <table:table-row table:style-name="ro3">
          <table:table-cell office:value-type="string" table:style-name="ce2">
            <text:p>WHAT</text:p>
          </table:table-cell>
          <table:table-cell table:style-name="ce3"/>
          <table:table-cell office:value-type="boolean" office:boolean-value="false" table:formula="of:=EXACT(LEFT(TRIM(LOWER([.A13]));5);&quot;check&quot;)" table:style-name="ce3">
            <text:p>FALSE</text:p>
          </table:table-cell>
          <table:table-cell office:value-type="boolean" office:boolean-value="false" table:formula="of:=EXACT(&quot;ok&quot;;LEFT(LOWER(TRIM([.B13]));2))" table:style-name="ce3">
            <text:p>FALSE</text:p>
          </table:table-cell>
          <table:table-cell office:value-type="string" office:string-value="IGNORE" table:formula="of:=IF([.C13];IF([.D13];&quot;OK&quot;;&quot;ISSUE&quot;);&quot;IGNORE&quot;)" table:style-name="ce19">
            <text:p>IGNORE</text:p>
          </table:table-cell>
          <table:table-cell office:value-type="float" office:value="0" table:style-name="ce3">
            <text:p>0</text:p>
          </table:table-cell>
          <table:table-cell table:number-columns-repeated="16378"/>
        </table:table-row>
        <table:table-row table:style-name="ro2">
          <table:table-cell office:value-type="string" table:style-name="ce1">
            <text:p>Name</text:p>
          </table:table-cell>
          <table:table-cell table:style-name="ce3"/>
          <table:table-cell office:value-type="boolean" office:boolean-value="false" table:formula="of:=EXACT(LEFT(TRIM(LOWER([.A14]));5);&quot;check&quot;)" table:style-name="ce3">
            <text:p>FALSE</text:p>
          </table:table-cell>
          <table:table-cell office:value-type="boolean" office:boolean-value="false" table:formula="of:=EXACT(&quot;ok&quot;;LEFT(LOWER(TRIM([.B14]));2))" table:style-name="ce3">
            <text:p>FALSE</text:p>
          </table:table-cell>
          <table:table-cell office:value-type="string" office:string-value="IGNORE" table:formula="of:=IF([.C14];IF([.D14];&quot;OK&quot;;&quot;ISSUE&quot;);&quot;IGNORE&quot;)" table:style-name="ce19">
            <text:p>IGNORE</text:p>
          </table:table-cell>
          <table:table-cell office:value-type="float" office:value="0" table:style-name="ce3">
            <text:p>0</text:p>
          </table:table-cell>
          <table:table-cell table:number-columns-repeated="16378"/>
        </table:table-row>
        <table:table-row table:style-name="ro2">
          <table:table-cell office:value-type="string" table:style-name="ce1">
            <text:p>Part #</text:p>
          </table:table-cell>
          <table:table-cell table:style-name="ce3"/>
          <table:table-cell office:value-type="boolean" office:boolean-value="false" table:formula="of:=EXACT(LEFT(TRIM(LOWER([.A15]));5);&quot;check&quot;)" table:style-name="ce3">
            <text:p>FALSE</text:p>
          </table:table-cell>
          <table:table-cell office:value-type="boolean" office:boolean-value="false" table:formula="of:=EXACT(&quot;ok&quot;;LEFT(LOWER(TRIM([.B15]));2))" table:style-name="ce3">
            <text:p>FALSE</text:p>
          </table:table-cell>
          <table:table-cell office:value-type="string" office:string-value="IGNORE" table:formula="of:=IF([.C15];IF([.D15];&quot;OK&quot;;&quot;ISSUE&quot;);&quot;IGNORE&quot;)" table:style-name="ce19">
            <text:p>IGNORE</text:p>
          </table:table-cell>
          <table:table-cell office:value-type="float" office:value="0" table:style-name="ce3">
            <text:p>0</text:p>
          </table:table-cell>
          <table:table-cell table:number-columns-repeated="16378"/>
        </table:table-row>
        <table:table-row table:style-name="ro2">
          <table:table-cell office:value-type="string" table:style-name="ce1">
            <text:p>Manufacturer</text:p>
          </table:table-cell>
          <table:table-cell table:style-name="ce3"/>
          <table:table-cell office:value-type="boolean" office:boolean-value="false" table:formula="of:=EXACT(LEFT(TRIM(LOWER([.A16]));5);&quot;check&quot;)" table:style-name="ce3">
            <text:p>FALSE</text:p>
          </table:table-cell>
          <table:table-cell office:value-type="boolean" office:boolean-value="false" table:formula="of:=EXACT(&quot;ok&quot;;LEFT(LOWER(TRIM([.B16]));2))" table:style-name="ce3">
            <text:p>FALSE</text:p>
          </table:table-cell>
          <table:table-cell office:value-type="string" office:string-value="IGNORE" table:formula="of:=IF([.C16];IF([.D16];&quot;OK&quot;;&quot;ISSUE&quot;);&quot;IGNORE&quot;)" table:style-name="ce19">
            <text:p>IGNORE</text:p>
          </table:table-cell>
          <table:table-cell office:value-type="float" office:value="0" table:style-name="ce3">
            <text:p>0</text:p>
          </table:table-cell>
          <table:table-cell table:number-columns-repeated="16378"/>
        </table:table-row>
        <table:table-row table:style-name="ro6">
          <table:table-cell office:value-type="string" table:style-name="ce1">
            <text:p>Approx Price</text:p>
          </table:table-cell>
          <table:table-cell table:style-name="ce5"/>
          <table:table-cell office:value-type="boolean" office:boolean-value="false" table:formula="of:=EXACT(LEFT(TRIM(LOWER([.A17]));5);&quot;check&quot;)" table:style-name="ce3">
            <text:p>FALSE</text:p>
          </table:table-cell>
          <table:table-cell office:value-type="boolean" office:boolean-value="false" table:formula="of:=EXACT(&quot;ok&quot;;LEFT(LOWER(TRIM([.B17]));2))" table:style-name="ce3">
            <text:p>FALSE</text:p>
          </table:table-cell>
          <table:table-cell office:value-type="string" office:string-value="IGNORE" table:formula="of:=IF([.C17];IF([.D17];&quot;OK&quot;;&quot;ISSUE&quot;);&quot;IGNORE&quot;)" table:style-name="ce19">
            <text:p>IGNORE</text:p>
          </table:table-cell>
          <table:table-cell office:value-type="float" office:value="0" table:style-name="ce3">
            <text:p>0</text:p>
          </table:table-cell>
          <table:table-cell table:number-columns-repeated="16378"/>
        </table:table-row>
        <table:table-row table:style-name="ro2">
          <table:table-cell office:value-type="string" table:style-name="ce1">
            <text:p>Datasheet link</text:p>
          </table:table-cell>
          <table:table-cell table:style-name="ce3"/>
          <table:table-cell office:value-type="boolean" office:boolean-value="false" table:formula="of:=EXACT(LEFT(TRIM(LOWER([.A18]));5);&quot;check&quot;)" table:style-name="ce3">
            <text:p>FALSE</text:p>
          </table:table-cell>
          <table:table-cell office:value-type="boolean" office:boolean-value="false" table:formula="of:=EXACT(&quot;ok&quot;;LEFT(LOWER(TRIM([.B18]));2))" table:style-name="ce3">
            <text:p>FALSE</text:p>
          </table:table-cell>
          <table:table-cell office:value-type="string" office:string-value="IGNORE" table:formula="of:=IF([.C18];IF([.D18];&quot;OK&quot;;&quot;ISSUE&quot;);&quot;IGNORE&quot;)" table:style-name="ce19">
            <text:p>IGNORE</text:p>
          </table:table-cell>
          <table:table-cell office:value-type="float" office:value="0" table:style-name="ce3">
            <text:p>0</text:p>
          </table:table-cell>
          <table:table-cell table:number-columns-repeated="16378"/>
        </table:table-row>
        <table:table-row table:style-name="ro2">
          <table:table-cell table:style-name="ce1"/>
          <table:table-cell table:style-name="ce3"/>
          <table:table-cell office:value-type="boolean" office:boolean-value="false" table:formula="of:=EXACT(LEFT(TRIM(LOWER([.A19]));5);&quot;check&quot;)" table:style-name="ce3">
            <text:p>FALSE</text:p>
          </table:table-cell>
          <table:table-cell office:value-type="boolean" office:boolean-value="false" table:formula="of:=EXACT(&quot;ok&quot;;LEFT(LOWER(TRIM([.B19]));2))" table:style-name="ce3">
            <text:p>FALSE</text:p>
          </table:table-cell>
          <table:table-cell office:value-type="string" office:string-value="IGNORE" table:formula="of:=IF([.C19];IF([.D19];&quot;OK&quot;;&quot;ISSUE&quot;);&quot;IGNORE&quot;)" table:style-name="ce19">
            <text:p>IGNORE</text:p>
          </table:table-cell>
          <table:table-cell office:value-type="float" office:value="0" table:style-name="ce3">
            <text:p>0</text:p>
          </table:table-cell>
          <table:table-cell table:number-columns-repeated="16378"/>
        </table:table-row>
        <table:table-row table:style-name="ro3">
          <table:table-cell office:value-type="string" table:style-name="ce2">
            <text:p>WHY</text:p>
          </table:table-cell>
          <table:table-cell table:style-name="ce3"/>
          <table:table-cell office:value-type="boolean" office:boolean-value="false" table:formula="of:=EXACT(LEFT(TRIM(LOWER([.A20]));5);&quot;check&quot;)" table:style-name="ce3">
            <text:p>FALSE</text:p>
          </table:table-cell>
          <table:table-cell office:value-type="boolean" office:boolean-value="false" table:formula="of:=EXACT(&quot;ok&quot;;LEFT(LOWER(TRIM([.B20]));2))" table:style-name="ce3">
            <text:p>FALSE</text:p>
          </table:table-cell>
          <table:table-cell office:value-type="string" office:string-value="IGNORE" table:formula="of:=IF([.C20];IF([.D20];&quot;OK&quot;;&quot;ISSUE&quot;);&quot;IGNORE&quot;)" table:style-name="ce19">
            <text:p>IGNORE</text:p>
          </table:table-cell>
          <table:table-cell office:value-type="float" office:value="0" table:style-name="ce3">
            <text:p>0</text:p>
          </table:table-cell>
          <table:table-cell table:number-columns-repeated="16378"/>
        </table:table-row>
        <table:table-row table:style-name="ro2">
          <table:table-cell office:value-type="string" table:style-name="ce1">
            <text:p>Purpose</text:p>
          </table:table-cell>
          <table:table-cell table:style-name="ce3"/>
          <table:table-cell office:value-type="boolean" office:boolean-value="false" table:formula="of:=EXACT(LEFT(TRIM(LOWER([.A21]));5);&quot;check&quot;)" table:style-name="ce3">
            <text:p>FALSE</text:p>
          </table:table-cell>
          <table:table-cell office:value-type="boolean" office:boolean-value="false" table:formula="of:=EXACT(&quot;ok&quot;;LEFT(LOWER(TRIM([.B21]));2))" table:style-name="ce3">
            <text:p>FALSE</text:p>
          </table:table-cell>
          <table:table-cell office:value-type="string" office:string-value="IGNORE" table:formula="of:=IF([.C21];IF([.D21];&quot;OK&quot;;&quot;ISSUE&quot;);&quot;IGNORE&quot;)" table:style-name="ce19">
            <text:p>IGNORE</text:p>
          </table:table-cell>
          <table:table-cell office:value-type="float" office:value="0" table:style-name="ce3">
            <text:p>0</text:p>
          </table:table-cell>
          <table:table-cell table:number-columns-repeated="16378"/>
        </table:table-row>
        <table:table-row table:style-name="ro6">
          <table:table-cell office:value-type="string" table:style-name="ce1">
            <text:p><text:span text:style-name="T5">Design justification</text:span><text:span text:style-name="T4">2</text:span></text:p>
          </table:table-cell>
          <table:table-cell table:style-name="ce3"/>
          <table:table-cell office:value-type="boolean" office:boolean-value="false" table:formula="of:=EXACT(LEFT(TRIM(LOWER([.A22]));5);&quot;check&quot;)" table:style-name="ce3">
            <text:p>FALSE</text:p>
          </table:table-cell>
          <table:table-cell office:value-type="boolean" office:boolean-value="false" table:formula="of:=EXACT(&quot;ok&quot;;LEFT(LOWER(TRIM([.B22]));2))" table:style-name="ce3">
            <text:p>FALSE</text:p>
          </table:table-cell>
          <table:table-cell office:value-type="string" office:string-value="IGNORE" table:formula="of:=IF([.C22];IF([.D22];&quot;OK&quot;;&quot;ISSUE&quot;);&quot;IGNORE&quot;)" table:style-name="ce19">
            <text:p>IGNORE</text:p>
          </table:table-cell>
          <table:table-cell office:value-type="float" office:value="0" table:style-name="ce3">
            <text:p>0</text:p>
          </table:table-cell>
          <table:table-cell table:number-columns-repeated="16378"/>
        </table:table-row>
        <table:table-row table:style-name="ro3">
          <table:table-cell office:value-type="string" table:style-name="ce1">
            <text:p>Lifecycle status?<text:span text:style-name="T6">4</text:span></text:p>
          </table:table-cell>
          <table:table-cell table:style-name="ce3"/>
          <table:table-cell office:value-type="boolean" office:boolean-value="false" table:formula="of:=EXACT(LEFT(TRIM(LOWER([.A23]));5);&quot;check&quot;)" table:style-name="ce3">
            <text:p>FALSE</text:p>
          </table:table-cell>
          <table:table-cell office:value-type="boolean" office:boolean-value="false" table:formula="of:=EXACT(&quot;ok&quot;;LEFT(LOWER(TRIM([.B23]));2))" table:style-name="ce3">
            <text:p>FALSE</text:p>
          </table:table-cell>
          <table:table-cell office:value-type="string" office:string-value="IGNORE" table:formula="of:=IF([.C23];IF([.D23];&quot;OK&quot;;&quot;ISSUE&quot;);&quot;IGNORE&quot;)" table:style-name="ce19">
            <text:p>IGNORE</text:p>
          </table:table-cell>
          <table:table-cell office:value-type="float" office:value="0" table:style-name="ce3">
            <text:p>0</text:p>
          </table:table-cell>
          <table:table-cell table:number-columns-repeated="16378"/>
        </table:table-row>
        <table:table-row table:style-name="ro2">
          <table:table-cell office:value-type="string" table:style-name="ce1">
            <text:p>CHECK: ROHS</text:p>
          </table:table-cell>
          <table:table-cell table:style-name="ce21"/>
          <table:table-cell office:value-type="boolean" office:boolean-value="true" table:formula="of:=EXACT(LEFT(TRIM(LOWER([.A24]));5);&quot;check&quot;)" table:style-name="ce3">
            <text:p>TRUE</text:p>
          </table:table-cell>
          <table:table-cell office:value-type="boolean" office:boolean-value="false" table:formula="of:=EXACT(&quot;ok&quot;;LEFT(LOWER(TRIM([.B24]));2))" table:style-name="ce3">
            <text:p>FALSE</text:p>
          </table:table-cell>
          <table:table-cell office:value-type="string" office:string-value="ISSUE" table:formula="of:=IF([.C24];IF([.D24];&quot;OK&quot;;&quot;ISSUE&quot;);&quot;IGNORE&quot;)" table:style-name="ce19">
            <text:p>ISSUE</text:p>
          </table:table-cell>
          <table:table-cell office:value-type="string" table:style-name="ce3">
            <text:p>CHECK: ROHS;<text:s/></text:p>
          </table:table-cell>
          <table:table-cell table:number-columns-repeated="16378"/>
        </table:table-row>
        <table:table-row table:style-name="ro2">
          <table:table-cell table:style-name="ce1"/>
          <table:table-cell table:style-name="ce3"/>
          <table:table-cell office:value-type="boolean" office:boolean-value="false" table:formula="of:=EXACT(LEFT(TRIM(LOWER([.A25]));5);&quot;check&quot;)" table:style-name="ce3">
            <text:p>FALSE</text:p>
          </table:table-cell>
          <table:table-cell office:value-type="boolean" office:boolean-value="false" table:formula="of:=EXACT(&quot;ok&quot;;LEFT(LOWER(TRIM([.B25]));2))" table:style-name="ce3">
            <text:p>FALSE</text:p>
          </table:table-cell>
          <table:table-cell office:value-type="string" office:string-value="IGNORE" table:formula="of:=IF([.C25];IF([.D25];&quot;OK&quot;;&quot;ISSUE&quot;);&quot;IGNORE&quot;)" table:style-name="ce19">
            <text:p>IGNORE</text:p>
          </table:table-cell>
          <table:table-cell office:value-type="float" office:value="0" table:style-name="ce3">
            <text:p>0</text:p>
          </table:table-cell>
          <table:table-cell table:number-columns-repeated="16378"/>
        </table:table-row>
        <table:table-row table:style-name="ro3">
          <table:table-cell office:value-type="string" table:style-name="ce2">
            <text:p>HOW?</text:p>
          </table:table-cell>
          <table:table-cell table:style-name="ce3"/>
          <table:table-cell office:value-type="boolean" office:boolean-value="false" table:formula="of:=EXACT(LEFT(TRIM(LOWER([.A26]));5);&quot;check&quot;)" table:style-name="ce3">
            <text:p>FALSE</text:p>
          </table:table-cell>
          <table:table-cell office:value-type="boolean" office:boolean-value="false" table:formula="of:=EXACT(&quot;ok&quot;;LEFT(LOWER(TRIM([.B26]));2))" table:style-name="ce3">
            <text:p>FALSE</text:p>
          </table:table-cell>
          <table:table-cell office:value-type="string" office:string-value="IGNORE" table:formula="of:=IF([.C26];IF([.D26];&quot;OK&quot;;&quot;ISSUE&quot;);&quot;IGNORE&quot;)" table:style-name="ce19">
            <text:p>IGNORE</text:p>
          </table:table-cell>
          <table:table-cell office:value-type="float" office:value="0" table:style-name="ce3">
            <text:p>0</text:p>
          </table:table-cell>
          <table:table-cell table:number-columns-repeated="16378"/>
        </table:table-row>
        <table:table-row table:style-name="ro2">
          <table:table-cell office:value-type="string" table:style-name="ce3">
            <text:p><text:span text:style-name="T5">CHECK: Assembly considerations?</text:span><text:span text:style-name="T4">5</text:span></text:p>
          </table:table-cell>
          <table:table-cell table:style-name="ce9"/>
          <table:table-cell office:value-type="boolean" office:boolean-value="true" table:formula="of:=EXACT(LEFT(TRIM(LOWER([.A27]));5);&quot;check&quot;)" table:style-name="ce3">
            <text:p>TRUE</text:p>
          </table:table-cell>
          <table:table-cell office:value-type="boolean" office:boolean-value="false" table:formula="of:=EXACT(&quot;ok&quot;;LEFT(LOWER(TRIM([.B27]));2))" table:style-name="ce3">
            <text:p>FALSE</text:p>
          </table:table-cell>
          <table:table-cell office:value-type="string" office:string-value="ISSUE" table:formula="of:=IF([.C27];IF([.D27];&quot;OK&quot;;&quot;ISSUE&quot;);&quot;IGNORE&quot;)" table:style-name="ce19">
            <text:p>ISSUE</text:p>
          </table:table-cell>
          <table:table-cell office:value-type="string" table:style-name="ce3">
            <text:p>CHECK: Assembly considerations?5 ;<text:s/></text:p>
          </table:table-cell>
          <table:table-cell table:number-columns-repeated="16378"/>
        </table:table-row>
        <table:table-row table:style-name="ro2">
          <table:table-cell office:value-type="string" table:style-name="ce1">
            <text:p>CHECK: Footprint source?</text:p>
          </table:table-cell>
          <table:table-cell table:style-name="ce3"/>
          <table:table-cell office:value-type="boolean" office:boolean-value="true" table:formula="of:=EXACT(LEFT(TRIM(LOWER([.A28]));5);&quot;check&quot;)" table:style-name="ce3">
            <text:p>TRUE</text:p>
          </table:table-cell>
          <table:table-cell office:value-type="boolean" office:boolean-value="false" table:formula="of:=EXACT(&quot;ok&quot;;LEFT(LOWER(TRIM([.B28]));2))" table:style-name="ce3">
            <text:p>FALSE</text:p>
          </table:table-cell>
          <table:table-cell office:value-type="string" office:string-value="ISSUE" table:formula="of:=IF([.C28];IF([.D28];&quot;OK&quot;;&quot;ISSUE&quot;);&quot;IGNORE&quot;)" table:style-name="ce19">
            <text:p>ISSUE</text:p>
          </table:table-cell>
          <table:table-cell office:value-type="string" table:style-name="ce3">
            <text:p>CHECK: Footprint source?;<text:s/></text:p>
          </table:table-cell>
          <table:table-cell table:number-columns-repeated="16378"/>
        </table:table-row>
        <table:table-row table:style-name="ro2">
          <table:table-cell office:value-type="string" table:style-name="ce1">
            <text:p>CHECK: Footprint license?</text:p>
          </table:table-cell>
          <table:table-cell table:style-name="ce3"/>
          <table:table-cell office:value-type="boolean" office:boolean-value="true" table:formula="of:=EXACT(LEFT(TRIM(LOWER([.A29]));5);&quot;check&quot;)" table:style-name="ce3">
            <text:p>TRUE</text:p>
          </table:table-cell>
          <table:table-cell office:value-type="boolean" office:boolean-value="false" table:formula="of:=EXACT(&quot;ok&quot;;LEFT(LOWER(TRIM([.B29]));2))" table:style-name="ce3">
            <text:p>FALSE</text:p>
          </table:table-cell>
          <table:table-cell office:value-type="string" office:string-value="ISSUE" table:formula="of:=IF([.C29];IF([.D29];&quot;OK&quot;;&quot;ISSUE&quot;);&quot;IGNORE&quot;)" table:style-name="ce19">
            <text:p>ISSUE</text:p>
          </table:table-cell>
          <table:table-cell office:value-type="string" table:style-name="ce3">
            <text:p>CHECK: Footprint license?;<text:s/></text:p>
          </table:table-cell>
          <table:table-cell table:number-columns-repeated="16378"/>
        </table:table-row>
        <table:table-row table:style-name="ro2">
          <table:table-cell table:style-name="ce1"/>
          <table:table-cell table:style-name="ce3"/>
          <table:table-cell office:value-type="boolean" office:boolean-value="false" table:formula="of:=EXACT(LEFT(TRIM(LOWER([.A30]));5);&quot;check&quot;)" table:style-name="ce3">
            <text:p>FALSE</text:p>
          </table:table-cell>
          <table:table-cell office:value-type="boolean" office:boolean-value="false" table:formula="of:=EXACT(&quot;ok&quot;;LEFT(LOWER(TRIM([.B30]));2))" table:style-name="ce3">
            <text:p>FALSE</text:p>
          </table:table-cell>
          <table:table-cell office:value-type="string" office:string-value="IGNORE" table:formula="of:=IF([.C30];IF([.D30];&quot;OK&quot;;&quot;ISSUE&quot;);&quot;IGNORE&quot;)" table:style-name="ce19">
            <text:p>IGNORE</text:p>
          </table:table-cell>
          <table:table-cell office:value-type="float" office:value="0" table:style-name="ce3">
            <text:p>0</text:p>
          </table:table-cell>
          <table:table-cell table:number-columns-repeated="16378"/>
        </table:table-row>
        <table:table-row table:style-name="ro3">
          <table:table-cell office:value-type="string" table:style-name="ce2">
            <text:p>WHO?</text:p>
          </table:table-cell>
          <table:table-cell table:style-name="ce3"/>
          <table:table-cell office:value-type="boolean" office:boolean-value="false" table:formula="of:=EXACT(LEFT(TRIM(LOWER([.A31]));5);&quot;check&quot;)" table:style-name="ce3">
            <text:p>FALSE</text:p>
          </table:table-cell>
          <table:table-cell office:value-type="boolean" office:boolean-value="false" table:formula="of:=EXACT(&quot;ok&quot;;LEFT(LOWER(TRIM([.B31]));2))" table:style-name="ce3">
            <text:p>FALSE</text:p>
          </table:table-cell>
          <table:table-cell office:value-type="string" office:string-value="IGNORE" table:formula="of:=IF([.C31];IF([.D31];&quot;OK&quot;;&quot;ISSUE&quot;);&quot;IGNORE&quot;)" table:style-name="ce19">
            <text:p>IGNORE</text:p>
          </table:table-cell>
          <table:table-cell office:value-type="float" office:value="0" table:style-name="ce3">
            <text:p>0</text:p>
          </table:table-cell>
          <table:table-cell table:number-columns-repeated="16378"/>
        </table:table-row>
        <table:table-row table:style-name="ro2">
          <table:table-cell office:value-type="string" table:style-name="ce1">
            <text:p>CHECK: Who will supply?</text:p>
          </table:table-cell>
          <table:table-cell table:style-name="ce3"/>
          <table:table-cell office:value-type="boolean" office:boolean-value="true" table:formula="of:=EXACT(LEFT(TRIM(LOWER([.A32]));5);&quot;check&quot;)" table:style-name="ce3">
            <text:p>TRUE</text:p>
          </table:table-cell>
          <table:table-cell office:value-type="boolean" office:boolean-value="false" table:formula="of:=EXACT(&quot;ok&quot;;LEFT(LOWER(TRIM([.B32]));2))" table:style-name="ce3">
            <text:p>FALSE</text:p>
          </table:table-cell>
          <table:table-cell office:value-type="string" office:string-value="ISSUE" table:formula="of:=IF([.C32];IF([.D32];&quot;OK&quot;;&quot;ISSUE&quot;);&quot;IGNORE&quot;)" table:style-name="ce19">
            <text:p>ISSUE</text:p>
          </table:table-cell>
          <table:table-cell office:value-type="string" table:style-name="ce3">
            <text:p>CHECK: Who will supply?;<text:s/></text:p>
          </table:table-cell>
          <table:table-cell table:number-columns-repeated="16378"/>
        </table:table-row>
        <table:table-row table:style-name="ro2">
          <table:table-cell office:value-type="string" table:style-name="ce6">
            <text:p>Stock level</text:p>
          </table:table-cell>
          <table:table-cell table:style-name="ce3"/>
          <table:table-cell office:value-type="boolean" office:boolean-value="false" table:formula="of:=EXACT(LEFT(TRIM(LOWER([.A33]));5);&quot;check&quot;)" table:style-name="ce3">
            <text:p>FALSE</text:p>
          </table:table-cell>
          <table:table-cell office:value-type="boolean" office:boolean-value="false" table:formula="of:=EXACT(&quot;ok&quot;;LEFT(LOWER(TRIM([.B33]));2))" table:style-name="ce3">
            <text:p>FALSE</text:p>
          </table:table-cell>
          <table:table-cell office:value-type="string" office:string-value="IGNORE" table:formula="of:=IF([.C33];IF([.D33];&quot;OK&quot;;&quot;ISSUE&quot;);&quot;IGNORE&quot;)" table:style-name="ce19">
            <text:p>IGNORE</text:p>
          </table:table-cell>
          <table:table-cell office:value-type="float" office:value="0" table:style-name="ce3">
            <text:p>0</text:p>
          </table:table-cell>
          <table:table-cell table:number-columns-repeated="16378" table:style-name="ce1"/>
        </table:table-row>
        <table:table-row table:style-name="ro2">
          <table:table-cell office:value-type="string" table:style-name="ce6">
            <text:p>Price per unit</text:p>
          </table:table-cell>
          <table:table-cell table:style-name="ce3"/>
          <table:table-cell office:value-type="boolean" office:boolean-value="false" table:formula="of:=EXACT(LEFT(TRIM(LOWER([.A34]));5);&quot;check&quot;)" table:style-name="ce3">
            <text:p>FALSE</text:p>
          </table:table-cell>
          <table:table-cell office:value-type="boolean" office:boolean-value="false" table:formula="of:=EXACT(&quot;ok&quot;;LEFT(LOWER(TRIM([.B34]));2))" table:style-name="ce3">
            <text:p>FALSE</text:p>
          </table:table-cell>
          <table:table-cell office:value-type="string" office:string-value="IGNORE" table:formula="of:=IF([.C34];IF([.D34];&quot;OK&quot;;&quot;ISSUE&quot;);&quot;IGNORE&quot;)" table:style-name="ce19">
            <text:p>IGNORE</text:p>
          </table:table-cell>
          <table:table-cell office:value-type="float" office:value="0" table:style-name="ce3">
            <text:p>0</text:p>
          </table:table-cell>
          <table:table-cell table:number-columns-repeated="16378" table:style-name="ce1"/>
        </table:table-row>
        <table:table-row table:style-name="ro2">
          <table:table-cell office:value-type="string" table:style-name="ce6">
            <text:p>MoQ</text:p>
          </table:table-cell>
          <table:table-cell table:style-name="ce3"/>
          <table:table-cell office:value-type="boolean" office:boolean-value="false" table:formula="of:=EXACT(LEFT(TRIM(LOWER([.A35]));5);&quot;check&quot;)" table:style-name="ce3">
            <text:p>FALSE</text:p>
          </table:table-cell>
          <table:table-cell office:value-type="boolean" office:boolean-value="false" table:formula="of:=EXACT(&quot;ok&quot;;LEFT(LOWER(TRIM([.B35]));2))" table:style-name="ce3">
            <text:p>FALSE</text:p>
          </table:table-cell>
          <table:table-cell office:value-type="string" office:string-value="IGNORE" table:formula="of:=IF([.C35];IF([.D35];&quot;OK&quot;;&quot;ISSUE&quot;);&quot;IGNORE&quot;)" table:style-name="ce19">
            <text:p>IGNORE</text:p>
          </table:table-cell>
          <table:table-cell office:value-type="float" office:value="0" table:style-name="ce3">
            <text:p>0</text:p>
          </table:table-cell>
          <table:table-cell table:number-columns-repeated="16378" table:style-name="ce1"/>
        </table:table-row>
        <table:table-row table:style-name="ro2">
          <table:table-cell office:value-type="string" table:style-name="ce6">
            <text:p>Date last checked?</text:p>
          </table:table-cell>
          <table:table-cell table:style-name="ce3"/>
          <table:table-cell office:value-type="boolean" office:boolean-value="false" table:formula="of:=EXACT(LEFT(TRIM(LOWER([.A36]));5);&quot;check&quot;)" table:style-name="ce3">
            <text:p>FALSE</text:p>
          </table:table-cell>
          <table:table-cell office:value-type="boolean" office:boolean-value="false" table:formula="of:=EXACT(&quot;ok&quot;;LEFT(LOWER(TRIM([.B36]));2))" table:style-name="ce3">
            <text:p>FALSE</text:p>
          </table:table-cell>
          <table:table-cell office:value-type="string" office:string-value="IGNORE" table:formula="of:=IF([.C36];IF([.D36];&quot;OK&quot;;&quot;ISSUE&quot;);&quot;IGNORE&quot;)" table:style-name="ce19">
            <text:p>IGNORE</text:p>
          </table:table-cell>
          <table:table-cell office:value-type="float" office:value="0" table:style-name="ce3">
            <text:p>0</text:p>
          </table:table-cell>
          <table:table-cell table:number-columns-repeated="16378" table:style-name="ce1"/>
        </table:table-row>
        <table:table-row table:style-name="ro2">
          <table:table-cell office:value-type="string" table:style-name="ce1">
            <text:p>CHECK: Who will assemble?</text:p>
          </table:table-cell>
          <table:table-cell table:style-name="ce3"/>
          <table:table-cell office:value-type="boolean" office:boolean-value="true" table:formula="of:=EXACT(LEFT(TRIM(LOWER([.A37]));5);&quot;check&quot;)" table:style-name="ce3">
            <text:p>TRUE</text:p>
          </table:table-cell>
          <table:table-cell office:value-type="boolean" office:boolean-value="false" table:formula="of:=EXACT(&quot;ok&quot;;LEFT(LOWER(TRIM([.B37]));2))" table:style-name="ce3">
            <text:p>FALSE</text:p>
          </table:table-cell>
          <table:table-cell office:value-type="string" office:string-value="ISSUE" table:formula="of:=IF([.C37];IF([.D37];&quot;OK&quot;;&quot;ISSUE&quot;);&quot;IGNORE&quot;)" table:style-name="ce19">
            <text:p>ISSUE</text:p>
          </table:table-cell>
          <table:table-cell office:value-type="string" table:style-name="ce3">
            <text:p>CHECK: Who will assemble?;<text:s/></text:p>
          </table:table-cell>
          <table:table-cell table:number-columns-repeated="16378" table:style-name="ce1"/>
        </table:table-row>
        <table:table-row table:style-name="ro2">
          <table:table-cell table:style-name="ce1"/>
          <table:table-cell table:style-name="ce3"/>
          <table:table-cell office:value-type="boolean" office:boolean-value="false" table:formula="of:=EXACT(LEFT(TRIM(LOWER([.A38]));5);&quot;check&quot;)" table:style-name="ce3">
            <text:p>FALSE</text:p>
          </table:table-cell>
          <table:table-cell office:value-type="boolean" office:boolean-value="false" table:formula="of:=EXACT(&quot;ok&quot;;LEFT(LOWER(TRIM([.B38]));2))" table:style-name="ce3">
            <text:p>FALSE</text:p>
          </table:table-cell>
          <table:table-cell office:value-type="string" office:string-value="IGNORE" table:formula="of:=IF([.C38];IF([.D38];&quot;OK&quot;;&quot;ISSUE&quot;);&quot;IGNORE&quot;)" table:style-name="ce19">
            <text:p>IGNORE</text:p>
          </table:table-cell>
          <table:table-cell office:value-type="float" office:value="0" table:style-name="ce3">
            <text:p>0</text:p>
          </table:table-cell>
          <table:table-cell table:number-columns-repeated="16378" table:style-name="ce1"/>
        </table:table-row>
        <table:table-row table:style-name="ro3">
          <table:table-cell office:value-type="string" table:style-name="ce2">
            <text:p>OTHER?</text:p>
          </table:table-cell>
          <table:table-cell table:style-name="ce3"/>
          <table:table-cell office:value-type="boolean" office:boolean-value="false" table:formula="of:=EXACT(LEFT(TRIM(LOWER([.A39]));5);&quot;check&quot;)" table:style-name="ce3">
            <text:p>FALSE</text:p>
          </table:table-cell>
          <table:table-cell office:value-type="boolean" office:boolean-value="false" table:formula="of:=EXACT(&quot;ok&quot;;LEFT(LOWER(TRIM([.B39]));2))" table:style-name="ce3">
            <text:p>FALSE</text:p>
          </table:table-cell>
          <table:table-cell office:value-type="string" office:string-value="IGNORE" table:formula="of:=IF([.C39];IF([.D39];&quot;OK&quot;;&quot;ISSUE&quot;);&quot;IGNORE&quot;)" table:style-name="ce19">
            <text:p>IGNORE</text:p>
          </table:table-cell>
          <table:table-cell office:value-type="float" office:value="0" table:style-name="ce3">
            <text:p>0</text:p>
          </table:table-cell>
          <table:table-cell table:number-columns-repeated="16378" table:style-name="ce1"/>
        </table:table-row>
        <table:table-row table:style-name="ro2">
          <table:table-cell office:value-type="string" table:style-name="ce1">
            <text:p>Dimensions</text:p>
          </table:table-cell>
          <table:table-cell table:style-name="ce3"/>
          <table:table-cell office:value-type="boolean" office:boolean-value="false" table:formula="of:=EXACT(LEFT(TRIM(LOWER([.A40]));5);&quot;check&quot;)" table:style-name="ce3">
            <text:p>FALSE</text:p>
          </table:table-cell>
          <table:table-cell office:value-type="boolean" office:boolean-value="false" table:formula="of:=EXACT(&quot;ok&quot;;LEFT(LOWER(TRIM([.B40]));2))" table:style-name="ce3">
            <text:p>FALSE</text:p>
          </table:table-cell>
          <table:table-cell office:value-type="string" office:string-value="IGNORE" table:formula="of:=IF([.C40];IF([.D40];&quot;OK&quot;;&quot;ISSUE&quot;);&quot;IGNORE&quot;)" table:style-name="ce19">
            <text:p>IGNORE</text:p>
          </table:table-cell>
          <table:table-cell office:value-type="float" office:value="0" table:style-name="ce3">
            <text:p>0</text:p>
          </table:table-cell>
          <table:table-cell table:number-columns-repeated="16378" table:style-name="ce1"/>
        </table:table-row>
        <table:table-row table:number-rows-repeated="3" table:style-name="ro2">
          <table:table-cell table:style-name="ce1"/>
          <table:table-cell table:number-columns-repeated="3" table:style-name="ce3"/>
          <table:table-cell table:style-name="ce19"/>
          <table:table-cell office:value-type="float" office:value="0" table:style-name="ce3">
            <text:p>0</text:p>
          </table:table-cell>
          <table:table-cell table:number-columns-repeated="16378" table:style-name="ce1"/>
        </table:table-row>
        <table:table-row table:style-name="ro1">
          <table:table-cell office:value-type="string" table:style-name="ce2">
            <text:p>Notes</text:p>
          </table:table-cell>
          <table:table-cell table:style-name="ce3"/>
          <table:table-cell office:value-type="float" office:value="0" table:formula="of:=SUM([.C8:.C43])" table:style-name="ce3">
            <text:p>0</text:p>
          </table:table-cell>
          <table:table-cell office:value-type="float" office:value="0" table:formula="of:=SUM([.D8:.D40])" table:style-name="ce3">
            <text:p>0</text:p>
          </table:table-cell>
          <table:table-cell office:value-type="string" office:string-value="OK" table:formula="of:=IF(NOT([.C44]=[.D44]);&quot;ISSUES&quot;;&quot;OK&quot;)" table:style-name="ce3">
            <text:p>OK</text:p>
          </table:table-cell>
          <table:table-cell table:style-name="ce3"/>
          <table:table-cell table:number-columns-repeated="16378" table:style-name="ce1"/>
        </table:table-row>
        <table:table-row table:style-name="ro2">
          <table:table-cell office:value-type="string" table:style-name="ce1">
            <text:p>0: Copy this template sheet and rename it as appropriate to each part in the design.</text:p>
          </table:table-cell>
          <table:table-cell table:number-columns-repeated="5" table:style-name="ce3"/>
          <table:table-cell table:number-columns-repeated="16378" table:style-name="ce1"/>
        </table:table-row>
        <table:table-row table:style-name="ro2">
          <table:table-cell office:value-type="string" table:style-name="ce7">
            <text:p>1: Status: use, avoid, deleted: it is useful to note parts which have been considered and should not be used (just in case we get the same bright idea again later, let’s remember why it’s not a bright idea afterall)</text:p>
          </table:table-cell>
          <table:table-cell table:number-columns-repeated="5" table:style-name="ce8"/>
          <table:table-cell table:number-columns-repeated="62" table:style-name="ce7"/>
          <table:table-cell table:number-columns-repeated="16316"/>
        </table:table-row>
        <table:table-row table:style-name="ro2">
          <table:table-cell office:value-type="string" table:style-name="ce7">
            <text:p>2: Note anything relevant to choosing this design – or not choosing it! e.g. fast enough to do level shifting on high speed bus</text:p>
          </table:table-cell>
          <table:table-cell table:number-columns-repeated="5" table:style-name="ce3"/>
          <table:table-cell table:number-columns-repeated="16378" table:style-name="ce1"/>
        </table:table-row>
        <table:table-row table:style-name="ro2">
          <table:table-cell office:value-type="string" table:style-name="ce7">
            <text:p>3: Package type: surface mount / through hole (i.e. which assembly processes are needed?)</text:p>
          </table:table-cell>
          <table:table-cell table:number-columns-repeated="5" table:style-name="ce3"/>
          <table:table-cell table:number-columns-repeated="16378" table:style-name="ce1"/>
        </table:table-row>
        <table:table-row table:style-name="ro2">
          <table:table-cell office:value-type="string" table:style-name="ce1">
            <text:p>4: Lifecycle status: prototype/current/discontinued? is the part listed as ok for new designs? If not, choose another part.</text:p>
          </table:table-cell>
          <table:table-cell table:number-columns-repeated="16383"/>
        </table:table-row>
        <table:table-row table:style-name="ro2">
          <table:table-cell office:value-type="string" table:style-name="ce1">
            <text:p>5: orientation, pick &amp; place constraints, clearances, fits, tolerances</text:p>
          </table:table-cell>
          <table:table-cell table:number-columns-repeated="16383"/>
        </table:table-row>
        <table:table-row table:number-rows-repeated="1048526" table:style-name="ro7">
          <table:table-cell table:number-columns-repeated="16384"/>
        </table:table-row>
      </table:table>
      <table:table table:name="ElectronicPartTemplate_(2)" table:style-name="ta1">
        <table:table-column table:style-name="co5" table:default-cell-style-name="ce1"/>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2" table:default-cell-style-name="ce1"/>
        <table:table-column table:style-name="co17" table:default-cell-style-name="ce1"/>
        <table:table-column table:style-name="co18" table:default-cell-style-name="ce1"/>
        <table:table-column table:style-name="co2" table:default-cell-style-name="ce1"/>
        <table:table-column table:style-name="co19" table:default-cell-style-name="ce1"/>
        <table:table-column table:style-name="co20" table:default-cell-style-name="ce1"/>
        <table:table-column table:style-name="co21" table:default-cell-style-name="ce1"/>
        <table:table-column table:style-name="co2" table:number-columns-repeated="49" table:default-cell-style-name="ce1"/>
        <table:table-column table:style-name="co4" table:number-columns-repeated="16316" table:default-cell-style-name="ce1"/>
        <table:table-row table:style-name="ro1">
          <table:table-cell office:value-type="string" table:style-name="ce2">
            <text:p><text:span text:style-name="T3">PART</text:span><text:span text:style-name="T4">0</text:span></text:p>
          </table:table-cell>
          <table:table-cell table:number-columns-repeated="5" table:style-name="ce3"/>
          <table:table-cell table:number-columns-repeated="16378" table:style-name="ce1"/>
        </table:table-row>
        <table:table-row table:style-name="ro1">
          <table:table-cell office:value-type="string" table:style-name="ce2">
            <text:p>STATUS</text:p>
          </table:table-cell>
          <table:table-cell office:value-type="string" office:string-value="OK" table:formula="of:=[.E62]" table:style-name="ce23">
            <text:p>OK</text:p>
          </table:table-cell>
          <table:table-cell table:number-columns-repeated="4" table:style-name="ce3"/>
          <table:table-cell table:number-columns-repeated="16378" table:style-name="ce1"/>
        </table:table-row>
        <table:table-row table:style-name="ro1">
          <table:table-cell office:value-type="string" table:style-name="ce2">
            <text:p>CHECKS</text:p>
          </table:table-cell>
          <table:table-cell office:value-type="float" office:value="0" table:formula="of:=COM.MICROSOFT.CONCAT(TEXT([.D62];&quot;##&quot;);&quot;/&quot;;TEXT([.C62];&quot;##&quot;))" table:style-name="ce23">
            <text:p>#NAME?</text:p>
          </table:table-cell>
          <table:table-cell table:number-columns-repeated="4" table:style-name="ce3"/>
          <table:table-cell table:number-columns-repeated="16378" table:style-name="ce1"/>
        </table:table-row>
        <table:table-row table:style-name="ro15">
          <table:table-cell office:value-type="string" table:style-name="ce2">
            <text:p>ISSUES</text:p>
          </table:table-cell>
          <table:table-cell office:value-type="float" office:value="0" table:formula="of:=COM.MICROSOFT.CONCAT([.F8:.F61])" table:style-name="ce3">
            <text:p>#NAME?</text:p>
          </table:table-cell>
          <table:table-cell table:number-columns-repeated="4" table:style-name="ce3"/>
          <table:table-cell table:number-columns-repeated="16378" table:style-name="ce1"/>
        </table:table-row>
        <table:table-row table:style-name="ro1">
          <table:table-cell table:style-name="ce2"/>
          <table:table-cell table:number-columns-repeated="5" table:style-name="ce3"/>
          <table:table-cell table:number-columns-repeated="16378" table:style-name="ce1"/>
        </table:table-row>
        <table:table-row table:style-name="ro2">
          <table:table-cell table:style-name="ce1"/>
          <table:table-cell table:number-columns-repeated="5" table:style-name="ce3"/>
          <table:table-cell table:number-columns-repeated="16378" table:style-name="ce1"/>
        </table:table-row>
        <table:table-row table:style-name="ro3">
          <table:table-cell office:value-type="string" table:style-name="ce2">
            <text:p>CHECKS</text:p>
          </table:table-cell>
          <table:table-cell table:style-name="ce3"/>
          <table:table-cell office:value-type="string" table:style-name="ce3">
            <text:p>Do check?</text:p>
          </table:table-cell>
          <table:table-cell office:value-type="string" table:style-name="ce3">
            <text:p>OK?</text:p>
          </table:table-cell>
          <table:table-cell office:value-type="string" table:style-name="ce3">
            <text:p>Result?</text:p>
          </table:table-cell>
          <table:table-cell office:value-type="string" table:style-name="ce3">
            <text:p>Comment</text:p>
          </table:table-cell>
          <table:table-cell table:number-columns-repeated="16378" table:style-name="ce1"/>
        </table:table-row>
        <table:table-row table:style-name="ro2">
          <table:table-cell office:value-type="string" table:style-name="ce1">
            <text:p>Power supply wanted</text:p>
          </table:table-cell>
          <table:table-cell table:style-name="ce24"/>
          <table:table-cell office:value-type="boolean" office:boolean-value="false" table:formula="of:=EXACT(LEFT(TRIM(LOWER([.A8]));5);&quot;check&quot;)" table:style-name="ce3">
            <text:p>FALSE</text:p>
          </table:table-cell>
          <table:table-cell office:value-type="boolean" office:boolean-value="false" table:formula="of:=EXACT(&quot;ok&quot;;LEFT(LOWER(TRIM([.B8]));2))" table:style-name="ce3">
            <text:p>FALSE</text:p>
          </table:table-cell>
          <table:table-cell office:value-type="string" office:string-value="IGNORE" table:formula="of:=IF([.C8];IF([.D8];&quot;OK&quot;;&quot;ISSUE&quot;);&quot;IGNORE&quot;)" table:style-name="ce22">
            <text:p>IGNORE</text:p>
          </table:table-cell>
          <table:table-cell office:value-type="float" office:value="0" table:style-name="ce3">
            <text:p>0</text:p>
          </table:table-cell>
          <table:table-cell table:number-columns-repeated="16378" table:style-name="ce1"/>
        </table:table-row>
        <table:table-row table:style-name="ro2">
          <table:table-cell office:value-type="string" table:style-name="ce1">
            <text:p>CHECK: Power supply given</text:p>
          </table:table-cell>
          <table:table-cell table:style-name="ce24"/>
          <table:table-cell office:value-type="boolean" office:boolean-value="true" table:formula="of:=EXACT(LEFT(TRIM(LOWER([.A9]));5);&quot;check&quot;)" table:style-name="ce3">
            <text:p>TRUE</text:p>
          </table:table-cell>
          <table:table-cell office:value-type="boolean" office:boolean-value="false" table:formula="of:=EXACT(&quot;ok&quot;;LEFT(LOWER(TRIM([.B9]));2))" table:style-name="ce3">
            <text:p>FALSE</text:p>
          </table:table-cell>
          <table:table-cell office:value-type="string" office:string-value="ISSUE" table:formula="of:=IF([.C9];IF([.D9];&quot;OK&quot;;&quot;ISSUE&quot;);&quot;IGNORE&quot;)" table:style-name="ce22">
            <text:p>ISSUE</text:p>
          </table:table-cell>
          <table:table-cell office:value-type="string" table:style-name="ce3">
            <text:p>CHECK: Power supply given;<text:s/></text:p>
          </table:table-cell>
          <table:table-cell table:number-columns-repeated="2" table:style-name="ce1"/>
          <table:table-cell office:value-type="float" office:value="0" table:style-name="ce1">
            <text:p>0</text:p>
          </table:table-cell>
          <table:table-cell table:number-columns-repeated="16375"/>
        </table:table-row>
        <table:table-row table:style-name="ro2">
          <table:table-cell office:value-type="string" table:style-name="ce1">
            <text:p>Ground wanted</text:p>
          </table:table-cell>
          <table:table-cell table:style-name="ce24"/>
          <table:table-cell office:value-type="boolean" office:boolean-value="false" table:formula="of:=EXACT(LEFT(TRIM(LOWER([.A10]));5);&quot;check&quot;)" table:style-name="ce3">
            <text:p>FALSE</text:p>
          </table:table-cell>
          <table:table-cell office:value-type="boolean" office:boolean-value="false" table:formula="of:=EXACT(&quot;ok&quot;;LEFT(LOWER(TRIM([.B10]));2))" table:style-name="ce3">
            <text:p>FALSE</text:p>
          </table:table-cell>
          <table:table-cell office:value-type="string" office:string-value="IGNORE" table:formula="of:=IF([.C10];IF([.D10];&quot;OK&quot;;&quot;ISSUE&quot;);&quot;IGNORE&quot;)" table:style-name="ce22">
            <text:p>IGNORE</text:p>
          </table:table-cell>
          <table:table-cell office:value-type="float" office:value="0" table:style-name="ce3">
            <text:p>0</text:p>
          </table:table-cell>
          <table:table-cell table:number-columns-repeated="16378" table:style-name="ce1"/>
        </table:table-row>
        <table:table-row table:style-name="ro2">
          <table:table-cell office:value-type="string" table:style-name="ce1">
            <text:p>CHECK: Ground given</text:p>
          </table:table-cell>
          <table:table-cell table:style-name="ce24"/>
          <table:table-cell office:value-type="boolean" office:boolean-value="true" table:formula="of:=EXACT(LEFT(TRIM(LOWER([.A11]));5);&quot;check&quot;)" table:style-name="ce3">
            <text:p>TRUE</text:p>
          </table:table-cell>
          <table:table-cell office:value-type="boolean" office:boolean-value="false" table:formula="of:=EXACT(&quot;ok&quot;;LEFT(LOWER(TRIM([.B11]));2))" table:style-name="ce3">
            <text:p>FALSE</text:p>
          </table:table-cell>
          <table:table-cell office:value-type="string" office:string-value="ISSUE" table:formula="of:=IF([.C11];IF([.D11];&quot;OK&quot;;&quot;ISSUE&quot;);&quot;IGNORE&quot;)" table:style-name="ce22">
            <text:p>ISSUE</text:p>
          </table:table-cell>
          <table:table-cell office:value-type="string" table:style-name="ce3">
            <text:p>CHECK: Ground given;<text:s/></text:p>
          </table:table-cell>
          <table:table-cell table:number-columns-repeated="16378" table:style-name="ce1"/>
        </table:table-row>
        <table:table-row table:style-name="ro2">
          <table:table-cell office:value-type="string" table:style-name="ce1">
            <text:p>List unused inputs</text:p>
          </table:table-cell>
          <table:table-cell table:style-name="ce24"/>
          <table:table-cell office:value-type="boolean" office:boolean-value="false" table:formula="of:=EXACT(LEFT(TRIM(LOWER([.A12]));5);&quot;check&quot;)" table:style-name="ce3">
            <text:p>FALSE</text:p>
          </table:table-cell>
          <table:table-cell office:value-type="boolean" office:boolean-value="false" table:formula="of:=EXACT(&quot;ok&quot;;LEFT(LOWER(TRIM([.B12]));2))" table:style-name="ce3">
            <text:p>FALSE</text:p>
          </table:table-cell>
          <table:table-cell office:value-type="string" office:string-value="IGNORE" table:formula="of:=IF([.C12];IF([.D12];&quot;OK&quot;;&quot;ISSUE&quot;);&quot;IGNORE&quot;)" table:style-name="ce22">
            <text:p>IGNORE</text:p>
          </table:table-cell>
          <table:table-cell office:value-type="float" office:value="0" table:style-name="ce3">
            <text:p>0</text:p>
          </table:table-cell>
          <table:table-cell table:number-columns-repeated="16378" table:style-name="ce1"/>
        </table:table-row>
        <table:table-row table:style-name="ro2">
          <table:table-cell office:value-type="string" table:style-name="ce1">
            <text:p>CHECK: Unused inputs treated ok?</text:p>
          </table:table-cell>
          <table:table-cell table:style-name="ce24"/>
          <table:table-cell office:value-type="boolean" office:boolean-value="true" table:formula="of:=EXACT(LEFT(TRIM(LOWER([.A13]));5);&quot;check&quot;)" table:style-name="ce3">
            <text:p>TRUE</text:p>
          </table:table-cell>
          <table:table-cell office:value-type="boolean" office:boolean-value="false" table:formula="of:=EXACT(&quot;ok&quot;;LEFT(LOWER(TRIM([.B13]));2))" table:style-name="ce3">
            <text:p>FALSE</text:p>
          </table:table-cell>
          <table:table-cell office:value-type="string" office:string-value="ISSUE" table:formula="of:=IF([.C13];IF([.D13];&quot;OK&quot;;&quot;ISSUE&quot;);&quot;IGNORE&quot;)" table:style-name="ce22">
            <text:p>ISSUE</text:p>
          </table:table-cell>
          <table:table-cell office:value-type="string" table:style-name="ce3">
            <text:p>CHECK: Unused inputs treated ok?;<text:s/></text:p>
          </table:table-cell>
          <table:table-cell table:number-columns-repeated="16378" table:style-name="ce1"/>
        </table:table-row>
        <table:table-row table:style-name="ro2">
          <table:table-cell office:value-type="string" table:style-name="ce1">
            <text:p>CHECK: Special track sizing?</text:p>
          </table:table-cell>
          <table:table-cell table:style-name="ce25"/>
          <table:table-cell office:value-type="boolean" office:boolean-value="true" table:formula="of:=EXACT(LEFT(TRIM(LOWER([.A14]));5);&quot;check&quot;)" table:style-name="ce3">
            <text:p>TRUE</text:p>
          </table:table-cell>
          <table:table-cell office:value-type="boolean" office:boolean-value="false" table:formula="of:=EXACT(&quot;ok&quot;;LEFT(LOWER(TRIM([.B14]));2))" table:style-name="ce3">
            <text:p>FALSE</text:p>
          </table:table-cell>
          <table:table-cell office:value-type="string" office:string-value="ISSUE" table:formula="of:=IF([.C14];IF([.D14];&quot;OK&quot;;&quot;ISSUE&quot;);&quot;IGNORE&quot;)" table:style-name="ce22">
            <text:p>ISSUE</text:p>
          </table:table-cell>
          <table:table-cell office:value-type="string" table:style-name="ce3">
            <text:p>CHECK: Special track sizing?;<text:s/></text:p>
          </table:table-cell>
          <table:table-cell table:number-columns-repeated="16378" table:style-name="ce1"/>
        </table:table-row>
        <table:table-row table:style-name="ro2">
          <table:table-cell office:value-type="string" table:style-name="ce1">
            <text:p>CHECK: Footprint size correct?</text:p>
          </table:table-cell>
          <table:table-cell table:style-name="ce25"/>
          <table:table-cell office:value-type="boolean" office:boolean-value="true" table:formula="of:=EXACT(LEFT(TRIM(LOWER([.A15]));5);&quot;check&quot;)" table:style-name="ce3">
            <text:p>TRUE</text:p>
          </table:table-cell>
          <table:table-cell office:value-type="boolean" office:boolean-value="false" table:formula="of:=EXACT(&quot;ok&quot;;LEFT(LOWER(TRIM([.B15]));2))" table:style-name="ce3">
            <text:p>FALSE</text:p>
          </table:table-cell>
          <table:table-cell office:value-type="string" office:string-value="ISSUE" table:formula="of:=IF([.C15];IF([.D15];&quot;OK&quot;;&quot;ISSUE&quot;);&quot;IGNORE&quot;)" table:style-name="ce22">
            <text:p>ISSUE</text:p>
          </table:table-cell>
          <table:table-cell office:value-type="string" table:style-name="ce3">
            <text:p>CHECK: Footprint size correct?;<text:s/></text:p>
          </table:table-cell>
          <table:table-cell table:number-columns-repeated="16378" table:style-name="ce1"/>
        </table:table-row>
        <table:table-row table:style-name="ro2">
          <table:table-cell office:value-type="string" table:style-name="ce1">
            <text:p>CHECK: Footprint orientation?</text:p>
          </table:table-cell>
          <table:table-cell table:style-name="ce25"/>
          <table:table-cell office:value-type="boolean" office:boolean-value="true" table:formula="of:=EXACT(LEFT(TRIM(LOWER([.A16]));5);&quot;check&quot;)" table:style-name="ce3">
            <text:p>TRUE</text:p>
          </table:table-cell>
          <table:table-cell office:value-type="boolean" office:boolean-value="false" table:formula="of:=EXACT(&quot;ok&quot;;LEFT(LOWER(TRIM([.B16]));2))" table:style-name="ce3">
            <text:p>FALSE</text:p>
          </table:table-cell>
          <table:table-cell office:value-type="string" office:string-value="ISSUE" table:formula="of:=IF([.C16];IF([.D16];&quot;OK&quot;;&quot;ISSUE&quot;);&quot;IGNORE&quot;)" table:style-name="ce22">
            <text:p>ISSUE</text:p>
          </table:table-cell>
          <table:table-cell office:value-type="string" table:style-name="ce3">
            <text:p>CHECK: Footprint orientation?;<text:s/></text:p>
          </table:table-cell>
          <table:table-cell table:number-columns-repeated="16378" table:style-name="ce1"/>
        </table:table-row>
        <table:table-row table:style-name="ro6">
          <table:table-cell office:value-type="string" table:style-name="ce1">
            <text:p>Nearest component?</text:p>
          </table:table-cell>
          <table:table-cell table:style-name="ce25"/>
          <table:table-cell office:value-type="boolean" office:boolean-value="false" table:formula="of:=EXACT(LEFT(TRIM(LOWER([.A17]));5);&quot;check&quot;)" table:style-name="ce3">
            <text:p>FALSE</text:p>
          </table:table-cell>
          <table:table-cell office:value-type="boolean" office:boolean-value="false" table:formula="of:=EXACT(&quot;ok&quot;;LEFT(LOWER(TRIM([.B17]));2))" table:style-name="ce3">
            <text:p>FALSE</text:p>
          </table:table-cell>
          <table:table-cell office:value-type="string" office:string-value="IGNORE" table:formula="of:=IF([.C17];IF([.D17];&quot;OK&quot;;&quot;ISSUE&quot;);&quot;IGNORE&quot;)" table:style-name="ce22">
            <text:p>IGNORE</text:p>
          </table:table-cell>
          <table:table-cell office:value-type="float" office:value="0" table:style-name="ce3">
            <text:p>0</text:p>
          </table:table-cell>
          <table:table-cell table:number-columns-repeated="16378"/>
        </table:table-row>
        <table:table-row table:style-name="ro16">
          <table:table-cell office:value-type="string" table:style-name="ce1">
            <text:p>CHECK: EMC considerations?</text:p>
          </table:table-cell>
          <table:table-cell table:style-name="ce25"/>
          <table:table-cell office:value-type="boolean" office:boolean-value="true" table:formula="of:=EXACT(LEFT(TRIM(LOWER([.A18]));5);&quot;check&quot;)" table:style-name="ce3">
            <text:p>TRUE</text:p>
          </table:table-cell>
          <table:table-cell office:value-type="boolean" office:boolean-value="false" table:formula="of:=EXACT(&quot;ok&quot;;LEFT(LOWER(TRIM([.B18]));2))" table:style-name="ce3">
            <text:p>FALSE</text:p>
          </table:table-cell>
          <table:table-cell office:value-type="string" office:string-value="ISSUE" table:formula="of:=IF([.C18];IF([.D18];&quot;OK&quot;;&quot;ISSUE&quot;);&quot;IGNORE&quot;)" table:style-name="ce22">
            <text:p>ISSUE</text:p>
          </table:table-cell>
          <table:table-cell office:value-type="string" table:style-name="ce3">
            <text:p>CHECK: EMC considerations?;<text:s/></text:p>
          </table:table-cell>
          <table:table-cell table:number-columns-repeated="16378"/>
        </table:table-row>
        <table:table-row table:style-name="ro4">
          <table:table-cell table:style-name="ce1"/>
          <table:table-cell table:style-name="ce25"/>
          <table:table-cell office:value-type="boolean" office:boolean-value="false" table:formula="of:=EXACT(LEFT(TRIM(LOWER([.A19]));5);&quot;check&quot;)" table:style-name="ce3">
            <text:p>FALSE</text:p>
          </table:table-cell>
          <table:table-cell office:value-type="boolean" office:boolean-value="false" table:formula="of:=EXACT(&quot;ok&quot;;LEFT(LOWER(TRIM([.B19]));2))" table:style-name="ce3">
            <text:p>FALSE</text:p>
          </table:table-cell>
          <table:table-cell office:value-type="string" office:string-value="IGNORE" table:formula="of:=IF([.C19];IF([.D19];&quot;OK&quot;;&quot;ISSUE&quot;);&quot;IGNORE&quot;)" table:style-name="ce22">
            <text:p>IGNORE</text:p>
          </table:table-cell>
          <table:table-cell office:value-type="float" office:value="0" table:style-name="ce3">
            <text:p>0</text:p>
          </table:table-cell>
          <table:table-cell table:number-columns-repeated="16378"/>
        </table:table-row>
        <table:table-row table:style-name="ro4">
          <table:table-cell table:style-name="ce1"/>
          <table:table-cell table:style-name="ce25"/>
          <table:table-cell office:value-type="boolean" office:boolean-value="false" table:formula="of:=EXACT(LEFT(TRIM(LOWER([.A20]));5);&quot;check&quot;)" table:style-name="ce3">
            <text:p>FALSE</text:p>
          </table:table-cell>
          <table:table-cell office:value-type="boolean" office:boolean-value="false" table:formula="of:=EXACT(&quot;ok&quot;;LEFT(LOWER(TRIM([.B20]));2))" table:style-name="ce3">
            <text:p>FALSE</text:p>
          </table:table-cell>
          <table:table-cell office:value-type="string" office:string-value="IGNORE" table:formula="of:=IF([.C20];IF([.D20];&quot;OK&quot;;&quot;ISSUE&quot;);&quot;IGNORE&quot;)" table:style-name="ce22">
            <text:p>IGNORE</text:p>
          </table:table-cell>
          <table:table-cell office:value-type="float" office:value="0" table:style-name="ce3">
            <text:p>0</text:p>
          </table:table-cell>
          <table:table-cell table:number-columns-repeated="16378"/>
        </table:table-row>
        <table:table-row table:style-name="ro4">
          <table:table-cell table:style-name="ce1"/>
          <table:table-cell table:style-name="ce25"/>
          <table:table-cell office:value-type="boolean" office:boolean-value="false" table:formula="of:=EXACT(LEFT(TRIM(LOWER([.A21]));5);&quot;check&quot;)" table:style-name="ce3">
            <text:p>FALSE</text:p>
          </table:table-cell>
          <table:table-cell office:value-type="boolean" office:boolean-value="false" table:formula="of:=EXACT(&quot;ok&quot;;LEFT(LOWER(TRIM([.B21]));2))" table:style-name="ce3">
            <text:p>FALSE</text:p>
          </table:table-cell>
          <table:table-cell office:value-type="string" office:string-value="IGNORE" table:formula="of:=IF([.C21];IF([.D21];&quot;OK&quot;;&quot;ISSUE&quot;);&quot;IGNORE&quot;)" table:style-name="ce22">
            <text:p>IGNORE</text:p>
          </table:table-cell>
          <table:table-cell office:value-type="float" office:value="0" table:style-name="ce3">
            <text:p>0</text:p>
          </table:table-cell>
          <table:table-cell table:number-columns-repeated="16378"/>
        </table:table-row>
        <table:table-row table:style-name="ro4">
          <table:table-cell table:style-name="ce1"/>
          <table:table-cell table:style-name="ce25"/>
          <table:table-cell office:value-type="boolean" office:boolean-value="false" table:formula="of:=EXACT(LEFT(TRIM(LOWER([.A22]));5);&quot;check&quot;)" table:style-name="ce3">
            <text:p>FALSE</text:p>
          </table:table-cell>
          <table:table-cell office:value-type="boolean" office:boolean-value="false" table:formula="of:=EXACT(&quot;ok&quot;;LEFT(LOWER(TRIM([.B22]));2))" table:style-name="ce3">
            <text:p>FALSE</text:p>
          </table:table-cell>
          <table:table-cell office:value-type="string" office:string-value="IGNORE" table:formula="of:=IF([.C22];IF([.D22];&quot;OK&quot;;&quot;ISSUE&quot;);&quot;IGNORE&quot;)" table:style-name="ce22">
            <text:p>IGNORE</text:p>
          </table:table-cell>
          <table:table-cell office:value-type="float" office:value="0" table:style-name="ce3">
            <text:p>0</text:p>
          </table:table-cell>
          <table:table-cell table:number-columns-repeated="16378"/>
        </table:table-row>
        <table:table-row table:style-name="ro4">
          <table:table-cell table:style-name="ce1"/>
          <table:table-cell table:style-name="ce25"/>
          <table:table-cell office:value-type="boolean" office:boolean-value="false" table:formula="of:=EXACT(LEFT(TRIM(LOWER([.A23]));5);&quot;check&quot;)" table:style-name="ce3">
            <text:p>FALSE</text:p>
          </table:table-cell>
          <table:table-cell office:value-type="boolean" office:boolean-value="false" table:formula="of:=EXACT(&quot;ok&quot;;LEFT(LOWER(TRIM([.B23]));2))" table:style-name="ce3">
            <text:p>FALSE</text:p>
          </table:table-cell>
          <table:table-cell office:value-type="string" office:string-value="IGNORE" table:formula="of:=IF([.C23];IF([.D23];&quot;OK&quot;;&quot;ISSUE&quot;);&quot;IGNORE&quot;)" table:style-name="ce22">
            <text:p>IGNORE</text:p>
          </table:table-cell>
          <table:table-cell office:value-type="float" office:value="0" table:style-name="ce3">
            <text:p>0</text:p>
          </table:table-cell>
          <table:table-cell table:number-columns-repeated="16378"/>
        </table:table-row>
        <table:table-row table:style-name="ro4">
          <table:table-cell table:style-name="ce1"/>
          <table:table-cell table:style-name="ce25"/>
          <table:table-cell office:value-type="boolean" office:boolean-value="false" table:formula="of:=EXACT(LEFT(TRIM(LOWER([.A24]));5);&quot;check&quot;)" table:style-name="ce3">
            <text:p>FALSE</text:p>
          </table:table-cell>
          <table:table-cell office:value-type="boolean" office:boolean-value="false" table:formula="of:=EXACT(&quot;ok&quot;;LEFT(LOWER(TRIM([.B24]));2))" table:style-name="ce3">
            <text:p>FALSE</text:p>
          </table:table-cell>
          <table:table-cell office:value-type="string" office:string-value="IGNORE" table:formula="of:=IF([.C24];IF([.D24];&quot;OK&quot;;&quot;ISSUE&quot;);&quot;IGNORE&quot;)" table:style-name="ce22">
            <text:p>IGNORE</text:p>
          </table:table-cell>
          <table:table-cell office:value-type="float" office:value="0" table:style-name="ce3">
            <text:p>0</text:p>
          </table:table-cell>
          <table:table-cell table:number-columns-repeated="16378"/>
        </table:table-row>
        <table:table-row table:style-name="ro4">
          <table:table-cell table:style-name="ce1"/>
          <table:table-cell table:style-name="ce25"/>
          <table:table-cell office:value-type="boolean" office:boolean-value="false" table:formula="of:=EXACT(LEFT(TRIM(LOWER([.A25]));5);&quot;check&quot;)" table:style-name="ce3">
            <text:p>FALSE</text:p>
          </table:table-cell>
          <table:table-cell office:value-type="boolean" office:boolean-value="false" table:formula="of:=EXACT(&quot;ok&quot;;LEFT(LOWER(TRIM([.B25]));2))" table:style-name="ce3">
            <text:p>FALSE</text:p>
          </table:table-cell>
          <table:table-cell office:value-type="string" office:string-value="IGNORE" table:formula="of:=IF([.C25];IF([.D25];&quot;OK&quot;;&quot;ISSUE&quot;);&quot;IGNORE&quot;)" table:style-name="ce22">
            <text:p>IGNORE</text:p>
          </table:table-cell>
          <table:table-cell office:value-type="float" office:value="0" table:style-name="ce3">
            <text:p>0</text:p>
          </table:table-cell>
          <table:table-cell table:number-columns-repeated="16378"/>
        </table:table-row>
        <table:table-row table:style-name="ro3">
          <table:table-cell office:value-type="string" table:style-name="ce2">
            <text:p>WHAT</text:p>
          </table:table-cell>
          <table:table-cell table:style-name="ce24"/>
          <table:table-cell office:value-type="boolean" office:boolean-value="false" table:formula="of:=EXACT(LEFT(TRIM(LOWER([.A26]));5);&quot;check&quot;)" table:style-name="ce3">
            <text:p>FALSE</text:p>
          </table:table-cell>
          <table:table-cell office:value-type="boolean" office:boolean-value="false" table:formula="of:=EXACT(&quot;ok&quot;;LEFT(LOWER(TRIM([.B26]));2))" table:style-name="ce3">
            <text:p>FALSE</text:p>
          </table:table-cell>
          <table:table-cell office:value-type="string" office:string-value="IGNORE" table:formula="of:=IF([.C26];IF([.D26];&quot;OK&quot;;&quot;ISSUE&quot;);&quot;IGNORE&quot;)" table:style-name="ce22">
            <text:p>IGNORE</text:p>
          </table:table-cell>
          <table:table-cell office:value-type="float" office:value="0" table:style-name="ce3">
            <text:p>0</text:p>
          </table:table-cell>
          <table:table-cell table:number-columns-repeated="16378"/>
        </table:table-row>
        <table:table-row table:style-name="ro2">
          <table:table-cell office:value-type="string" table:style-name="ce1">
            <text:p>Name</text:p>
          </table:table-cell>
          <table:table-cell table:style-name="ce24"/>
          <table:table-cell office:value-type="boolean" office:boolean-value="false" table:formula="of:=EXACT(LEFT(TRIM(LOWER([.A27]));5);&quot;check&quot;)" table:style-name="ce3">
            <text:p>FALSE</text:p>
          </table:table-cell>
          <table:table-cell office:value-type="boolean" office:boolean-value="false" table:formula="of:=EXACT(&quot;ok&quot;;LEFT(LOWER(TRIM([.B27]));2))" table:style-name="ce3">
            <text:p>FALSE</text:p>
          </table:table-cell>
          <table:table-cell office:value-type="string" office:string-value="IGNORE" table:formula="of:=IF([.C27];IF([.D27];&quot;OK&quot;;&quot;ISSUE&quot;);&quot;IGNORE&quot;)" table:style-name="ce22">
            <text:p>IGNORE</text:p>
          </table:table-cell>
          <table:table-cell office:value-type="float" office:value="0" table:style-name="ce3">
            <text:p>0</text:p>
          </table:table-cell>
          <table:table-cell table:number-columns-repeated="16378"/>
        </table:table-row>
        <table:table-row table:style-name="ro2">
          <table:table-cell office:value-type="string" table:style-name="ce1">
            <text:p>Part #</text:p>
          </table:table-cell>
          <table:table-cell table:style-name="ce24"/>
          <table:table-cell office:value-type="boolean" office:boolean-value="false" table:formula="of:=EXACT(LEFT(TRIM(LOWER([.A28]));5);&quot;check&quot;)" table:style-name="ce3">
            <text:p>FALSE</text:p>
          </table:table-cell>
          <table:table-cell office:value-type="boolean" office:boolean-value="false" table:formula="of:=EXACT(&quot;ok&quot;;LEFT(LOWER(TRIM([.B28]));2))" table:style-name="ce3">
            <text:p>FALSE</text:p>
          </table:table-cell>
          <table:table-cell office:value-type="string" office:string-value="IGNORE" table:formula="of:=IF([.C28];IF([.D28];&quot;OK&quot;;&quot;ISSUE&quot;);&quot;IGNORE&quot;)" table:style-name="ce22">
            <text:p>IGNORE</text:p>
          </table:table-cell>
          <table:table-cell office:value-type="float" office:value="0" table:style-name="ce3">
            <text:p>0</text:p>
          </table:table-cell>
          <table:table-cell table:number-columns-repeated="16378"/>
        </table:table-row>
        <table:table-row table:style-name="ro2">
          <table:table-cell office:value-type="string" table:style-name="ce1">
            <text:p>Manufacturer</text:p>
          </table:table-cell>
          <table:table-cell table:style-name="ce24"/>
          <table:table-cell office:value-type="boolean" office:boolean-value="false" table:formula="of:=EXACT(LEFT(TRIM(LOWER([.A29]));5);&quot;check&quot;)" table:style-name="ce3">
            <text:p>FALSE</text:p>
          </table:table-cell>
          <table:table-cell office:value-type="boolean" office:boolean-value="false" table:formula="of:=EXACT(&quot;ok&quot;;LEFT(LOWER(TRIM([.B29]));2))" table:style-name="ce3">
            <text:p>FALSE</text:p>
          </table:table-cell>
          <table:table-cell office:value-type="string" office:string-value="IGNORE" table:formula="of:=IF([.C29];IF([.D29];&quot;OK&quot;;&quot;ISSUE&quot;);&quot;IGNORE&quot;)" table:style-name="ce22">
            <text:p>IGNORE</text:p>
          </table:table-cell>
          <table:table-cell office:value-type="float" office:value="0" table:style-name="ce3">
            <text:p>0</text:p>
          </table:table-cell>
          <table:table-cell table:number-columns-repeated="16378"/>
        </table:table-row>
        <table:table-row table:style-name="ro6">
          <table:table-cell office:value-type="string" table:style-name="ce1">
            <text:p>Approx Price</text:p>
          </table:table-cell>
          <table:table-cell table:style-name="ce26"/>
          <table:table-cell office:value-type="boolean" office:boolean-value="false" table:formula="of:=EXACT(LEFT(TRIM(LOWER([.A30]));5);&quot;check&quot;)" table:style-name="ce3">
            <text:p>FALSE</text:p>
          </table:table-cell>
          <table:table-cell office:value-type="boolean" office:boolean-value="false" table:formula="of:=EXACT(&quot;ok&quot;;LEFT(LOWER(TRIM([.B30]));2))" table:style-name="ce3">
            <text:p>FALSE</text:p>
          </table:table-cell>
          <table:table-cell office:value-type="string" office:string-value="IGNORE" table:formula="of:=IF([.C30];IF([.D30];&quot;OK&quot;;&quot;ISSUE&quot;);&quot;IGNORE&quot;)" table:style-name="ce22">
            <text:p>IGNORE</text:p>
          </table:table-cell>
          <table:table-cell office:value-type="float" office:value="0" table:style-name="ce3">
            <text:p>0</text:p>
          </table:table-cell>
          <table:table-cell table:number-columns-repeated="16378"/>
        </table:table-row>
        <table:table-row table:style-name="ro6">
          <table:table-cell office:value-type="string" table:style-name="ce1">
            <text:p><text:span text:style-name="T5">Package type?</text:span><text:span text:style-name="T4">3</text:span></text:p>
          </table:table-cell>
          <table:table-cell table:style-name="ce24"/>
          <table:table-cell office:value-type="boolean" office:boolean-value="false" table:formula="of:=EXACT(LEFT(TRIM(LOWER([.A31]));5);&quot;check&quot;)" table:style-name="ce3">
            <text:p>FALSE</text:p>
          </table:table-cell>
          <table:table-cell office:value-type="boolean" office:boolean-value="false" table:formula="of:=EXACT(&quot;ok&quot;;LEFT(LOWER(TRIM([.B31]));2))" table:style-name="ce3">
            <text:p>FALSE</text:p>
          </table:table-cell>
          <table:table-cell office:value-type="string" office:string-value="IGNORE" table:formula="of:=IF([.C31];IF([.D31];&quot;OK&quot;;&quot;ISSUE&quot;);&quot;IGNORE&quot;)" table:style-name="ce22">
            <text:p>IGNORE</text:p>
          </table:table-cell>
          <table:table-cell office:value-type="float" office:value="0" table:style-name="ce3">
            <text:p>0</text:p>
          </table:table-cell>
          <table:table-cell table:number-columns-repeated="16378"/>
        </table:table-row>
        <table:table-row table:style-name="ro2">
          <table:table-cell office:value-type="string" table:style-name="ce1">
            <text:p>Datasheet link</text:p>
          </table:table-cell>
          <table:table-cell table:style-name="ce24"/>
          <table:table-cell office:value-type="boolean" office:boolean-value="false" table:formula="of:=EXACT(LEFT(TRIM(LOWER([.A32]));5);&quot;check&quot;)" table:style-name="ce3">
            <text:p>FALSE</text:p>
          </table:table-cell>
          <table:table-cell office:value-type="boolean" office:boolean-value="false" table:formula="of:=EXACT(&quot;ok&quot;;LEFT(LOWER(TRIM([.B32]));2))" table:style-name="ce3">
            <text:p>FALSE</text:p>
          </table:table-cell>
          <table:table-cell office:value-type="string" office:string-value="IGNORE" table:formula="of:=IF([.C32];IF([.D32];&quot;OK&quot;;&quot;ISSUE&quot;);&quot;IGNORE&quot;)" table:style-name="ce22">
            <text:p>IGNORE</text:p>
          </table:table-cell>
          <table:table-cell office:value-type="float" office:value="0" table:style-name="ce3">
            <text:p>0</text:p>
          </table:table-cell>
          <table:table-cell table:number-columns-repeated="16378"/>
        </table:table-row>
        <table:table-row table:style-name="ro2">
          <table:table-cell table:style-name="ce1"/>
          <table:table-cell table:style-name="ce24"/>
          <table:table-cell office:value-type="boolean" office:boolean-value="false" table:formula="of:=EXACT(LEFT(TRIM(LOWER([.A33]));5);&quot;check&quot;)" table:style-name="ce3">
            <text:p>FALSE</text:p>
          </table:table-cell>
          <table:table-cell office:value-type="boolean" office:boolean-value="false" table:formula="of:=EXACT(&quot;ok&quot;;LEFT(LOWER(TRIM([.B33]));2))" table:style-name="ce3">
            <text:p>FALSE</text:p>
          </table:table-cell>
          <table:table-cell office:value-type="string" office:string-value="IGNORE" table:formula="of:=IF([.C33];IF([.D33];&quot;OK&quot;;&quot;ISSUE&quot;);&quot;IGNORE&quot;)" table:style-name="ce22">
            <text:p>IGNORE</text:p>
          </table:table-cell>
          <table:table-cell office:value-type="float" office:value="0" table:style-name="ce3">
            <text:p>0</text:p>
          </table:table-cell>
          <table:table-cell table:number-columns-repeated="16378"/>
        </table:table-row>
        <table:table-row table:style-name="ro3">
          <table:table-cell office:value-type="string" table:style-name="ce2">
            <text:p>WHY</text:p>
          </table:table-cell>
          <table:table-cell table:style-name="ce24"/>
          <table:table-cell office:value-type="boolean" office:boolean-value="false" table:formula="of:=EXACT(LEFT(TRIM(LOWER([.A34]));5);&quot;check&quot;)" table:style-name="ce3">
            <text:p>FALSE</text:p>
          </table:table-cell>
          <table:table-cell office:value-type="boolean" office:boolean-value="false" table:formula="of:=EXACT(&quot;ok&quot;;LEFT(LOWER(TRIM([.B34]));2))" table:style-name="ce3">
            <text:p>FALSE</text:p>
          </table:table-cell>
          <table:table-cell office:value-type="string" office:string-value="IGNORE" table:formula="of:=IF([.C34];IF([.D34];&quot;OK&quot;;&quot;ISSUE&quot;);&quot;IGNORE&quot;)" table:style-name="ce22">
            <text:p>IGNORE</text:p>
          </table:table-cell>
          <table:table-cell office:value-type="float" office:value="0" table:style-name="ce3">
            <text:p>0</text:p>
          </table:table-cell>
          <table:table-cell table:number-columns-repeated="16378"/>
        </table:table-row>
        <table:table-row table:style-name="ro2">
          <table:table-cell office:value-type="string" table:style-name="ce1">
            <text:p>Purpose</text:p>
          </table:table-cell>
          <table:table-cell table:style-name="ce24"/>
          <table:table-cell office:value-type="boolean" office:boolean-value="false" table:formula="of:=EXACT(LEFT(TRIM(LOWER([.A35]));5);&quot;check&quot;)" table:style-name="ce3">
            <text:p>FALSE</text:p>
          </table:table-cell>
          <table:table-cell office:value-type="boolean" office:boolean-value="false" table:formula="of:=EXACT(&quot;ok&quot;;LEFT(LOWER(TRIM([.B35]));2))" table:style-name="ce3">
            <text:p>FALSE</text:p>
          </table:table-cell>
          <table:table-cell office:value-type="string" office:string-value="IGNORE" table:formula="of:=IF([.C35];IF([.D35];&quot;OK&quot;;&quot;ISSUE&quot;);&quot;IGNORE&quot;)" table:style-name="ce22">
            <text:p>IGNORE</text:p>
          </table:table-cell>
          <table:table-cell office:value-type="float" office:value="0" table:style-name="ce3">
            <text:p>0</text:p>
          </table:table-cell>
          <table:table-cell table:number-columns-repeated="16378"/>
        </table:table-row>
        <table:table-row table:style-name="ro6">
          <table:table-cell office:value-type="string" table:style-name="ce1">
            <text:p><text:span text:style-name="T5">Design justification</text:span><text:span text:style-name="T4">2</text:span></text:p>
          </table:table-cell>
          <table:table-cell table:style-name="ce24"/>
          <table:table-cell office:value-type="boolean" office:boolean-value="false" table:formula="of:=EXACT(LEFT(TRIM(LOWER([.A36]));5);&quot;check&quot;)" table:style-name="ce3">
            <text:p>FALSE</text:p>
          </table:table-cell>
          <table:table-cell office:value-type="boolean" office:boolean-value="false" table:formula="of:=EXACT(&quot;ok&quot;;LEFT(LOWER(TRIM([.B36]));2))" table:style-name="ce3">
            <text:p>FALSE</text:p>
          </table:table-cell>
          <table:table-cell office:value-type="string" office:string-value="IGNORE" table:formula="of:=IF([.C36];IF([.D36];&quot;OK&quot;;&quot;ISSUE&quot;);&quot;IGNORE&quot;)" table:style-name="ce22">
            <text:p>IGNORE</text:p>
          </table:table-cell>
          <table:table-cell office:value-type="float" office:value="0" table:style-name="ce3">
            <text:p>0</text:p>
          </table:table-cell>
          <table:table-cell table:number-columns-repeated="16378"/>
        </table:table-row>
        <table:table-row table:style-name="ro3">
          <table:table-cell office:value-type="string" table:style-name="ce1">
            <text:p>Lifecycle status?<text:span text:style-name="T6">4</text:span></text:p>
          </table:table-cell>
          <table:table-cell table:style-name="ce24"/>
          <table:table-cell office:value-type="boolean" office:boolean-value="false" table:formula="of:=EXACT(LEFT(TRIM(LOWER([.A37]));5);&quot;check&quot;)" table:style-name="ce3">
            <text:p>FALSE</text:p>
          </table:table-cell>
          <table:table-cell office:value-type="boolean" office:boolean-value="false" table:formula="of:=EXACT(&quot;ok&quot;;LEFT(LOWER(TRIM([.B37]));2))" table:style-name="ce3">
            <text:p>FALSE</text:p>
          </table:table-cell>
          <table:table-cell office:value-type="string" office:string-value="IGNORE" table:formula="of:=IF([.C37];IF([.D37];&quot;OK&quot;;&quot;ISSUE&quot;);&quot;IGNORE&quot;)" table:style-name="ce22">
            <text:p>IGNORE</text:p>
          </table:table-cell>
          <table:table-cell office:value-type="float" office:value="0" table:style-name="ce3">
            <text:p>0</text:p>
          </table:table-cell>
          <table:table-cell table:number-columns-repeated="16378"/>
        </table:table-row>
        <table:table-row table:style-name="ro2">
          <table:table-cell office:value-type="string" table:style-name="ce1">
            <text:p>CHECK: ROHS</text:p>
          </table:table-cell>
          <table:table-cell table:style-name="ce1"/>
          <table:table-cell office:value-type="boolean" office:boolean-value="true" table:formula="of:=EXACT(LEFT(TRIM(LOWER([.A38]));5);&quot;check&quot;)" table:style-name="ce3">
            <text:p>TRUE</text:p>
          </table:table-cell>
          <table:table-cell office:value-type="boolean" office:boolean-value="false" table:formula="of:=EXACT(&quot;ok&quot;;LEFT(LOWER(TRIM([.B38]));2))" table:style-name="ce3">
            <text:p>FALSE</text:p>
          </table:table-cell>
          <table:table-cell office:value-type="string" office:string-value="ISSUE" table:formula="of:=IF([.C38];IF([.D38];&quot;OK&quot;;&quot;ISSUE&quot;);&quot;IGNORE&quot;)" table:style-name="ce22">
            <text:p>ISSUE</text:p>
          </table:table-cell>
          <table:table-cell office:value-type="string" table:style-name="ce3">
            <text:p>CHECK: ROHS;<text:s/></text:p>
          </table:table-cell>
          <table:table-cell table:number-columns-repeated="16378"/>
        </table:table-row>
        <table:table-row table:style-name="ro2">
          <table:table-cell table:style-name="ce1"/>
          <table:table-cell table:style-name="ce24"/>
          <table:table-cell office:value-type="boolean" office:boolean-value="false" table:formula="of:=EXACT(LEFT(TRIM(LOWER([.A39]));5);&quot;check&quot;)" table:style-name="ce3">
            <text:p>FALSE</text:p>
          </table:table-cell>
          <table:table-cell office:value-type="boolean" office:boolean-value="false" table:formula="of:=EXACT(&quot;ok&quot;;LEFT(LOWER(TRIM([.B39]));2))" table:style-name="ce3">
            <text:p>FALSE</text:p>
          </table:table-cell>
          <table:table-cell office:value-type="string" office:string-value="IGNORE" table:formula="of:=IF([.C39];IF([.D39];&quot;OK&quot;;&quot;ISSUE&quot;);&quot;IGNORE&quot;)" table:style-name="ce22">
            <text:p>IGNORE</text:p>
          </table:table-cell>
          <table:table-cell office:value-type="float" office:value="0" table:style-name="ce3">
            <text:p>0</text:p>
          </table:table-cell>
          <table:table-cell table:number-columns-repeated="16378"/>
        </table:table-row>
        <table:table-row table:style-name="ro3">
          <table:table-cell office:value-type="string" table:style-name="ce2">
            <text:p>HOW?</text:p>
          </table:table-cell>
          <table:table-cell table:style-name="ce24"/>
          <table:table-cell office:value-type="boolean" office:boolean-value="false" table:formula="of:=EXACT(LEFT(TRIM(LOWER([.A40]));5);&quot;check&quot;)" table:style-name="ce3">
            <text:p>FALSE</text:p>
          </table:table-cell>
          <table:table-cell office:value-type="boolean" office:boolean-value="false" table:formula="of:=EXACT(&quot;ok&quot;;LEFT(LOWER(TRIM([.B40]));2))" table:style-name="ce3">
            <text:p>FALSE</text:p>
          </table:table-cell>
          <table:table-cell office:value-type="string" office:string-value="IGNORE" table:formula="of:=IF([.C40];IF([.D40];&quot;OK&quot;;&quot;ISSUE&quot;);&quot;IGNORE&quot;)" table:style-name="ce22">
            <text:p>IGNORE</text:p>
          </table:table-cell>
          <table:table-cell office:value-type="float" office:value="0" table:style-name="ce3">
            <text:p>0</text:p>
          </table:table-cell>
          <table:table-cell table:number-columns-repeated="16378"/>
        </table:table-row>
        <table:table-row table:style-name="ro2">
          <table:table-cell office:value-type="string" table:style-name="ce1">
            <text:p>Supply Typical range</text:p>
          </table:table-cell>
          <table:table-cell table:style-name="ce24"/>
          <table:table-cell office:value-type="boolean" office:boolean-value="false" table:formula="of:=EXACT(LEFT(TRIM(LOWER([.A41]));5);&quot;check&quot;)" table:style-name="ce3">
            <text:p>FALSE</text:p>
          </table:table-cell>
          <table:table-cell office:value-type="boolean" office:boolean-value="false" table:formula="of:=EXACT(&quot;ok&quot;;LEFT(LOWER(TRIM([.B41]));2))" table:style-name="ce3">
            <text:p>FALSE</text:p>
          </table:table-cell>
          <table:table-cell office:value-type="string" office:string-value="IGNORE" table:formula="of:=IF([.C41];IF([.D41];&quot;OK&quot;;&quot;ISSUE&quot;);&quot;IGNORE&quot;)" table:style-name="ce22">
            <text:p>IGNORE</text:p>
          </table:table-cell>
          <table:table-cell office:value-type="float" office:value="0" table:style-name="ce3">
            <text:p>0</text:p>
          </table:table-cell>
          <table:table-cell table:number-columns-repeated="16378"/>
        </table:table-row>
        <table:table-row table:style-name="ro2">
          <table:table-cell office:value-type="string" table:style-name="ce1">
            <text:p>Supply Abs max</text:p>
          </table:table-cell>
          <table:table-cell table:style-name="ce24"/>
          <table:table-cell office:value-type="boolean" office:boolean-value="false" table:formula="of:=EXACT(LEFT(TRIM(LOWER([.A42]));5);&quot;check&quot;)" table:style-name="ce3">
            <text:p>FALSE</text:p>
          </table:table-cell>
          <table:table-cell office:value-type="boolean" office:boolean-value="false" table:formula="of:=EXACT(&quot;ok&quot;;LEFT(LOWER(TRIM([.B42]));2))" table:style-name="ce3">
            <text:p>FALSE</text:p>
          </table:table-cell>
          <table:table-cell office:value-type="string" office:string-value="IGNORE" table:formula="of:=IF([.C42];IF([.D42];&quot;OK&quot;;&quot;ISSUE&quot;);&quot;IGNORE&quot;)" table:style-name="ce22">
            <text:p>IGNORE</text:p>
          </table:table-cell>
          <table:table-cell office:value-type="float" office:value="0" table:style-name="ce3">
            <text:p>0</text:p>
          </table:table-cell>
          <table:table-cell table:number-columns-repeated="16378"/>
        </table:table-row>
        <table:table-row table:style-name="ro2">
          <table:table-cell office:value-type="string" table:style-name="ce1">
            <text:p>Supply Abs Min</text:p>
          </table:table-cell>
          <table:table-cell table:style-name="ce24"/>
          <table:table-cell office:value-type="boolean" office:boolean-value="false" table:formula="of:=EXACT(LEFT(TRIM(LOWER([.A43]));5);&quot;check&quot;)" table:style-name="ce3">
            <text:p>FALSE</text:p>
          </table:table-cell>
          <table:table-cell office:value-type="boolean" office:boolean-value="false" table:formula="of:=EXACT(&quot;ok&quot;;LEFT(LOWER(TRIM([.B43]));2))" table:style-name="ce3">
            <text:p>FALSE</text:p>
          </table:table-cell>
          <table:table-cell office:value-type="string" office:string-value="IGNORE" table:formula="of:=IF([.C43];IF([.D43];&quot;OK&quot;;&quot;ISSUE&quot;);&quot;IGNORE&quot;)" table:style-name="ce22">
            <text:p>IGNORE</text:p>
          </table:table-cell>
          <table:table-cell office:value-type="float" office:value="0" table:style-name="ce3">
            <text:p>0</text:p>
          </table:table-cell>
          <table:table-cell table:number-columns-repeated="16378"/>
        </table:table-row>
        <table:table-row table:style-name="ro6">
          <table:table-cell office:value-type="string" table:style-name="ce3">
            <text:p>What to do with unused inputs?</text:p>
          </table:table-cell>
          <table:table-cell table:style-name="ce24"/>
          <table:table-cell office:value-type="boolean" office:boolean-value="false" table:formula="of:=EXACT(LEFT(TRIM(LOWER([.A44]));5);&quot;check&quot;)" table:style-name="ce3">
            <text:p>FALSE</text:p>
          </table:table-cell>
          <table:table-cell office:value-type="boolean" office:boolean-value="false" table:formula="of:=EXACT(&quot;ok&quot;;LEFT(LOWER(TRIM([.B44]));2))" table:style-name="ce3">
            <text:p>FALSE</text:p>
          </table:table-cell>
          <table:table-cell office:value-type="string" office:string-value="IGNORE" table:formula="of:=IF([.C44];IF([.D44];&quot;OK&quot;;&quot;ISSUE&quot;);&quot;IGNORE&quot;)" table:style-name="ce22">
            <text:p>IGNORE</text:p>
          </table:table-cell>
          <table:table-cell office:value-type="float" office:value="0" table:style-name="ce3">
            <text:p>0</text:p>
          </table:table-cell>
          <table:table-cell table:number-columns-repeated="16378"/>
        </table:table-row>
        <table:table-row table:style-name="ro2">
          <table:table-cell office:value-type="string" table:style-name="ce3">
            <text:p><text:span text:style-name="T5">CHECK: Assembly considerations?</text:span><text:span text:style-name="T4">5</text:span></text:p>
          </table:table-cell>
          <table:table-cell table:style-name="ce27"/>
          <table:table-cell office:value-type="boolean" office:boolean-value="true" table:formula="of:=EXACT(LEFT(TRIM(LOWER([.A45]));5);&quot;check&quot;)" table:style-name="ce3">
            <text:p>TRUE</text:p>
          </table:table-cell>
          <table:table-cell office:value-type="boolean" office:boolean-value="false" table:formula="of:=EXACT(&quot;ok&quot;;LEFT(LOWER(TRIM([.B45]));2))" table:style-name="ce3">
            <text:p>FALSE</text:p>
          </table:table-cell>
          <table:table-cell office:value-type="string" office:string-value="ISSUE" table:formula="of:=IF([.C45];IF([.D45];&quot;OK&quot;;&quot;ISSUE&quot;);&quot;IGNORE&quot;)" table:style-name="ce22">
            <text:p>ISSUE</text:p>
          </table:table-cell>
          <table:table-cell office:value-type="string" table:style-name="ce3">
            <text:p>CHECK: Assembly considerations?5 ;<text:s/></text:p>
          </table:table-cell>
          <table:table-cell table:number-columns-repeated="16378"/>
        </table:table-row>
        <table:table-row table:style-name="ro2">
          <table:table-cell office:value-type="string" table:style-name="ce1">
            <text:p>CHECK: Footprint source?</text:p>
          </table:table-cell>
          <table:table-cell table:style-name="ce24"/>
          <table:table-cell office:value-type="boolean" office:boolean-value="true" table:formula="of:=EXACT(LEFT(TRIM(LOWER([.A46]));5);&quot;check&quot;)" table:style-name="ce3">
            <text:p>TRUE</text:p>
          </table:table-cell>
          <table:table-cell office:value-type="boolean" office:boolean-value="false" table:formula="of:=EXACT(&quot;ok&quot;;LEFT(LOWER(TRIM([.B46]));2))" table:style-name="ce3">
            <text:p>FALSE</text:p>
          </table:table-cell>
          <table:table-cell office:value-type="string" office:string-value="ISSUE" table:formula="of:=IF([.C46];IF([.D46];&quot;OK&quot;;&quot;ISSUE&quot;);&quot;IGNORE&quot;)" table:style-name="ce22">
            <text:p>ISSUE</text:p>
          </table:table-cell>
          <table:table-cell office:value-type="string" table:style-name="ce3">
            <text:p>CHECK: Footprint source?;<text:s/></text:p>
          </table:table-cell>
          <table:table-cell table:number-columns-repeated="16378"/>
        </table:table-row>
        <table:table-row table:style-name="ro2">
          <table:table-cell office:value-type="string" table:style-name="ce1">
            <text:p>CHECK: Footprint license?</text:p>
          </table:table-cell>
          <table:table-cell table:style-name="ce24"/>
          <table:table-cell office:value-type="boolean" office:boolean-value="true" table:formula="of:=EXACT(LEFT(TRIM(LOWER([.A47]));5);&quot;check&quot;)" table:style-name="ce3">
            <text:p>TRUE</text:p>
          </table:table-cell>
          <table:table-cell office:value-type="boolean" office:boolean-value="false" table:formula="of:=EXACT(&quot;ok&quot;;LEFT(LOWER(TRIM([.B47]));2))" table:style-name="ce3">
            <text:p>FALSE</text:p>
          </table:table-cell>
          <table:table-cell office:value-type="string" office:string-value="ISSUE" table:formula="of:=IF([.C47];IF([.D47];&quot;OK&quot;;&quot;ISSUE&quot;);&quot;IGNORE&quot;)" table:style-name="ce22">
            <text:p>ISSUE</text:p>
          </table:table-cell>
          <table:table-cell office:value-type="string" table:style-name="ce3">
            <text:p>CHECK: Footprint license?;<text:s/></text:p>
          </table:table-cell>
          <table:table-cell table:number-columns-repeated="16378"/>
        </table:table-row>
        <table:table-row table:style-name="ro2">
          <table:table-cell table:style-name="ce1"/>
          <table:table-cell table:style-name="ce24"/>
          <table:table-cell office:value-type="boolean" office:boolean-value="false" table:formula="of:=EXACT(LEFT(TRIM(LOWER([.A48]));5);&quot;check&quot;)" table:style-name="ce3">
            <text:p>FALSE</text:p>
          </table:table-cell>
          <table:table-cell office:value-type="boolean" office:boolean-value="false" table:formula="of:=EXACT(&quot;ok&quot;;LEFT(LOWER(TRIM([.B48]));2))" table:style-name="ce3">
            <text:p>FALSE</text:p>
          </table:table-cell>
          <table:table-cell office:value-type="string" office:string-value="IGNORE" table:formula="of:=IF([.C48];IF([.D48];&quot;OK&quot;;&quot;ISSUE&quot;);&quot;IGNORE&quot;)" table:style-name="ce22">
            <text:p>IGNORE</text:p>
          </table:table-cell>
          <table:table-cell office:value-type="float" office:value="0" table:style-name="ce3">
            <text:p>0</text:p>
          </table:table-cell>
          <table:table-cell table:number-columns-repeated="16378"/>
        </table:table-row>
        <table:table-row table:style-name="ro3">
          <table:table-cell office:value-type="string" table:style-name="ce2">
            <text:p>WHO?</text:p>
          </table:table-cell>
          <table:table-cell table:style-name="ce24"/>
          <table:table-cell office:value-type="boolean" office:boolean-value="false" table:formula="of:=EXACT(LEFT(TRIM(LOWER([.A49]));5);&quot;check&quot;)" table:style-name="ce3">
            <text:p>FALSE</text:p>
          </table:table-cell>
          <table:table-cell office:value-type="boolean" office:boolean-value="false" table:formula="of:=EXACT(&quot;ok&quot;;LEFT(LOWER(TRIM([.B49]));2))" table:style-name="ce3">
            <text:p>FALSE</text:p>
          </table:table-cell>
          <table:table-cell office:value-type="string" office:string-value="IGNORE" table:formula="of:=IF([.C49];IF([.D49];&quot;OK&quot;;&quot;ISSUE&quot;);&quot;IGNORE&quot;)" table:style-name="ce22">
            <text:p>IGNORE</text:p>
          </table:table-cell>
          <table:table-cell office:value-type="float" office:value="0" table:style-name="ce3">
            <text:p>0</text:p>
          </table:table-cell>
          <table:table-cell table:number-columns-repeated="16378" table:style-name="ce1"/>
        </table:table-row>
        <table:table-row table:style-name="ro2">
          <table:table-cell office:value-type="string" table:style-name="ce1">
            <text:p>CHECK: Who will supply?</text:p>
          </table:table-cell>
          <table:table-cell table:style-name="ce24"/>
          <table:table-cell office:value-type="boolean" office:boolean-value="true" table:formula="of:=EXACT(LEFT(TRIM(LOWER([.A50]));5);&quot;check&quot;)" table:style-name="ce3">
            <text:p>TRUE</text:p>
          </table:table-cell>
          <table:table-cell office:value-type="boolean" office:boolean-value="false" table:formula="of:=EXACT(&quot;ok&quot;;LEFT(LOWER(TRIM([.B50]));2))" table:style-name="ce3">
            <text:p>FALSE</text:p>
          </table:table-cell>
          <table:table-cell office:value-type="string" office:string-value="ISSUE" table:formula="of:=IF([.C50];IF([.D50];&quot;OK&quot;;&quot;ISSUE&quot;);&quot;IGNORE&quot;)" table:style-name="ce22">
            <text:p>ISSUE</text:p>
          </table:table-cell>
          <table:table-cell office:value-type="string" table:style-name="ce3">
            <text:p>CHECK: Who will supply?;<text:s/></text:p>
          </table:table-cell>
          <table:table-cell table:number-columns-repeated="16378" table:style-name="ce1"/>
        </table:table-row>
        <table:table-row table:style-name="ro2">
          <table:table-cell office:value-type="string" table:style-name="ce6">
            <text:p>Stock level</text:p>
          </table:table-cell>
          <table:table-cell table:style-name="ce24"/>
          <table:table-cell office:value-type="boolean" office:boolean-value="false" table:formula="of:=EXACT(LEFT(TRIM(LOWER([.A51]));5);&quot;check&quot;)" table:style-name="ce3">
            <text:p>FALSE</text:p>
          </table:table-cell>
          <table:table-cell office:value-type="boolean" office:boolean-value="false" table:formula="of:=EXACT(&quot;ok&quot;;LEFT(LOWER(TRIM([.B51]));2))" table:style-name="ce3">
            <text:p>FALSE</text:p>
          </table:table-cell>
          <table:table-cell office:value-type="string" office:string-value="IGNORE" table:formula="of:=IF([.C51];IF([.D51];&quot;OK&quot;;&quot;ISSUE&quot;);&quot;IGNORE&quot;)" table:style-name="ce22">
            <text:p>IGNORE</text:p>
          </table:table-cell>
          <table:table-cell office:value-type="float" office:value="0" table:style-name="ce3">
            <text:p>0</text:p>
          </table:table-cell>
          <table:table-cell table:number-columns-repeated="16378" table:style-name="ce1"/>
        </table:table-row>
        <table:table-row table:style-name="ro2">
          <table:table-cell office:value-type="string" table:style-name="ce6">
            <text:p>Price per unit</text:p>
          </table:table-cell>
          <table:table-cell table:style-name="ce24"/>
          <table:table-cell office:value-type="boolean" office:boolean-value="false" table:formula="of:=EXACT(LEFT(TRIM(LOWER([.A52]));5);&quot;check&quot;)" table:style-name="ce3">
            <text:p>FALSE</text:p>
          </table:table-cell>
          <table:table-cell office:value-type="boolean" office:boolean-value="false" table:formula="of:=EXACT(&quot;ok&quot;;LEFT(LOWER(TRIM([.B52]));2))" table:style-name="ce3">
            <text:p>FALSE</text:p>
          </table:table-cell>
          <table:table-cell office:value-type="string" office:string-value="IGNORE" table:formula="of:=IF([.C52];IF([.D52];&quot;OK&quot;;&quot;ISSUE&quot;);&quot;IGNORE&quot;)" table:style-name="ce22">
            <text:p>IGNORE</text:p>
          </table:table-cell>
          <table:table-cell office:value-type="float" office:value="0" table:style-name="ce3">
            <text:p>0</text:p>
          </table:table-cell>
          <table:table-cell table:number-columns-repeated="16378" table:style-name="ce1"/>
        </table:table-row>
        <table:table-row table:style-name="ro2">
          <table:table-cell office:value-type="string" table:style-name="ce6">
            <text:p>MoQ</text:p>
          </table:table-cell>
          <table:table-cell table:style-name="ce24"/>
          <table:table-cell office:value-type="boolean" office:boolean-value="false" table:formula="of:=EXACT(LEFT(TRIM(LOWER([.A53]));5);&quot;check&quot;)" table:style-name="ce3">
            <text:p>FALSE</text:p>
          </table:table-cell>
          <table:table-cell office:value-type="boolean" office:boolean-value="false" table:formula="of:=EXACT(&quot;ok&quot;;LEFT(LOWER(TRIM([.B53]));2))" table:style-name="ce3">
            <text:p>FALSE</text:p>
          </table:table-cell>
          <table:table-cell office:value-type="string" office:string-value="IGNORE" table:formula="of:=IF([.C53];IF([.D53];&quot;OK&quot;;&quot;ISSUE&quot;);&quot;IGNORE&quot;)" table:style-name="ce22">
            <text:p>IGNORE</text:p>
          </table:table-cell>
          <table:table-cell office:value-type="float" office:value="0" table:style-name="ce3">
            <text:p>0</text:p>
          </table:table-cell>
          <table:table-cell table:number-columns-repeated="16378" table:style-name="ce1"/>
        </table:table-row>
        <table:table-row table:style-name="ro2">
          <table:table-cell office:value-type="string" table:style-name="ce6">
            <text:p>Date last checked?</text:p>
          </table:table-cell>
          <table:table-cell table:style-name="ce24"/>
          <table:table-cell office:value-type="boolean" office:boolean-value="false" table:formula="of:=EXACT(LEFT(TRIM(LOWER([.A54]));5);&quot;check&quot;)" table:style-name="ce3">
            <text:p>FALSE</text:p>
          </table:table-cell>
          <table:table-cell office:value-type="boolean" office:boolean-value="false" table:formula="of:=EXACT(&quot;ok&quot;;LEFT(LOWER(TRIM([.B54]));2))" table:style-name="ce3">
            <text:p>FALSE</text:p>
          </table:table-cell>
          <table:table-cell office:value-type="string" office:string-value="IGNORE" table:formula="of:=IF([.C54];IF([.D54];&quot;OK&quot;;&quot;ISSUE&quot;);&quot;IGNORE&quot;)" table:style-name="ce22">
            <text:p>IGNORE</text:p>
          </table:table-cell>
          <table:table-cell office:value-type="float" office:value="0" table:style-name="ce3">
            <text:p>0</text:p>
          </table:table-cell>
          <table:table-cell table:number-columns-repeated="16378" table:style-name="ce1"/>
        </table:table-row>
        <table:table-row table:style-name="ro2">
          <table:table-cell office:value-type="string" table:style-name="ce1">
            <text:p>CHECK: Who will assemble?</text:p>
          </table:table-cell>
          <table:table-cell table:style-name="ce24"/>
          <table:table-cell office:value-type="boolean" office:boolean-value="true" table:formula="of:=EXACT(LEFT(TRIM(LOWER([.A55]));5);&quot;check&quot;)" table:style-name="ce3">
            <text:p>TRUE</text:p>
          </table:table-cell>
          <table:table-cell office:value-type="boolean" office:boolean-value="false" table:formula="of:=EXACT(&quot;ok&quot;;LEFT(LOWER(TRIM([.B55]));2))" table:style-name="ce3">
            <text:p>FALSE</text:p>
          </table:table-cell>
          <table:table-cell office:value-type="string" office:string-value="ISSUE" table:formula="of:=IF([.C55];IF([.D55];&quot;OK&quot;;&quot;ISSUE&quot;);&quot;IGNORE&quot;)" table:style-name="ce22">
            <text:p>ISSUE</text:p>
          </table:table-cell>
          <table:table-cell office:value-type="string" table:style-name="ce3">
            <text:p>CHECK: Who will assemble?;<text:s/></text:p>
          </table:table-cell>
          <table:table-cell table:number-columns-repeated="16378" table:style-name="ce1"/>
        </table:table-row>
        <table:table-row table:style-name="ro2">
          <table:table-cell table:style-name="ce1"/>
          <table:table-cell table:style-name="ce24"/>
          <table:table-cell office:value-type="boolean" office:boolean-value="false" table:formula="of:=EXACT(LEFT(TRIM(LOWER([.A56]));5);&quot;check&quot;)" table:style-name="ce3">
            <text:p>FALSE</text:p>
          </table:table-cell>
          <table:table-cell office:value-type="boolean" office:boolean-value="false" table:formula="of:=EXACT(&quot;ok&quot;;LEFT(LOWER(TRIM([.B56]));2))" table:style-name="ce3">
            <text:p>FALSE</text:p>
          </table:table-cell>
          <table:table-cell office:value-type="string" office:string-value="IGNORE" table:formula="of:=IF([.C56];IF([.D56];&quot;OK&quot;;&quot;ISSUE&quot;);&quot;IGNORE&quot;)" table:style-name="ce22">
            <text:p>IGNORE</text:p>
          </table:table-cell>
          <table:table-cell office:value-type="float" office:value="0" table:style-name="ce3">
            <text:p>0</text:p>
          </table:table-cell>
          <table:table-cell table:number-columns-repeated="16378" table:style-name="ce1"/>
        </table:table-row>
        <table:table-row table:style-name="ro3">
          <table:table-cell office:value-type="string" table:style-name="ce2">
            <text:p>OTHER?</text:p>
          </table:table-cell>
          <table:table-cell table:style-name="ce24"/>
          <table:table-cell office:value-type="boolean" office:boolean-value="false" table:formula="of:=EXACT(LEFT(TRIM(LOWER([.A57]));5);&quot;check&quot;)" table:style-name="ce3">
            <text:p>FALSE</text:p>
          </table:table-cell>
          <table:table-cell office:value-type="boolean" office:boolean-value="false" table:formula="of:=EXACT(&quot;ok&quot;;LEFT(LOWER(TRIM([.B57]));2))" table:style-name="ce3">
            <text:p>FALSE</text:p>
          </table:table-cell>
          <table:table-cell office:value-type="string" office:string-value="IGNORE" table:formula="of:=IF([.C57];IF([.D57];&quot;OK&quot;;&quot;ISSUE&quot;);&quot;IGNORE&quot;)" table:style-name="ce22">
            <text:p>IGNORE</text:p>
          </table:table-cell>
          <table:table-cell office:value-type="float" office:value="0" table:style-name="ce3">
            <text:p>0</text:p>
          </table:table-cell>
          <table:table-cell table:number-columns-repeated="16378" table:style-name="ce1"/>
        </table:table-row>
        <table:table-row table:style-name="ro2">
          <table:table-cell office:value-type="string" table:style-name="ce1">
            <text:p>Dimensions</text:p>
          </table:table-cell>
          <table:table-cell table:style-name="ce24"/>
          <table:table-cell office:value-type="boolean" office:boolean-value="false" table:formula="of:=EXACT(LEFT(TRIM(LOWER([.A58]));5);&quot;check&quot;)" table:style-name="ce3">
            <text:p>FALSE</text:p>
          </table:table-cell>
          <table:table-cell office:value-type="boolean" office:boolean-value="false" table:formula="of:=EXACT(&quot;ok&quot;;LEFT(LOWER(TRIM([.B58]));2))" table:style-name="ce3">
            <text:p>FALSE</text:p>
          </table:table-cell>
          <table:table-cell office:value-type="string" office:string-value="IGNORE" table:formula="of:=IF([.C58];IF([.D58];&quot;OK&quot;;&quot;ISSUE&quot;);&quot;IGNORE&quot;)" table:style-name="ce22">
            <text:p>IGNORE</text:p>
          </table:table-cell>
          <table:table-cell office:value-type="float" office:value="0" table:style-name="ce3">
            <text:p>0</text:p>
          </table:table-cell>
          <table:table-cell table:number-columns-repeated="16378" table:style-name="ce1"/>
        </table:table-row>
        <table:table-row table:number-rows-repeated="3" table:style-name="ro2">
          <table:table-cell table:style-name="ce1"/>
          <table:table-cell table:style-name="ce24"/>
          <table:table-cell table:number-columns-repeated="2" table:style-name="ce3"/>
          <table:table-cell table:style-name="ce22"/>
          <table:table-cell office:value-type="float" office:value="0" table:style-name="ce3">
            <text:p>0</text:p>
          </table:table-cell>
          <table:table-cell table:number-columns-repeated="16378" table:style-name="ce1"/>
        </table:table-row>
        <table:table-row table:style-name="ro1">
          <table:table-cell office:value-type="string" table:style-name="ce2">
            <text:p>Notes</text:p>
          </table:table-cell>
          <table:table-cell table:style-name="ce24"/>
          <table:table-cell office:value-type="float" office:value="0" table:formula="of:=SUM([.C8:.C61])" table:style-name="ce3">
            <text:p>0</text:p>
          </table:table-cell>
          <table:table-cell office:value-type="float" office:value="0" table:formula="of:=SUM([.D8:.D58])" table:style-name="ce3">
            <text:p>0</text:p>
          </table:table-cell>
          <table:table-cell office:value-type="string" office:string-value="OK" table:formula="of:=IF(NOT([.C62]=[.D62]);&quot;ISSUES&quot;;&quot;OK&quot;)" table:style-name="ce3">
            <text:p>OK</text:p>
          </table:table-cell>
          <table:table-cell table:style-name="ce3"/>
          <table:table-cell table:number-columns-repeated="16378" table:style-name="ce1"/>
        </table:table-row>
        <table:table-row table:style-name="ro2">
          <table:table-cell office:value-type="string" table:style-name="ce1">
            <text:p>0: Copy this template sheet and rename it as appropriate to each part in the design.</text:p>
          </table:table-cell>
          <table:table-cell table:number-columns-repeated="5" table:style-name="ce3"/>
          <table:table-cell table:number-columns-repeated="16378" table:style-name="ce1"/>
        </table:table-row>
        <table:table-row table:style-name="ro2">
          <table:table-cell office:value-type="string" table:style-name="ce7">
            <text:p>1: Status: use, avoid, deleted: it is useful to note parts which have been considered and should not be used (just in case we get the same bright idea again later, let’s remember why it’s not a bright idea afterall)</text:p>
          </table:table-cell>
          <table:table-cell table:number-columns-repeated="5" table:style-name="ce8"/>
          <table:table-cell table:number-columns-repeated="62" table:style-name="ce7"/>
          <table:table-cell table:number-columns-repeated="16316"/>
        </table:table-row>
        <table:table-row table:style-name="ro2">
          <table:table-cell office:value-type="string" table:style-name="ce7">
            <text:p>2: Note anything relevant to choosing this design – or not choosing it! e.g. fast enough to do level shifting on high speed bus</text:p>
          </table:table-cell>
          <table:table-cell table:number-columns-repeated="16383"/>
        </table:table-row>
        <table:table-row table:style-name="ro2">
          <table:table-cell office:value-type="string" table:style-name="ce7">
            <text:p>3: Package type: surface mount / through hole (i.e. which assembly processes are needed?)</text:p>
          </table:table-cell>
          <table:table-cell table:number-columns-repeated="16383"/>
        </table:table-row>
        <table:table-row table:style-name="ro2">
          <table:table-cell office:value-type="string" table:style-name="ce1">
            <text:p>4: Lifecycle status: prototype/current/discontinued? is the part listed as ok for new designs? If not, choose another part.</text:p>
          </table:table-cell>
          <table:table-cell table:number-columns-repeated="16383"/>
        </table:table-row>
        <table:table-row table:style-name="ro2">
          <table:table-cell office:value-type="string" table:style-name="ce1">
            <text:p>5: orientation, pick &amp; place constraints, clearances, fits, tolerances</text:p>
          </table:table-cell>
          <table:table-cell table:number-columns-repeated="16383"/>
        </table:table-row>
        <table:table-row table:number-rows-repeated="1048508" table:style-name="ro7">
          <table:table-cell table:number-columns-repeated="16384"/>
        </table:table-row>
      </table:table>
      <table:table table:name="ElectronicPartTemplate" table:style-name="ta1">
        <table:table-column table:style-name="co5" table:default-cell-style-name="ce1"/>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2" table:default-cell-style-name="ce1"/>
        <table:table-column table:style-name="co17" table:default-cell-style-name="ce1"/>
        <table:table-column table:style-name="co18" table:default-cell-style-name="ce1"/>
        <table:table-column table:style-name="co2" table:default-cell-style-name="ce1"/>
        <table:table-column table:style-name="co19" table:default-cell-style-name="ce1"/>
        <table:table-column table:style-name="co20" table:default-cell-style-name="ce1"/>
        <table:table-column table:style-name="co21" table:default-cell-style-name="ce1"/>
        <table:table-column table:style-name="co2" table:number-columns-repeated="49" table:default-cell-style-name="ce1"/>
        <table:table-column table:style-name="co4" table:number-columns-repeated="16316" table:default-cell-style-name="ce1"/>
        <table:table-row table:style-name="ro1">
          <table:table-cell office:value-type="string" table:style-name="ce2">
            <text:p><text:span text:style-name="T3">PART</text:span><text:span text:style-name="T4">0</text:span></text:p>
          </table:table-cell>
          <table:table-cell table:number-columns-repeated="5" table:style-name="ce3"/>
          <table:table-cell table:number-columns-repeated="16378" table:style-name="ce1"/>
        </table:table-row>
        <table:table-row table:style-name="ro1">
          <table:table-cell office:value-type="string" table:style-name="ce2">
            <text:p>STATUS</text:p>
          </table:table-cell>
          <table:table-cell office:value-type="string" office:string-value="OK" table:formula="of:=[.E62]" table:style-name="ce29">
            <text:p>OK</text:p>
          </table:table-cell>
          <table:table-cell table:number-columns-repeated="4" table:style-name="ce3"/>
          <table:table-cell table:number-columns-repeated="16378" table:style-name="ce1"/>
        </table:table-row>
        <table:table-row table:style-name="ro1">
          <table:table-cell office:value-type="string" table:style-name="ce2">
            <text:p>CHECKS</text:p>
          </table:table-cell>
          <table:table-cell office:value-type="float" office:value="0" table:formula="of:=COM.MICROSOFT.CONCAT(TEXT([.D62];&quot;##&quot;);&quot;/&quot;;TEXT([.C62];&quot;##&quot;))" table:style-name="ce29">
            <text:p>#NAME?</text:p>
          </table:table-cell>
          <table:table-cell table:number-columns-repeated="4" table:style-name="ce3"/>
          <table:table-cell table:number-columns-repeated="16378" table:style-name="ce1"/>
        </table:table-row>
        <table:table-row table:style-name="ro15">
          <table:table-cell office:value-type="string" table:style-name="ce2">
            <text:p>ISSUES</text:p>
          </table:table-cell>
          <table:table-cell office:value-type="float" office:value="0" table:formula="of:=COM.MICROSOFT.CONCAT([.F8:.F61])" table:style-name="ce3">
            <text:p>#NAME?</text:p>
          </table:table-cell>
          <table:table-cell table:number-columns-repeated="4" table:style-name="ce3"/>
          <table:table-cell table:number-columns-repeated="16378" table:style-name="ce1"/>
        </table:table-row>
        <table:table-row table:style-name="ro1">
          <table:table-cell table:style-name="ce2"/>
          <table:table-cell table:number-columns-repeated="5" table:style-name="ce3"/>
          <table:table-cell table:number-columns-repeated="16378" table:style-name="ce1"/>
        </table:table-row>
        <table:table-row table:style-name="ro2">
          <table:table-cell table:style-name="ce1"/>
          <table:table-cell table:number-columns-repeated="5" table:style-name="ce3"/>
          <table:table-cell table:number-columns-repeated="16378" table:style-name="ce1"/>
        </table:table-row>
        <table:table-row table:style-name="ro3">
          <table:table-cell office:value-type="string" table:style-name="ce2">
            <text:p>CHECKS</text:p>
          </table:table-cell>
          <table:table-cell table:style-name="ce3"/>
          <table:table-cell office:value-type="string" table:style-name="ce3">
            <text:p>Do check?</text:p>
          </table:table-cell>
          <table:table-cell office:value-type="string" table:style-name="ce3">
            <text:p>OK?</text:p>
          </table:table-cell>
          <table:table-cell office:value-type="string" table:style-name="ce3">
            <text:p>Result?</text:p>
          </table:table-cell>
          <table:table-cell office:value-type="string" table:style-name="ce3">
            <text:p>Comment</text:p>
          </table:table-cell>
          <table:table-cell table:number-columns-repeated="16378" table:style-name="ce1"/>
        </table:table-row>
        <table:table-row table:style-name="ro2">
          <table:table-cell office:value-type="string" table:style-name="ce1">
            <text:p>Power supply wanted</text:p>
          </table:table-cell>
          <table:table-cell table:style-name="ce30"/>
          <table:table-cell office:value-type="boolean" office:boolean-value="false" table:formula="of:=EXACT(LEFT(TRIM(LOWER([.A8]));5);&quot;check&quot;)" table:style-name="ce3">
            <text:p>FALSE</text:p>
          </table:table-cell>
          <table:table-cell office:value-type="boolean" office:boolean-value="false" table:formula="of:=EXACT(&quot;ok&quot;;LEFT(LOWER(TRIM([.B8]));2))" table:style-name="ce3">
            <text:p>FALSE</text:p>
          </table:table-cell>
          <table:table-cell office:value-type="string" office:string-value="IGNORE" table:formula="of:=IF([.C8];IF([.D8];&quot;OK&quot;;&quot;ISSUE&quot;);&quot;IGNORE&quot;)" table:style-name="ce28">
            <text:p>IGNORE</text:p>
          </table:table-cell>
          <table:table-cell office:value-type="float" office:value="0" table:style-name="ce3">
            <text:p>0</text:p>
          </table:table-cell>
          <table:table-cell table:number-columns-repeated="16378" table:style-name="ce1"/>
        </table:table-row>
        <table:table-row table:style-name="ro2">
          <table:table-cell office:value-type="string" table:style-name="ce1">
            <text:p>CHECK: Power supply given</text:p>
          </table:table-cell>
          <table:table-cell table:style-name="ce30"/>
          <table:table-cell office:value-type="boolean" office:boolean-value="true" table:formula="of:=EXACT(LEFT(TRIM(LOWER([.A9]));5);&quot;check&quot;)" table:style-name="ce3">
            <text:p>TRUE</text:p>
          </table:table-cell>
          <table:table-cell office:value-type="boolean" office:boolean-value="false" table:formula="of:=EXACT(&quot;ok&quot;;LEFT(LOWER(TRIM([.B9]));2))" table:style-name="ce3">
            <text:p>FALSE</text:p>
          </table:table-cell>
          <table:table-cell office:value-type="string" office:string-value="ISSUE" table:formula="of:=IF([.C9];IF([.D9];&quot;OK&quot;;&quot;ISSUE&quot;);&quot;IGNORE&quot;)" table:style-name="ce28">
            <text:p>ISSUE</text:p>
          </table:table-cell>
          <table:table-cell office:value-type="string" table:style-name="ce3">
            <text:p>CHECK: Power supply given;<text:s/></text:p>
          </table:table-cell>
          <table:table-cell table:number-columns-repeated="2" table:style-name="ce1"/>
          <table:table-cell office:value-type="float" office:value="0" table:style-name="ce1">
            <text:p>0</text:p>
          </table:table-cell>
          <table:table-cell table:number-columns-repeated="16375"/>
        </table:table-row>
        <table:table-row table:style-name="ro2">
          <table:table-cell office:value-type="string" table:style-name="ce1">
            <text:p>Ground wanted</text:p>
          </table:table-cell>
          <table:table-cell table:style-name="ce30"/>
          <table:table-cell office:value-type="boolean" office:boolean-value="false" table:formula="of:=EXACT(LEFT(TRIM(LOWER([.A10]));5);&quot;check&quot;)" table:style-name="ce3">
            <text:p>FALSE</text:p>
          </table:table-cell>
          <table:table-cell office:value-type="boolean" office:boolean-value="false" table:formula="of:=EXACT(&quot;ok&quot;;LEFT(LOWER(TRIM([.B10]));2))" table:style-name="ce3">
            <text:p>FALSE</text:p>
          </table:table-cell>
          <table:table-cell office:value-type="string" office:string-value="IGNORE" table:formula="of:=IF([.C10];IF([.D10];&quot;OK&quot;;&quot;ISSUE&quot;);&quot;IGNORE&quot;)" table:style-name="ce28">
            <text:p>IGNORE</text:p>
          </table:table-cell>
          <table:table-cell office:value-type="float" office:value="0" table:style-name="ce3">
            <text:p>0</text:p>
          </table:table-cell>
          <table:table-cell table:number-columns-repeated="16378" table:style-name="ce1"/>
        </table:table-row>
        <table:table-row table:style-name="ro2">
          <table:table-cell office:value-type="string" table:style-name="ce1">
            <text:p>CHECK: Ground given</text:p>
          </table:table-cell>
          <table:table-cell table:style-name="ce30"/>
          <table:table-cell office:value-type="boolean" office:boolean-value="true" table:formula="of:=EXACT(LEFT(TRIM(LOWER([.A11]));5);&quot;check&quot;)" table:style-name="ce3">
            <text:p>TRUE</text:p>
          </table:table-cell>
          <table:table-cell office:value-type="boolean" office:boolean-value="false" table:formula="of:=EXACT(&quot;ok&quot;;LEFT(LOWER(TRIM([.B11]));2))" table:style-name="ce3">
            <text:p>FALSE</text:p>
          </table:table-cell>
          <table:table-cell office:value-type="string" office:string-value="ISSUE" table:formula="of:=IF([.C11];IF([.D11];&quot;OK&quot;;&quot;ISSUE&quot;);&quot;IGNORE&quot;)" table:style-name="ce28">
            <text:p>ISSUE</text:p>
          </table:table-cell>
          <table:table-cell office:value-type="string" table:style-name="ce3">
            <text:p>CHECK: Ground given;<text:s/></text:p>
          </table:table-cell>
          <table:table-cell table:number-columns-repeated="16378" table:style-name="ce1"/>
        </table:table-row>
        <table:table-row table:style-name="ro2">
          <table:table-cell office:value-type="string" table:style-name="ce1">
            <text:p>List unused inputs</text:p>
          </table:table-cell>
          <table:table-cell table:style-name="ce30"/>
          <table:table-cell office:value-type="boolean" office:boolean-value="false" table:formula="of:=EXACT(LEFT(TRIM(LOWER([.A12]));5);&quot;check&quot;)" table:style-name="ce3">
            <text:p>FALSE</text:p>
          </table:table-cell>
          <table:table-cell office:value-type="boolean" office:boolean-value="false" table:formula="of:=EXACT(&quot;ok&quot;;LEFT(LOWER(TRIM([.B12]));2))" table:style-name="ce3">
            <text:p>FALSE</text:p>
          </table:table-cell>
          <table:table-cell office:value-type="string" office:string-value="IGNORE" table:formula="of:=IF([.C12];IF([.D12];&quot;OK&quot;;&quot;ISSUE&quot;);&quot;IGNORE&quot;)" table:style-name="ce28">
            <text:p>IGNORE</text:p>
          </table:table-cell>
          <table:table-cell office:value-type="float" office:value="0" table:style-name="ce3">
            <text:p>0</text:p>
          </table:table-cell>
          <table:table-cell table:number-columns-repeated="16378" table:style-name="ce1"/>
        </table:table-row>
        <table:table-row table:style-name="ro2">
          <table:table-cell office:value-type="string" table:style-name="ce1">
            <text:p>CHECK: Unused inputs treated ok?</text:p>
          </table:table-cell>
          <table:table-cell table:style-name="ce30"/>
          <table:table-cell office:value-type="boolean" office:boolean-value="true" table:formula="of:=EXACT(LEFT(TRIM(LOWER([.A13]));5);&quot;check&quot;)" table:style-name="ce3">
            <text:p>TRUE</text:p>
          </table:table-cell>
          <table:table-cell office:value-type="boolean" office:boolean-value="false" table:formula="of:=EXACT(&quot;ok&quot;;LEFT(LOWER(TRIM([.B13]));2))" table:style-name="ce3">
            <text:p>FALSE</text:p>
          </table:table-cell>
          <table:table-cell office:value-type="string" office:string-value="ISSUE" table:formula="of:=IF([.C13];IF([.D13];&quot;OK&quot;;&quot;ISSUE&quot;);&quot;IGNORE&quot;)" table:style-name="ce28">
            <text:p>ISSUE</text:p>
          </table:table-cell>
          <table:table-cell office:value-type="string" table:style-name="ce3">
            <text:p>CHECK: Unused inputs treated ok?;<text:s/></text:p>
          </table:table-cell>
          <table:table-cell table:number-columns-repeated="16378" table:style-name="ce1"/>
        </table:table-row>
        <table:table-row table:style-name="ro2">
          <table:table-cell office:value-type="string" table:style-name="ce1">
            <text:p>CHECK: Special track sizing?</text:p>
          </table:table-cell>
          <table:table-cell table:style-name="ce31"/>
          <table:table-cell office:value-type="boolean" office:boolean-value="true" table:formula="of:=EXACT(LEFT(TRIM(LOWER([.A14]));5);&quot;check&quot;)" table:style-name="ce3">
            <text:p>TRUE</text:p>
          </table:table-cell>
          <table:table-cell office:value-type="boolean" office:boolean-value="false" table:formula="of:=EXACT(&quot;ok&quot;;LEFT(LOWER(TRIM([.B14]));2))" table:style-name="ce3">
            <text:p>FALSE</text:p>
          </table:table-cell>
          <table:table-cell office:value-type="string" office:string-value="ISSUE" table:formula="of:=IF([.C14];IF([.D14];&quot;OK&quot;;&quot;ISSUE&quot;);&quot;IGNORE&quot;)" table:style-name="ce28">
            <text:p>ISSUE</text:p>
          </table:table-cell>
          <table:table-cell office:value-type="string" table:style-name="ce3">
            <text:p>CHECK: Special track sizing?;<text:s/></text:p>
          </table:table-cell>
          <table:table-cell table:number-columns-repeated="16378" table:style-name="ce1"/>
        </table:table-row>
        <table:table-row table:style-name="ro2">
          <table:table-cell office:value-type="string" table:style-name="ce1">
            <text:p>CHECK: Footprint size correct?</text:p>
          </table:table-cell>
          <table:table-cell table:style-name="ce31"/>
          <table:table-cell office:value-type="boolean" office:boolean-value="true" table:formula="of:=EXACT(LEFT(TRIM(LOWER([.A15]));5);&quot;check&quot;)" table:style-name="ce3">
            <text:p>TRUE</text:p>
          </table:table-cell>
          <table:table-cell office:value-type="boolean" office:boolean-value="false" table:formula="of:=EXACT(&quot;ok&quot;;LEFT(LOWER(TRIM([.B15]));2))" table:style-name="ce3">
            <text:p>FALSE</text:p>
          </table:table-cell>
          <table:table-cell office:value-type="string" office:string-value="ISSUE" table:formula="of:=IF([.C15];IF([.D15];&quot;OK&quot;;&quot;ISSUE&quot;);&quot;IGNORE&quot;)" table:style-name="ce28">
            <text:p>ISSUE</text:p>
          </table:table-cell>
          <table:table-cell office:value-type="string" table:style-name="ce3">
            <text:p>CHECK: Footprint size correct?;<text:s/></text:p>
          </table:table-cell>
          <table:table-cell table:number-columns-repeated="16378" table:style-name="ce1"/>
        </table:table-row>
        <table:table-row table:style-name="ro2">
          <table:table-cell office:value-type="string" table:style-name="ce1">
            <text:p>CHECK: Footprint orientation?</text:p>
          </table:table-cell>
          <table:table-cell table:style-name="ce31"/>
          <table:table-cell office:value-type="boolean" office:boolean-value="true" table:formula="of:=EXACT(LEFT(TRIM(LOWER([.A16]));5);&quot;check&quot;)" table:style-name="ce3">
            <text:p>TRUE</text:p>
          </table:table-cell>
          <table:table-cell office:value-type="boolean" office:boolean-value="false" table:formula="of:=EXACT(&quot;ok&quot;;LEFT(LOWER(TRIM([.B16]));2))" table:style-name="ce3">
            <text:p>FALSE</text:p>
          </table:table-cell>
          <table:table-cell office:value-type="string" office:string-value="ISSUE" table:formula="of:=IF([.C16];IF([.D16];&quot;OK&quot;;&quot;ISSUE&quot;);&quot;IGNORE&quot;)" table:style-name="ce28">
            <text:p>ISSUE</text:p>
          </table:table-cell>
          <table:table-cell office:value-type="string" table:style-name="ce3">
            <text:p>CHECK: Footprint orientation?;<text:s/></text:p>
          </table:table-cell>
          <table:table-cell table:number-columns-repeated="16378" table:style-name="ce1"/>
        </table:table-row>
        <table:table-row table:style-name="ro6">
          <table:table-cell office:value-type="string" table:style-name="ce1">
            <text:p>Nearest component?</text:p>
          </table:table-cell>
          <table:table-cell table:style-name="ce31"/>
          <table:table-cell office:value-type="boolean" office:boolean-value="false" table:formula="of:=EXACT(LEFT(TRIM(LOWER([.A17]));5);&quot;check&quot;)" table:style-name="ce3">
            <text:p>FALSE</text:p>
          </table:table-cell>
          <table:table-cell office:value-type="boolean" office:boolean-value="false" table:formula="of:=EXACT(&quot;ok&quot;;LEFT(LOWER(TRIM([.B17]));2))" table:style-name="ce3">
            <text:p>FALSE</text:p>
          </table:table-cell>
          <table:table-cell office:value-type="string" office:string-value="IGNORE" table:formula="of:=IF([.C17];IF([.D17];&quot;OK&quot;;&quot;ISSUE&quot;);&quot;IGNORE&quot;)" table:style-name="ce28">
            <text:p>IGNORE</text:p>
          </table:table-cell>
          <table:table-cell office:value-type="float" office:value="0" table:style-name="ce3">
            <text:p>0</text:p>
          </table:table-cell>
          <table:table-cell table:number-columns-repeated="16378"/>
        </table:table-row>
        <table:table-row table:style-name="ro16">
          <table:table-cell office:value-type="string" table:style-name="ce1">
            <text:p>CHECK: EMC considerations?</text:p>
          </table:table-cell>
          <table:table-cell table:style-name="ce31"/>
          <table:table-cell office:value-type="boolean" office:boolean-value="true" table:formula="of:=EXACT(LEFT(TRIM(LOWER([.A18]));5);&quot;check&quot;)" table:style-name="ce3">
            <text:p>TRUE</text:p>
          </table:table-cell>
          <table:table-cell office:value-type="boolean" office:boolean-value="false" table:formula="of:=EXACT(&quot;ok&quot;;LEFT(LOWER(TRIM([.B18]));2))" table:style-name="ce3">
            <text:p>FALSE</text:p>
          </table:table-cell>
          <table:table-cell office:value-type="string" office:string-value="ISSUE" table:formula="of:=IF([.C18];IF([.D18];&quot;OK&quot;;&quot;ISSUE&quot;);&quot;IGNORE&quot;)" table:style-name="ce28">
            <text:p>ISSUE</text:p>
          </table:table-cell>
          <table:table-cell office:value-type="string" table:style-name="ce3">
            <text:p>CHECK: EMC considerations?;<text:s/></text:p>
          </table:table-cell>
          <table:table-cell table:number-columns-repeated="16378"/>
        </table:table-row>
        <table:table-row table:style-name="ro4">
          <table:table-cell table:style-name="ce1"/>
          <table:table-cell table:style-name="ce31"/>
          <table:table-cell office:value-type="boolean" office:boolean-value="false" table:formula="of:=EXACT(LEFT(TRIM(LOWER([.A19]));5);&quot;check&quot;)" table:style-name="ce3">
            <text:p>FALSE</text:p>
          </table:table-cell>
          <table:table-cell office:value-type="boolean" office:boolean-value="false" table:formula="of:=EXACT(&quot;ok&quot;;LEFT(LOWER(TRIM([.B19]));2))" table:style-name="ce3">
            <text:p>FALSE</text:p>
          </table:table-cell>
          <table:table-cell office:value-type="string" office:string-value="IGNORE" table:formula="of:=IF([.C19];IF([.D19];&quot;OK&quot;;&quot;ISSUE&quot;);&quot;IGNORE&quot;)" table:style-name="ce28">
            <text:p>IGNORE</text:p>
          </table:table-cell>
          <table:table-cell office:value-type="float" office:value="0" table:style-name="ce3">
            <text:p>0</text:p>
          </table:table-cell>
          <table:table-cell table:number-columns-repeated="16378"/>
        </table:table-row>
        <table:table-row table:style-name="ro4">
          <table:table-cell table:style-name="ce1"/>
          <table:table-cell table:style-name="ce31"/>
          <table:table-cell office:value-type="boolean" office:boolean-value="false" table:formula="of:=EXACT(LEFT(TRIM(LOWER([.A20]));5);&quot;check&quot;)" table:style-name="ce3">
            <text:p>FALSE</text:p>
          </table:table-cell>
          <table:table-cell office:value-type="boolean" office:boolean-value="false" table:formula="of:=EXACT(&quot;ok&quot;;LEFT(LOWER(TRIM([.B20]));2))" table:style-name="ce3">
            <text:p>FALSE</text:p>
          </table:table-cell>
          <table:table-cell office:value-type="string" office:string-value="IGNORE" table:formula="of:=IF([.C20];IF([.D20];&quot;OK&quot;;&quot;ISSUE&quot;);&quot;IGNORE&quot;)" table:style-name="ce28">
            <text:p>IGNORE</text:p>
          </table:table-cell>
          <table:table-cell office:value-type="float" office:value="0" table:style-name="ce3">
            <text:p>0</text:p>
          </table:table-cell>
          <table:table-cell table:number-columns-repeated="16378"/>
        </table:table-row>
        <table:table-row table:style-name="ro4">
          <table:table-cell table:style-name="ce1"/>
          <table:table-cell table:style-name="ce31"/>
          <table:table-cell office:value-type="boolean" office:boolean-value="false" table:formula="of:=EXACT(LEFT(TRIM(LOWER([.A21]));5);&quot;check&quot;)" table:style-name="ce3">
            <text:p>FALSE</text:p>
          </table:table-cell>
          <table:table-cell office:value-type="boolean" office:boolean-value="false" table:formula="of:=EXACT(&quot;ok&quot;;LEFT(LOWER(TRIM([.B21]));2))" table:style-name="ce3">
            <text:p>FALSE</text:p>
          </table:table-cell>
          <table:table-cell office:value-type="string" office:string-value="IGNORE" table:formula="of:=IF([.C21];IF([.D21];&quot;OK&quot;;&quot;ISSUE&quot;);&quot;IGNORE&quot;)" table:style-name="ce28">
            <text:p>IGNORE</text:p>
          </table:table-cell>
          <table:table-cell office:value-type="float" office:value="0" table:style-name="ce3">
            <text:p>0</text:p>
          </table:table-cell>
          <table:table-cell table:number-columns-repeated="16378"/>
        </table:table-row>
        <table:table-row table:style-name="ro4">
          <table:table-cell table:style-name="ce1"/>
          <table:table-cell table:style-name="ce31"/>
          <table:table-cell office:value-type="boolean" office:boolean-value="false" table:formula="of:=EXACT(LEFT(TRIM(LOWER([.A22]));5);&quot;check&quot;)" table:style-name="ce3">
            <text:p>FALSE</text:p>
          </table:table-cell>
          <table:table-cell office:value-type="boolean" office:boolean-value="false" table:formula="of:=EXACT(&quot;ok&quot;;LEFT(LOWER(TRIM([.B22]));2))" table:style-name="ce3">
            <text:p>FALSE</text:p>
          </table:table-cell>
          <table:table-cell office:value-type="string" office:string-value="IGNORE" table:formula="of:=IF([.C22];IF([.D22];&quot;OK&quot;;&quot;ISSUE&quot;);&quot;IGNORE&quot;)" table:style-name="ce28">
            <text:p>IGNORE</text:p>
          </table:table-cell>
          <table:table-cell office:value-type="float" office:value="0" table:style-name="ce3">
            <text:p>0</text:p>
          </table:table-cell>
          <table:table-cell table:number-columns-repeated="16378"/>
        </table:table-row>
        <table:table-row table:style-name="ro4">
          <table:table-cell table:style-name="ce1"/>
          <table:table-cell table:style-name="ce31"/>
          <table:table-cell office:value-type="boolean" office:boolean-value="false" table:formula="of:=EXACT(LEFT(TRIM(LOWER([.A23]));5);&quot;check&quot;)" table:style-name="ce3">
            <text:p>FALSE</text:p>
          </table:table-cell>
          <table:table-cell office:value-type="boolean" office:boolean-value="false" table:formula="of:=EXACT(&quot;ok&quot;;LEFT(LOWER(TRIM([.B23]));2))" table:style-name="ce3">
            <text:p>FALSE</text:p>
          </table:table-cell>
          <table:table-cell office:value-type="string" office:string-value="IGNORE" table:formula="of:=IF([.C23];IF([.D23];&quot;OK&quot;;&quot;ISSUE&quot;);&quot;IGNORE&quot;)" table:style-name="ce28">
            <text:p>IGNORE</text:p>
          </table:table-cell>
          <table:table-cell office:value-type="float" office:value="0" table:style-name="ce3">
            <text:p>0</text:p>
          </table:table-cell>
          <table:table-cell table:number-columns-repeated="16378"/>
        </table:table-row>
        <table:table-row table:style-name="ro4">
          <table:table-cell table:style-name="ce1"/>
          <table:table-cell table:style-name="ce31"/>
          <table:table-cell office:value-type="boolean" office:boolean-value="false" table:formula="of:=EXACT(LEFT(TRIM(LOWER([.A24]));5);&quot;check&quot;)" table:style-name="ce3">
            <text:p>FALSE</text:p>
          </table:table-cell>
          <table:table-cell office:value-type="boolean" office:boolean-value="false" table:formula="of:=EXACT(&quot;ok&quot;;LEFT(LOWER(TRIM([.B24]));2))" table:style-name="ce3">
            <text:p>FALSE</text:p>
          </table:table-cell>
          <table:table-cell office:value-type="string" office:string-value="IGNORE" table:formula="of:=IF([.C24];IF([.D24];&quot;OK&quot;;&quot;ISSUE&quot;);&quot;IGNORE&quot;)" table:style-name="ce28">
            <text:p>IGNORE</text:p>
          </table:table-cell>
          <table:table-cell office:value-type="float" office:value="0" table:style-name="ce3">
            <text:p>0</text:p>
          </table:table-cell>
          <table:table-cell table:number-columns-repeated="16378"/>
        </table:table-row>
        <table:table-row table:style-name="ro4">
          <table:table-cell table:style-name="ce1"/>
          <table:table-cell table:style-name="ce31"/>
          <table:table-cell office:value-type="boolean" office:boolean-value="false" table:formula="of:=EXACT(LEFT(TRIM(LOWER([.A25]));5);&quot;check&quot;)" table:style-name="ce3">
            <text:p>FALSE</text:p>
          </table:table-cell>
          <table:table-cell office:value-type="boolean" office:boolean-value="false" table:formula="of:=EXACT(&quot;ok&quot;;LEFT(LOWER(TRIM([.B25]));2))" table:style-name="ce3">
            <text:p>FALSE</text:p>
          </table:table-cell>
          <table:table-cell office:value-type="string" office:string-value="IGNORE" table:formula="of:=IF([.C25];IF([.D25];&quot;OK&quot;;&quot;ISSUE&quot;);&quot;IGNORE&quot;)" table:style-name="ce28">
            <text:p>IGNORE</text:p>
          </table:table-cell>
          <table:table-cell office:value-type="float" office:value="0" table:style-name="ce3">
            <text:p>0</text:p>
          </table:table-cell>
          <table:table-cell table:number-columns-repeated="16378"/>
        </table:table-row>
        <table:table-row table:style-name="ro3">
          <table:table-cell office:value-type="string" table:style-name="ce2">
            <text:p>WHAT</text:p>
          </table:table-cell>
          <table:table-cell table:style-name="ce30"/>
          <table:table-cell office:value-type="boolean" office:boolean-value="false" table:formula="of:=EXACT(LEFT(TRIM(LOWER([.A26]));5);&quot;check&quot;)" table:style-name="ce3">
            <text:p>FALSE</text:p>
          </table:table-cell>
          <table:table-cell office:value-type="boolean" office:boolean-value="false" table:formula="of:=EXACT(&quot;ok&quot;;LEFT(LOWER(TRIM([.B26]));2))" table:style-name="ce3">
            <text:p>FALSE</text:p>
          </table:table-cell>
          <table:table-cell office:value-type="string" office:string-value="IGNORE" table:formula="of:=IF([.C26];IF([.D26];&quot;OK&quot;;&quot;ISSUE&quot;);&quot;IGNORE&quot;)" table:style-name="ce28">
            <text:p>IGNORE</text:p>
          </table:table-cell>
          <table:table-cell office:value-type="float" office:value="0" table:style-name="ce3">
            <text:p>0</text:p>
          </table:table-cell>
          <table:table-cell table:number-columns-repeated="16378"/>
        </table:table-row>
        <table:table-row table:style-name="ro2">
          <table:table-cell office:value-type="string" table:style-name="ce1">
            <text:p>Name</text:p>
          </table:table-cell>
          <table:table-cell table:style-name="ce30"/>
          <table:table-cell office:value-type="boolean" office:boolean-value="false" table:formula="of:=EXACT(LEFT(TRIM(LOWER([.A27]));5);&quot;check&quot;)" table:style-name="ce3">
            <text:p>FALSE</text:p>
          </table:table-cell>
          <table:table-cell office:value-type="boolean" office:boolean-value="false" table:formula="of:=EXACT(&quot;ok&quot;;LEFT(LOWER(TRIM([.B27]));2))" table:style-name="ce3">
            <text:p>FALSE</text:p>
          </table:table-cell>
          <table:table-cell office:value-type="string" office:string-value="IGNORE" table:formula="of:=IF([.C27];IF([.D27];&quot;OK&quot;;&quot;ISSUE&quot;);&quot;IGNORE&quot;)" table:style-name="ce28">
            <text:p>IGNORE</text:p>
          </table:table-cell>
          <table:table-cell office:value-type="float" office:value="0" table:style-name="ce3">
            <text:p>0</text:p>
          </table:table-cell>
          <table:table-cell table:number-columns-repeated="16378"/>
        </table:table-row>
        <table:table-row table:style-name="ro2">
          <table:table-cell office:value-type="string" table:style-name="ce1">
            <text:p>Part #</text:p>
          </table:table-cell>
          <table:table-cell table:style-name="ce30"/>
          <table:table-cell office:value-type="boolean" office:boolean-value="false" table:formula="of:=EXACT(LEFT(TRIM(LOWER([.A28]));5);&quot;check&quot;)" table:style-name="ce3">
            <text:p>FALSE</text:p>
          </table:table-cell>
          <table:table-cell office:value-type="boolean" office:boolean-value="false" table:formula="of:=EXACT(&quot;ok&quot;;LEFT(LOWER(TRIM([.B28]));2))" table:style-name="ce3">
            <text:p>FALSE</text:p>
          </table:table-cell>
          <table:table-cell office:value-type="string" office:string-value="IGNORE" table:formula="of:=IF([.C28];IF([.D28];&quot;OK&quot;;&quot;ISSUE&quot;);&quot;IGNORE&quot;)" table:style-name="ce28">
            <text:p>IGNORE</text:p>
          </table:table-cell>
          <table:table-cell office:value-type="float" office:value="0" table:style-name="ce3">
            <text:p>0</text:p>
          </table:table-cell>
          <table:table-cell table:number-columns-repeated="16378"/>
        </table:table-row>
        <table:table-row table:style-name="ro2">
          <table:table-cell office:value-type="string" table:style-name="ce1">
            <text:p>Manufacturer</text:p>
          </table:table-cell>
          <table:table-cell table:style-name="ce30"/>
          <table:table-cell office:value-type="boolean" office:boolean-value="false" table:formula="of:=EXACT(LEFT(TRIM(LOWER([.A29]));5);&quot;check&quot;)" table:style-name="ce3">
            <text:p>FALSE</text:p>
          </table:table-cell>
          <table:table-cell office:value-type="boolean" office:boolean-value="false" table:formula="of:=EXACT(&quot;ok&quot;;LEFT(LOWER(TRIM([.B29]));2))" table:style-name="ce3">
            <text:p>FALSE</text:p>
          </table:table-cell>
          <table:table-cell office:value-type="string" office:string-value="IGNORE" table:formula="of:=IF([.C29];IF([.D29];&quot;OK&quot;;&quot;ISSUE&quot;);&quot;IGNORE&quot;)" table:style-name="ce28">
            <text:p>IGNORE</text:p>
          </table:table-cell>
          <table:table-cell office:value-type="float" office:value="0" table:style-name="ce3">
            <text:p>0</text:p>
          </table:table-cell>
          <table:table-cell table:number-columns-repeated="16378"/>
        </table:table-row>
        <table:table-row table:style-name="ro6">
          <table:table-cell office:value-type="string" table:style-name="ce1">
            <text:p>Approx Price</text:p>
          </table:table-cell>
          <table:table-cell table:style-name="ce32"/>
          <table:table-cell office:value-type="boolean" office:boolean-value="false" table:formula="of:=EXACT(LEFT(TRIM(LOWER([.A30]));5);&quot;check&quot;)" table:style-name="ce3">
            <text:p>FALSE</text:p>
          </table:table-cell>
          <table:table-cell office:value-type="boolean" office:boolean-value="false" table:formula="of:=EXACT(&quot;ok&quot;;LEFT(LOWER(TRIM([.B30]));2))" table:style-name="ce3">
            <text:p>FALSE</text:p>
          </table:table-cell>
          <table:table-cell office:value-type="string" office:string-value="IGNORE" table:formula="of:=IF([.C30];IF([.D30];&quot;OK&quot;;&quot;ISSUE&quot;);&quot;IGNORE&quot;)" table:style-name="ce28">
            <text:p>IGNORE</text:p>
          </table:table-cell>
          <table:table-cell office:value-type="float" office:value="0" table:style-name="ce3">
            <text:p>0</text:p>
          </table:table-cell>
          <table:table-cell table:number-columns-repeated="16378"/>
        </table:table-row>
        <table:table-row table:style-name="ro6">
          <table:table-cell office:value-type="string" table:style-name="ce1">
            <text:p><text:span text:style-name="T5">Package type?</text:span><text:span text:style-name="T4">3</text:span></text:p>
          </table:table-cell>
          <table:table-cell table:style-name="ce30"/>
          <table:table-cell office:value-type="boolean" office:boolean-value="false" table:formula="of:=EXACT(LEFT(TRIM(LOWER([.A31]));5);&quot;check&quot;)" table:style-name="ce3">
            <text:p>FALSE</text:p>
          </table:table-cell>
          <table:table-cell office:value-type="boolean" office:boolean-value="false" table:formula="of:=EXACT(&quot;ok&quot;;LEFT(LOWER(TRIM([.B31]));2))" table:style-name="ce3">
            <text:p>FALSE</text:p>
          </table:table-cell>
          <table:table-cell office:value-type="string" office:string-value="IGNORE" table:formula="of:=IF([.C31];IF([.D31];&quot;OK&quot;;&quot;ISSUE&quot;);&quot;IGNORE&quot;)" table:style-name="ce28">
            <text:p>IGNORE</text:p>
          </table:table-cell>
          <table:table-cell office:value-type="float" office:value="0" table:style-name="ce3">
            <text:p>0</text:p>
          </table:table-cell>
          <table:table-cell table:number-columns-repeated="16378"/>
        </table:table-row>
        <table:table-row table:style-name="ro2">
          <table:table-cell office:value-type="string" table:style-name="ce1">
            <text:p>Datasheet link</text:p>
          </table:table-cell>
          <table:table-cell table:style-name="ce30"/>
          <table:table-cell office:value-type="boolean" office:boolean-value="false" table:formula="of:=EXACT(LEFT(TRIM(LOWER([.A32]));5);&quot;check&quot;)" table:style-name="ce3">
            <text:p>FALSE</text:p>
          </table:table-cell>
          <table:table-cell office:value-type="boolean" office:boolean-value="false" table:formula="of:=EXACT(&quot;ok&quot;;LEFT(LOWER(TRIM([.B32]));2))" table:style-name="ce3">
            <text:p>FALSE</text:p>
          </table:table-cell>
          <table:table-cell office:value-type="string" office:string-value="IGNORE" table:formula="of:=IF([.C32];IF([.D32];&quot;OK&quot;;&quot;ISSUE&quot;);&quot;IGNORE&quot;)" table:style-name="ce28">
            <text:p>IGNORE</text:p>
          </table:table-cell>
          <table:table-cell office:value-type="float" office:value="0" table:style-name="ce3">
            <text:p>0</text:p>
          </table:table-cell>
          <table:table-cell table:number-columns-repeated="16378"/>
        </table:table-row>
        <table:table-row table:style-name="ro2">
          <table:table-cell table:style-name="ce1"/>
          <table:table-cell table:style-name="ce30"/>
          <table:table-cell office:value-type="boolean" office:boolean-value="false" table:formula="of:=EXACT(LEFT(TRIM(LOWER([.A33]));5);&quot;check&quot;)" table:style-name="ce3">
            <text:p>FALSE</text:p>
          </table:table-cell>
          <table:table-cell office:value-type="boolean" office:boolean-value="false" table:formula="of:=EXACT(&quot;ok&quot;;LEFT(LOWER(TRIM([.B33]));2))" table:style-name="ce3">
            <text:p>FALSE</text:p>
          </table:table-cell>
          <table:table-cell office:value-type="string" office:string-value="IGNORE" table:formula="of:=IF([.C33];IF([.D33];&quot;OK&quot;;&quot;ISSUE&quot;);&quot;IGNORE&quot;)" table:style-name="ce28">
            <text:p>IGNORE</text:p>
          </table:table-cell>
          <table:table-cell office:value-type="float" office:value="0" table:style-name="ce3">
            <text:p>0</text:p>
          </table:table-cell>
          <table:table-cell table:number-columns-repeated="16378"/>
        </table:table-row>
        <table:table-row table:style-name="ro3">
          <table:table-cell office:value-type="string" table:style-name="ce2">
            <text:p>WHY</text:p>
          </table:table-cell>
          <table:table-cell table:style-name="ce30"/>
          <table:table-cell office:value-type="boolean" office:boolean-value="false" table:formula="of:=EXACT(LEFT(TRIM(LOWER([.A34]));5);&quot;check&quot;)" table:style-name="ce3">
            <text:p>FALSE</text:p>
          </table:table-cell>
          <table:table-cell office:value-type="boolean" office:boolean-value="false" table:formula="of:=EXACT(&quot;ok&quot;;LEFT(LOWER(TRIM([.B34]));2))" table:style-name="ce3">
            <text:p>FALSE</text:p>
          </table:table-cell>
          <table:table-cell office:value-type="string" office:string-value="IGNORE" table:formula="of:=IF([.C34];IF([.D34];&quot;OK&quot;;&quot;ISSUE&quot;);&quot;IGNORE&quot;)" table:style-name="ce28">
            <text:p>IGNORE</text:p>
          </table:table-cell>
          <table:table-cell office:value-type="float" office:value="0" table:style-name="ce3">
            <text:p>0</text:p>
          </table:table-cell>
          <table:table-cell table:number-columns-repeated="16378"/>
        </table:table-row>
        <table:table-row table:style-name="ro2">
          <table:table-cell office:value-type="string" table:style-name="ce1">
            <text:p>Purpose</text:p>
          </table:table-cell>
          <table:table-cell table:style-name="ce30"/>
          <table:table-cell office:value-type="boolean" office:boolean-value="false" table:formula="of:=EXACT(LEFT(TRIM(LOWER([.A35]));5);&quot;check&quot;)" table:style-name="ce3">
            <text:p>FALSE</text:p>
          </table:table-cell>
          <table:table-cell office:value-type="boolean" office:boolean-value="false" table:formula="of:=EXACT(&quot;ok&quot;;LEFT(LOWER(TRIM([.B35]));2))" table:style-name="ce3">
            <text:p>FALSE</text:p>
          </table:table-cell>
          <table:table-cell office:value-type="string" office:string-value="IGNORE" table:formula="of:=IF([.C35];IF([.D35];&quot;OK&quot;;&quot;ISSUE&quot;);&quot;IGNORE&quot;)" table:style-name="ce28">
            <text:p>IGNORE</text:p>
          </table:table-cell>
          <table:table-cell office:value-type="float" office:value="0" table:style-name="ce3">
            <text:p>0</text:p>
          </table:table-cell>
          <table:table-cell table:number-columns-repeated="16378"/>
        </table:table-row>
        <table:table-row table:style-name="ro6">
          <table:table-cell office:value-type="string" table:style-name="ce1">
            <text:p><text:span text:style-name="T5">Design justification</text:span><text:span text:style-name="T4">2</text:span></text:p>
          </table:table-cell>
          <table:table-cell table:style-name="ce30"/>
          <table:table-cell office:value-type="boolean" office:boolean-value="false" table:formula="of:=EXACT(LEFT(TRIM(LOWER([.A36]));5);&quot;check&quot;)" table:style-name="ce3">
            <text:p>FALSE</text:p>
          </table:table-cell>
          <table:table-cell office:value-type="boolean" office:boolean-value="false" table:formula="of:=EXACT(&quot;ok&quot;;LEFT(LOWER(TRIM([.B36]));2))" table:style-name="ce3">
            <text:p>FALSE</text:p>
          </table:table-cell>
          <table:table-cell office:value-type="string" office:string-value="IGNORE" table:formula="of:=IF([.C36];IF([.D36];&quot;OK&quot;;&quot;ISSUE&quot;);&quot;IGNORE&quot;)" table:style-name="ce28">
            <text:p>IGNORE</text:p>
          </table:table-cell>
          <table:table-cell office:value-type="float" office:value="0" table:style-name="ce3">
            <text:p>0</text:p>
          </table:table-cell>
          <table:table-cell table:number-columns-repeated="16378"/>
        </table:table-row>
        <table:table-row table:style-name="ro3">
          <table:table-cell office:value-type="string" table:style-name="ce1">
            <text:p>Lifecycle status?<text:span text:style-name="T6">4</text:span></text:p>
          </table:table-cell>
          <table:table-cell table:style-name="ce30"/>
          <table:table-cell office:value-type="boolean" office:boolean-value="false" table:formula="of:=EXACT(LEFT(TRIM(LOWER([.A37]));5);&quot;check&quot;)" table:style-name="ce3">
            <text:p>FALSE</text:p>
          </table:table-cell>
          <table:table-cell office:value-type="boolean" office:boolean-value="false" table:formula="of:=EXACT(&quot;ok&quot;;LEFT(LOWER(TRIM([.B37]));2))" table:style-name="ce3">
            <text:p>FALSE</text:p>
          </table:table-cell>
          <table:table-cell office:value-type="string" office:string-value="IGNORE" table:formula="of:=IF([.C37];IF([.D37];&quot;OK&quot;;&quot;ISSUE&quot;);&quot;IGNORE&quot;)" table:style-name="ce28">
            <text:p>IGNORE</text:p>
          </table:table-cell>
          <table:table-cell office:value-type="float" office:value="0" table:style-name="ce3">
            <text:p>0</text:p>
          </table:table-cell>
          <table:table-cell table:number-columns-repeated="16378"/>
        </table:table-row>
        <table:table-row table:style-name="ro2">
          <table:table-cell office:value-type="string" table:style-name="ce1">
            <text:p>CHECK: ROHS</text:p>
          </table:table-cell>
          <table:table-cell table:style-name="ce1"/>
          <table:table-cell office:value-type="boolean" office:boolean-value="true" table:formula="of:=EXACT(LEFT(TRIM(LOWER([.A38]));5);&quot;check&quot;)" table:style-name="ce3">
            <text:p>TRUE</text:p>
          </table:table-cell>
          <table:table-cell office:value-type="boolean" office:boolean-value="false" table:formula="of:=EXACT(&quot;ok&quot;;LEFT(LOWER(TRIM([.B38]));2))" table:style-name="ce3">
            <text:p>FALSE</text:p>
          </table:table-cell>
          <table:table-cell office:value-type="string" office:string-value="ISSUE" table:formula="of:=IF([.C38];IF([.D38];&quot;OK&quot;;&quot;ISSUE&quot;);&quot;IGNORE&quot;)" table:style-name="ce28">
            <text:p>ISSUE</text:p>
          </table:table-cell>
          <table:table-cell office:value-type="string" table:style-name="ce3">
            <text:p>CHECK: ROHS;<text:s/></text:p>
          </table:table-cell>
          <table:table-cell table:number-columns-repeated="16378"/>
        </table:table-row>
        <table:table-row table:style-name="ro2">
          <table:table-cell table:style-name="ce1"/>
          <table:table-cell table:style-name="ce30"/>
          <table:table-cell office:value-type="boolean" office:boolean-value="false" table:formula="of:=EXACT(LEFT(TRIM(LOWER([.A39]));5);&quot;check&quot;)" table:style-name="ce3">
            <text:p>FALSE</text:p>
          </table:table-cell>
          <table:table-cell office:value-type="boolean" office:boolean-value="false" table:formula="of:=EXACT(&quot;ok&quot;;LEFT(LOWER(TRIM([.B39]));2))" table:style-name="ce3">
            <text:p>FALSE</text:p>
          </table:table-cell>
          <table:table-cell office:value-type="string" office:string-value="IGNORE" table:formula="of:=IF([.C39];IF([.D39];&quot;OK&quot;;&quot;ISSUE&quot;);&quot;IGNORE&quot;)" table:style-name="ce28">
            <text:p>IGNORE</text:p>
          </table:table-cell>
          <table:table-cell office:value-type="float" office:value="0" table:style-name="ce3">
            <text:p>0</text:p>
          </table:table-cell>
          <table:table-cell table:number-columns-repeated="16378"/>
        </table:table-row>
        <table:table-row table:style-name="ro3">
          <table:table-cell office:value-type="string" table:style-name="ce2">
            <text:p>HOW?</text:p>
          </table:table-cell>
          <table:table-cell table:style-name="ce30"/>
          <table:table-cell office:value-type="boolean" office:boolean-value="false" table:formula="of:=EXACT(LEFT(TRIM(LOWER([.A40]));5);&quot;check&quot;)" table:style-name="ce3">
            <text:p>FALSE</text:p>
          </table:table-cell>
          <table:table-cell office:value-type="boolean" office:boolean-value="false" table:formula="of:=EXACT(&quot;ok&quot;;LEFT(LOWER(TRIM([.B40]));2))" table:style-name="ce3">
            <text:p>FALSE</text:p>
          </table:table-cell>
          <table:table-cell office:value-type="string" office:string-value="IGNORE" table:formula="of:=IF([.C40];IF([.D40];&quot;OK&quot;;&quot;ISSUE&quot;);&quot;IGNORE&quot;)" table:style-name="ce28">
            <text:p>IGNORE</text:p>
          </table:table-cell>
          <table:table-cell office:value-type="float" office:value="0" table:style-name="ce3">
            <text:p>0</text:p>
          </table:table-cell>
          <table:table-cell table:number-columns-repeated="16378"/>
        </table:table-row>
        <table:table-row table:style-name="ro2">
          <table:table-cell office:value-type="string" table:style-name="ce1">
            <text:p>Supply Typical range</text:p>
          </table:table-cell>
          <table:table-cell table:style-name="ce30"/>
          <table:table-cell office:value-type="boolean" office:boolean-value="false" table:formula="of:=EXACT(LEFT(TRIM(LOWER([.A41]));5);&quot;check&quot;)" table:style-name="ce3">
            <text:p>FALSE</text:p>
          </table:table-cell>
          <table:table-cell office:value-type="boolean" office:boolean-value="false" table:formula="of:=EXACT(&quot;ok&quot;;LEFT(LOWER(TRIM([.B41]));2))" table:style-name="ce3">
            <text:p>FALSE</text:p>
          </table:table-cell>
          <table:table-cell office:value-type="string" office:string-value="IGNORE" table:formula="of:=IF([.C41];IF([.D41];&quot;OK&quot;;&quot;ISSUE&quot;);&quot;IGNORE&quot;)" table:style-name="ce28">
            <text:p>IGNORE</text:p>
          </table:table-cell>
          <table:table-cell office:value-type="float" office:value="0" table:style-name="ce3">
            <text:p>0</text:p>
          </table:table-cell>
          <table:table-cell table:number-columns-repeated="16378"/>
        </table:table-row>
        <table:table-row table:style-name="ro2">
          <table:table-cell office:value-type="string" table:style-name="ce1">
            <text:p>Supply Abs max</text:p>
          </table:table-cell>
          <table:table-cell table:style-name="ce30"/>
          <table:table-cell office:value-type="boolean" office:boolean-value="false" table:formula="of:=EXACT(LEFT(TRIM(LOWER([.A42]));5);&quot;check&quot;)" table:style-name="ce3">
            <text:p>FALSE</text:p>
          </table:table-cell>
          <table:table-cell office:value-type="boolean" office:boolean-value="false" table:formula="of:=EXACT(&quot;ok&quot;;LEFT(LOWER(TRIM([.B42]));2))" table:style-name="ce3">
            <text:p>FALSE</text:p>
          </table:table-cell>
          <table:table-cell office:value-type="string" office:string-value="IGNORE" table:formula="of:=IF([.C42];IF([.D42];&quot;OK&quot;;&quot;ISSUE&quot;);&quot;IGNORE&quot;)" table:style-name="ce28">
            <text:p>IGNORE</text:p>
          </table:table-cell>
          <table:table-cell office:value-type="float" office:value="0" table:style-name="ce3">
            <text:p>0</text:p>
          </table:table-cell>
          <table:table-cell table:number-columns-repeated="16378"/>
        </table:table-row>
        <table:table-row table:style-name="ro2">
          <table:table-cell office:value-type="string" table:style-name="ce1">
            <text:p>Supply Abs Min</text:p>
          </table:table-cell>
          <table:table-cell table:style-name="ce30"/>
          <table:table-cell office:value-type="boolean" office:boolean-value="false" table:formula="of:=EXACT(LEFT(TRIM(LOWER([.A43]));5);&quot;check&quot;)" table:style-name="ce3">
            <text:p>FALSE</text:p>
          </table:table-cell>
          <table:table-cell office:value-type="boolean" office:boolean-value="false" table:formula="of:=EXACT(&quot;ok&quot;;LEFT(LOWER(TRIM([.B43]));2))" table:style-name="ce3">
            <text:p>FALSE</text:p>
          </table:table-cell>
          <table:table-cell office:value-type="string" office:string-value="IGNORE" table:formula="of:=IF([.C43];IF([.D43];&quot;OK&quot;;&quot;ISSUE&quot;);&quot;IGNORE&quot;)" table:style-name="ce28">
            <text:p>IGNORE</text:p>
          </table:table-cell>
          <table:table-cell office:value-type="float" office:value="0" table:style-name="ce3">
            <text:p>0</text:p>
          </table:table-cell>
          <table:table-cell table:number-columns-repeated="16378"/>
        </table:table-row>
        <table:table-row table:style-name="ro6">
          <table:table-cell office:value-type="string" table:style-name="ce3">
            <text:p>What to do with unused inputs?</text:p>
          </table:table-cell>
          <table:table-cell table:style-name="ce30"/>
          <table:table-cell office:value-type="boolean" office:boolean-value="false" table:formula="of:=EXACT(LEFT(TRIM(LOWER([.A44]));5);&quot;check&quot;)" table:style-name="ce3">
            <text:p>FALSE</text:p>
          </table:table-cell>
          <table:table-cell office:value-type="boolean" office:boolean-value="false" table:formula="of:=EXACT(&quot;ok&quot;;LEFT(LOWER(TRIM([.B44]));2))" table:style-name="ce3">
            <text:p>FALSE</text:p>
          </table:table-cell>
          <table:table-cell office:value-type="string" office:string-value="IGNORE" table:formula="of:=IF([.C44];IF([.D44];&quot;OK&quot;;&quot;ISSUE&quot;);&quot;IGNORE&quot;)" table:style-name="ce28">
            <text:p>IGNORE</text:p>
          </table:table-cell>
          <table:table-cell office:value-type="float" office:value="0" table:style-name="ce3">
            <text:p>0</text:p>
          </table:table-cell>
          <table:table-cell table:number-columns-repeated="16378"/>
        </table:table-row>
        <table:table-row table:style-name="ro2">
          <table:table-cell office:value-type="string" table:style-name="ce3">
            <text:p><text:span text:style-name="T5">CHECK: Assembly considerations?</text:span><text:span text:style-name="T4">5</text:span></text:p>
          </table:table-cell>
          <table:table-cell table:style-name="ce33"/>
          <table:table-cell office:value-type="boolean" office:boolean-value="true" table:formula="of:=EXACT(LEFT(TRIM(LOWER([.A45]));5);&quot;check&quot;)" table:style-name="ce3">
            <text:p>TRUE</text:p>
          </table:table-cell>
          <table:table-cell office:value-type="boolean" office:boolean-value="false" table:formula="of:=EXACT(&quot;ok&quot;;LEFT(LOWER(TRIM([.B45]));2))" table:style-name="ce3">
            <text:p>FALSE</text:p>
          </table:table-cell>
          <table:table-cell office:value-type="string" office:string-value="ISSUE" table:formula="of:=IF([.C45];IF([.D45];&quot;OK&quot;;&quot;ISSUE&quot;);&quot;IGNORE&quot;)" table:style-name="ce28">
            <text:p>ISSUE</text:p>
          </table:table-cell>
          <table:table-cell office:value-type="string" table:style-name="ce3">
            <text:p>CHECK: Assembly considerations?5 ;<text:s/></text:p>
          </table:table-cell>
          <table:table-cell table:number-columns-repeated="16378"/>
        </table:table-row>
        <table:table-row table:style-name="ro2">
          <table:table-cell office:value-type="string" table:style-name="ce1">
            <text:p>CHECK: Footprint source?</text:p>
          </table:table-cell>
          <table:table-cell table:style-name="ce30"/>
          <table:table-cell office:value-type="boolean" office:boolean-value="true" table:formula="of:=EXACT(LEFT(TRIM(LOWER([.A46]));5);&quot;check&quot;)" table:style-name="ce3">
            <text:p>TRUE</text:p>
          </table:table-cell>
          <table:table-cell office:value-type="boolean" office:boolean-value="false" table:formula="of:=EXACT(&quot;ok&quot;;LEFT(LOWER(TRIM([.B46]));2))" table:style-name="ce3">
            <text:p>FALSE</text:p>
          </table:table-cell>
          <table:table-cell office:value-type="string" office:string-value="ISSUE" table:formula="of:=IF([.C46];IF([.D46];&quot;OK&quot;;&quot;ISSUE&quot;);&quot;IGNORE&quot;)" table:style-name="ce28">
            <text:p>ISSUE</text:p>
          </table:table-cell>
          <table:table-cell office:value-type="string" table:style-name="ce3">
            <text:p>CHECK: Footprint source?;<text:s/></text:p>
          </table:table-cell>
          <table:table-cell table:number-columns-repeated="16378"/>
        </table:table-row>
        <table:table-row table:style-name="ro2">
          <table:table-cell office:value-type="string" table:style-name="ce1">
            <text:p>CHECK: Footprint license?</text:p>
          </table:table-cell>
          <table:table-cell table:style-name="ce30"/>
          <table:table-cell office:value-type="boolean" office:boolean-value="true" table:formula="of:=EXACT(LEFT(TRIM(LOWER([.A47]));5);&quot;check&quot;)" table:style-name="ce3">
            <text:p>TRUE</text:p>
          </table:table-cell>
          <table:table-cell office:value-type="boolean" office:boolean-value="false" table:formula="of:=EXACT(&quot;ok&quot;;LEFT(LOWER(TRIM([.B47]));2))" table:style-name="ce3">
            <text:p>FALSE</text:p>
          </table:table-cell>
          <table:table-cell office:value-type="string" office:string-value="ISSUE" table:formula="of:=IF([.C47];IF([.D47];&quot;OK&quot;;&quot;ISSUE&quot;);&quot;IGNORE&quot;)" table:style-name="ce28">
            <text:p>ISSUE</text:p>
          </table:table-cell>
          <table:table-cell office:value-type="string" table:style-name="ce3">
            <text:p>CHECK: Footprint license?;<text:s/></text:p>
          </table:table-cell>
          <table:table-cell table:number-columns-repeated="16378"/>
        </table:table-row>
        <table:table-row table:style-name="ro2">
          <table:table-cell table:style-name="ce1"/>
          <table:table-cell table:style-name="ce30"/>
          <table:table-cell office:value-type="boolean" office:boolean-value="false" table:formula="of:=EXACT(LEFT(TRIM(LOWER([.A48]));5);&quot;check&quot;)" table:style-name="ce3">
            <text:p>FALSE</text:p>
          </table:table-cell>
          <table:table-cell office:value-type="boolean" office:boolean-value="false" table:formula="of:=EXACT(&quot;ok&quot;;LEFT(LOWER(TRIM([.B48]));2))" table:style-name="ce3">
            <text:p>FALSE</text:p>
          </table:table-cell>
          <table:table-cell office:value-type="string" office:string-value="IGNORE" table:formula="of:=IF([.C48];IF([.D48];&quot;OK&quot;;&quot;ISSUE&quot;);&quot;IGNORE&quot;)" table:style-name="ce28">
            <text:p>IGNORE</text:p>
          </table:table-cell>
          <table:table-cell office:value-type="float" office:value="0" table:style-name="ce3">
            <text:p>0</text:p>
          </table:table-cell>
          <table:table-cell table:number-columns-repeated="16378"/>
        </table:table-row>
        <table:table-row table:style-name="ro3">
          <table:table-cell office:value-type="string" table:style-name="ce2">
            <text:p>WHO?</text:p>
          </table:table-cell>
          <table:table-cell table:style-name="ce30"/>
          <table:table-cell office:value-type="boolean" office:boolean-value="false" table:formula="of:=EXACT(LEFT(TRIM(LOWER([.A49]));5);&quot;check&quot;)" table:style-name="ce3">
            <text:p>FALSE</text:p>
          </table:table-cell>
          <table:table-cell office:value-type="boolean" office:boolean-value="false" table:formula="of:=EXACT(&quot;ok&quot;;LEFT(LOWER(TRIM([.B49]));2))" table:style-name="ce3">
            <text:p>FALSE</text:p>
          </table:table-cell>
          <table:table-cell office:value-type="string" office:string-value="IGNORE" table:formula="of:=IF([.C49];IF([.D49];&quot;OK&quot;;&quot;ISSUE&quot;);&quot;IGNORE&quot;)" table:style-name="ce28">
            <text:p>IGNORE</text:p>
          </table:table-cell>
          <table:table-cell office:value-type="float" office:value="0" table:style-name="ce3">
            <text:p>0</text:p>
          </table:table-cell>
          <table:table-cell table:number-columns-repeated="16378" table:style-name="ce1"/>
        </table:table-row>
        <table:table-row table:style-name="ro2">
          <table:table-cell office:value-type="string" table:style-name="ce1">
            <text:p>CHECK: Who will supply?</text:p>
          </table:table-cell>
          <table:table-cell table:style-name="ce30"/>
          <table:table-cell office:value-type="boolean" office:boolean-value="true" table:formula="of:=EXACT(LEFT(TRIM(LOWER([.A50]));5);&quot;check&quot;)" table:style-name="ce3">
            <text:p>TRUE</text:p>
          </table:table-cell>
          <table:table-cell office:value-type="boolean" office:boolean-value="false" table:formula="of:=EXACT(&quot;ok&quot;;LEFT(LOWER(TRIM([.B50]));2))" table:style-name="ce3">
            <text:p>FALSE</text:p>
          </table:table-cell>
          <table:table-cell office:value-type="string" office:string-value="ISSUE" table:formula="of:=IF([.C50];IF([.D50];&quot;OK&quot;;&quot;ISSUE&quot;);&quot;IGNORE&quot;)" table:style-name="ce28">
            <text:p>ISSUE</text:p>
          </table:table-cell>
          <table:table-cell office:value-type="string" table:style-name="ce3">
            <text:p>CHECK: Who will supply?;<text:s/></text:p>
          </table:table-cell>
          <table:table-cell table:number-columns-repeated="16378" table:style-name="ce1"/>
        </table:table-row>
        <table:table-row table:style-name="ro2">
          <table:table-cell office:value-type="string" table:style-name="ce6">
            <text:p>Stock level</text:p>
          </table:table-cell>
          <table:table-cell table:style-name="ce30"/>
          <table:table-cell office:value-type="boolean" office:boolean-value="false" table:formula="of:=EXACT(LEFT(TRIM(LOWER([.A51]));5);&quot;check&quot;)" table:style-name="ce3">
            <text:p>FALSE</text:p>
          </table:table-cell>
          <table:table-cell office:value-type="boolean" office:boolean-value="false" table:formula="of:=EXACT(&quot;ok&quot;;LEFT(LOWER(TRIM([.B51]));2))" table:style-name="ce3">
            <text:p>FALSE</text:p>
          </table:table-cell>
          <table:table-cell office:value-type="string" office:string-value="IGNORE" table:formula="of:=IF([.C51];IF([.D51];&quot;OK&quot;;&quot;ISSUE&quot;);&quot;IGNORE&quot;)" table:style-name="ce28">
            <text:p>IGNORE</text:p>
          </table:table-cell>
          <table:table-cell office:value-type="float" office:value="0" table:style-name="ce3">
            <text:p>0</text:p>
          </table:table-cell>
          <table:table-cell table:number-columns-repeated="16378" table:style-name="ce1"/>
        </table:table-row>
        <table:table-row table:style-name="ro2">
          <table:table-cell office:value-type="string" table:style-name="ce6">
            <text:p>Price per unit</text:p>
          </table:table-cell>
          <table:table-cell table:style-name="ce30"/>
          <table:table-cell office:value-type="boolean" office:boolean-value="false" table:formula="of:=EXACT(LEFT(TRIM(LOWER([.A52]));5);&quot;check&quot;)" table:style-name="ce3">
            <text:p>FALSE</text:p>
          </table:table-cell>
          <table:table-cell office:value-type="boolean" office:boolean-value="false" table:formula="of:=EXACT(&quot;ok&quot;;LEFT(LOWER(TRIM([.B52]));2))" table:style-name="ce3">
            <text:p>FALSE</text:p>
          </table:table-cell>
          <table:table-cell office:value-type="string" office:string-value="IGNORE" table:formula="of:=IF([.C52];IF([.D52];&quot;OK&quot;;&quot;ISSUE&quot;);&quot;IGNORE&quot;)" table:style-name="ce28">
            <text:p>IGNORE</text:p>
          </table:table-cell>
          <table:table-cell office:value-type="float" office:value="0" table:style-name="ce3">
            <text:p>0</text:p>
          </table:table-cell>
          <table:table-cell table:number-columns-repeated="16378" table:style-name="ce1"/>
        </table:table-row>
        <table:table-row table:style-name="ro2">
          <table:table-cell office:value-type="string" table:style-name="ce6">
            <text:p>MoQ</text:p>
          </table:table-cell>
          <table:table-cell table:style-name="ce30"/>
          <table:table-cell office:value-type="boolean" office:boolean-value="false" table:formula="of:=EXACT(LEFT(TRIM(LOWER([.A53]));5);&quot;check&quot;)" table:style-name="ce3">
            <text:p>FALSE</text:p>
          </table:table-cell>
          <table:table-cell office:value-type="boolean" office:boolean-value="false" table:formula="of:=EXACT(&quot;ok&quot;;LEFT(LOWER(TRIM([.B53]));2))" table:style-name="ce3">
            <text:p>FALSE</text:p>
          </table:table-cell>
          <table:table-cell office:value-type="string" office:string-value="IGNORE" table:formula="of:=IF([.C53];IF([.D53];&quot;OK&quot;;&quot;ISSUE&quot;);&quot;IGNORE&quot;)" table:style-name="ce28">
            <text:p>IGNORE</text:p>
          </table:table-cell>
          <table:table-cell office:value-type="float" office:value="0" table:style-name="ce3">
            <text:p>0</text:p>
          </table:table-cell>
          <table:table-cell table:number-columns-repeated="16378" table:style-name="ce1"/>
        </table:table-row>
        <table:table-row table:style-name="ro2">
          <table:table-cell office:value-type="string" table:style-name="ce6">
            <text:p>Date last checked?</text:p>
          </table:table-cell>
          <table:table-cell table:style-name="ce30"/>
          <table:table-cell office:value-type="boolean" office:boolean-value="false" table:formula="of:=EXACT(LEFT(TRIM(LOWER([.A54]));5);&quot;check&quot;)" table:style-name="ce3">
            <text:p>FALSE</text:p>
          </table:table-cell>
          <table:table-cell office:value-type="boolean" office:boolean-value="false" table:formula="of:=EXACT(&quot;ok&quot;;LEFT(LOWER(TRIM([.B54]));2))" table:style-name="ce3">
            <text:p>FALSE</text:p>
          </table:table-cell>
          <table:table-cell office:value-type="string" office:string-value="IGNORE" table:formula="of:=IF([.C54];IF([.D54];&quot;OK&quot;;&quot;ISSUE&quot;);&quot;IGNORE&quot;)" table:style-name="ce28">
            <text:p>IGNORE</text:p>
          </table:table-cell>
          <table:table-cell office:value-type="float" office:value="0" table:style-name="ce3">
            <text:p>0</text:p>
          </table:table-cell>
          <table:table-cell table:number-columns-repeated="16378" table:style-name="ce1"/>
        </table:table-row>
        <table:table-row table:style-name="ro2">
          <table:table-cell office:value-type="string" table:style-name="ce1">
            <text:p>CHECK: Who will assemble?</text:p>
          </table:table-cell>
          <table:table-cell table:style-name="ce30"/>
          <table:table-cell office:value-type="boolean" office:boolean-value="true" table:formula="of:=EXACT(LEFT(TRIM(LOWER([.A55]));5);&quot;check&quot;)" table:style-name="ce3">
            <text:p>TRUE</text:p>
          </table:table-cell>
          <table:table-cell office:value-type="boolean" office:boolean-value="false" table:formula="of:=EXACT(&quot;ok&quot;;LEFT(LOWER(TRIM([.B55]));2))" table:style-name="ce3">
            <text:p>FALSE</text:p>
          </table:table-cell>
          <table:table-cell office:value-type="string" office:string-value="ISSUE" table:formula="of:=IF([.C55];IF([.D55];&quot;OK&quot;;&quot;ISSUE&quot;);&quot;IGNORE&quot;)" table:style-name="ce28">
            <text:p>ISSUE</text:p>
          </table:table-cell>
          <table:table-cell office:value-type="string" table:style-name="ce3">
            <text:p>CHECK: Who will assemble?;<text:s/></text:p>
          </table:table-cell>
          <table:table-cell table:number-columns-repeated="16378" table:style-name="ce1"/>
        </table:table-row>
        <table:table-row table:style-name="ro2">
          <table:table-cell table:style-name="ce1"/>
          <table:table-cell table:style-name="ce30"/>
          <table:table-cell office:value-type="boolean" office:boolean-value="false" table:formula="of:=EXACT(LEFT(TRIM(LOWER([.A56]));5);&quot;check&quot;)" table:style-name="ce3">
            <text:p>FALSE</text:p>
          </table:table-cell>
          <table:table-cell office:value-type="boolean" office:boolean-value="false" table:formula="of:=EXACT(&quot;ok&quot;;LEFT(LOWER(TRIM([.B56]));2))" table:style-name="ce3">
            <text:p>FALSE</text:p>
          </table:table-cell>
          <table:table-cell office:value-type="string" office:string-value="IGNORE" table:formula="of:=IF([.C56];IF([.D56];&quot;OK&quot;;&quot;ISSUE&quot;);&quot;IGNORE&quot;)" table:style-name="ce28">
            <text:p>IGNORE</text:p>
          </table:table-cell>
          <table:table-cell office:value-type="float" office:value="0" table:style-name="ce3">
            <text:p>0</text:p>
          </table:table-cell>
          <table:table-cell table:number-columns-repeated="16378" table:style-name="ce1"/>
        </table:table-row>
        <table:table-row table:style-name="ro3">
          <table:table-cell office:value-type="string" table:style-name="ce2">
            <text:p>OTHER?</text:p>
          </table:table-cell>
          <table:table-cell table:style-name="ce30"/>
          <table:table-cell office:value-type="boolean" office:boolean-value="false" table:formula="of:=EXACT(LEFT(TRIM(LOWER([.A57]));5);&quot;check&quot;)" table:style-name="ce3">
            <text:p>FALSE</text:p>
          </table:table-cell>
          <table:table-cell office:value-type="boolean" office:boolean-value="false" table:formula="of:=EXACT(&quot;ok&quot;;LEFT(LOWER(TRIM([.B57]));2))" table:style-name="ce3">
            <text:p>FALSE</text:p>
          </table:table-cell>
          <table:table-cell office:value-type="string" office:string-value="IGNORE" table:formula="of:=IF([.C57];IF([.D57];&quot;OK&quot;;&quot;ISSUE&quot;);&quot;IGNORE&quot;)" table:style-name="ce28">
            <text:p>IGNORE</text:p>
          </table:table-cell>
          <table:table-cell office:value-type="float" office:value="0" table:style-name="ce3">
            <text:p>0</text:p>
          </table:table-cell>
          <table:table-cell table:number-columns-repeated="16378" table:style-name="ce1"/>
        </table:table-row>
        <table:table-row table:style-name="ro2">
          <table:table-cell office:value-type="string" table:style-name="ce1">
            <text:p>Dimensions</text:p>
          </table:table-cell>
          <table:table-cell table:style-name="ce30"/>
          <table:table-cell office:value-type="boolean" office:boolean-value="false" table:formula="of:=EXACT(LEFT(TRIM(LOWER([.A58]));5);&quot;check&quot;)" table:style-name="ce3">
            <text:p>FALSE</text:p>
          </table:table-cell>
          <table:table-cell office:value-type="boolean" office:boolean-value="false" table:formula="of:=EXACT(&quot;ok&quot;;LEFT(LOWER(TRIM([.B58]));2))" table:style-name="ce3">
            <text:p>FALSE</text:p>
          </table:table-cell>
          <table:table-cell office:value-type="string" office:string-value="IGNORE" table:formula="of:=IF([.C58];IF([.D58];&quot;OK&quot;;&quot;ISSUE&quot;);&quot;IGNORE&quot;)" table:style-name="ce28">
            <text:p>IGNORE</text:p>
          </table:table-cell>
          <table:table-cell office:value-type="float" office:value="0" table:style-name="ce3">
            <text:p>0</text:p>
          </table:table-cell>
          <table:table-cell table:number-columns-repeated="16378" table:style-name="ce1"/>
        </table:table-row>
        <table:table-row table:number-rows-repeated="3" table:style-name="ro2">
          <table:table-cell table:style-name="ce1"/>
          <table:table-cell table:style-name="ce30"/>
          <table:table-cell table:number-columns-repeated="2" table:style-name="ce3"/>
          <table:table-cell table:style-name="ce28"/>
          <table:table-cell office:value-type="float" office:value="0" table:style-name="ce3">
            <text:p>0</text:p>
          </table:table-cell>
          <table:table-cell table:number-columns-repeated="16378" table:style-name="ce1"/>
        </table:table-row>
        <table:table-row table:style-name="ro1">
          <table:table-cell office:value-type="string" table:style-name="ce2">
            <text:p>Notes</text:p>
          </table:table-cell>
          <table:table-cell table:style-name="ce30"/>
          <table:table-cell office:value-type="float" office:value="0" table:formula="of:=SUM([.C8:.C61])" table:style-name="ce3">
            <text:p>0</text:p>
          </table:table-cell>
          <table:table-cell office:value-type="float" office:value="0" table:formula="of:=SUM([.D8:.D58])" table:style-name="ce3">
            <text:p>0</text:p>
          </table:table-cell>
          <table:table-cell office:value-type="string" office:string-value="OK" table:formula="of:=IF(NOT([.C62]=[.D62]);&quot;ISSUES&quot;;&quot;OK&quot;)" table:style-name="ce3">
            <text:p>OK</text:p>
          </table:table-cell>
          <table:table-cell table:style-name="ce3"/>
          <table:table-cell table:number-columns-repeated="16378" table:style-name="ce1"/>
        </table:table-row>
        <table:table-row table:style-name="ro2">
          <table:table-cell office:value-type="string" table:style-name="ce1">
            <text:p>0: Copy this template sheet and rename it as appropriate to each part in the design.</text:p>
          </table:table-cell>
          <table:table-cell table:number-columns-repeated="5" table:style-name="ce3"/>
          <table:table-cell table:number-columns-repeated="16378" table:style-name="ce1"/>
        </table:table-row>
        <table:table-row table:style-name="ro2">
          <table:table-cell office:value-type="string" table:style-name="ce7">
            <text:p>1: Status: use, avoid, deleted: it is useful to note parts which have been considered and should not be used (just in case we get the same bright idea again later, let’s remember why it’s not a bright idea afterall)</text:p>
          </table:table-cell>
          <table:table-cell table:number-columns-repeated="5" table:style-name="ce8"/>
          <table:table-cell table:number-columns-repeated="62" table:style-name="ce7"/>
          <table:table-cell table:number-columns-repeated="16316"/>
        </table:table-row>
        <table:table-row table:style-name="ro2">
          <table:table-cell office:value-type="string" table:style-name="ce7">
            <text:p>2: Note anything relevant to choosing this design – or not choosing it! e.g. fast enough to do level shifting on high speed bus</text:p>
          </table:table-cell>
          <table:table-cell table:number-columns-repeated="16383"/>
        </table:table-row>
        <table:table-row table:style-name="ro2">
          <table:table-cell office:value-type="string" table:style-name="ce7">
            <text:p>3: Package type: surface mount / through hole (i.e. which assembly processes are needed?)</text:p>
          </table:table-cell>
          <table:table-cell table:number-columns-repeated="16383"/>
        </table:table-row>
        <table:table-row table:style-name="ro2">
          <table:table-cell office:value-type="string" table:style-name="ce1">
            <text:p>4: Lifecycle status: prototype/current/discontinued? is the part listed as ok for new designs? If not, choose another part.</text:p>
          </table:table-cell>
          <table:table-cell table:number-columns-repeated="16383"/>
        </table:table-row>
        <table:table-row table:style-name="ro2">
          <table:table-cell office:value-type="string" table:style-name="ce1">
            <text:p>5: orientation, pick &amp; place constraints, clearances, fits, tolerances</text:p>
          </table:table-cell>
          <table:table-cell table:number-columns-repeated="16383"/>
        </table:table-row>
        <table:table-row table:number-rows-repeated="1048508" table:style-name="ro7">
          <table:table-cell table:number-columns-repeated="16384"/>
        </table:table-row>
      </table:table>
      <table:database-ranges>
        <table:database-range table:target-range-address="PCB.A16:PCB.A28" table:name="__Anonymous_Sheet_DB__1" table:contains-header="false">
          <table:sort>
            <table:sort-by table:field-number="0" table:order="descending"/>
          </table:sort>
        </table:database-range>
        <table:database-range table:target-range-address="ArduinoNanoIoT33.A26:ArduinoNanoIoT33.A42" table:name="__Anonymous_Sheet_DB__2" table:contains-header="false">
          <table:sort>
            <table:sort-by table:field-number="0" table:order="descending"/>
          </table:sort>
        </table:database-range>
        <table:database-range table:target-range-address="ConnectorTemplate.A14:ConnectorTemplate.A26" table:name="__Anonymous_Sheet_DB__7" table:contains-header="false">
          <table:sort>
            <table:sort-by table:field-number="0" table:order="descending"/>
          </table:sort>
        </table:database-range>
        <table:database-range table:target-range-address="ElectronicPartTemplate_(2).A27:ElectronicPartTemplate_(2).A43" table:name="__Anonymous_Sheet_DB__810" table:contains-header="false">
          <table:sort>
            <table:sort-by table:field-number="0" table:order="descending"/>
          </table:sort>
        </table:database-range>
        <table:database-range table:target-range-address="ElectronicPartTemplate.A27:ElectronicPartTemplate.A43" table:name="__Anonymous_Sheet_DB__8" table:contains-header="fals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1" style:family="table-cell">
      <style:table-cell-properties fo:background-color="#FFCCCC"/>
      <style:text-properties fo:color="#CC0000"/>
    </style:style>
    <style:style style:name="cf2" style:family="table-cell">
      <style:table-cell-properties fo:background-color="#CCFFCC"/>
      <style:text-properties fo:color="#006600"/>
    </style:style>
    <style:style style:name="cf3" style:family="table-cell">
      <style:text-properties fo:color="#808080" fo:font-style="italic" style:font-style-asian="italic" style:font-style-complex="italic"/>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HEARD Imogen</meta:initial-creator>
    <dc:creator>HEARD Declan</dc:creator>
    <meta:creation-date>2021-11-12T11:59:42Z</meta:creation-date>
    <dc:date>2022-01-13T15:51:50Z</dc:date>
    <meta:editing-cycles>88</meta:editing-cycles>
    <meta:editing-duration>PT16113S</meta:editing-duration>
  </office:meta>
</office:document-meta>
</file>